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1.423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2.295cm"/>
    </style:style>
    <style:style style:name="co8" style:family="table-column">
      <style:table-column-properties fo:break-before="auto" style:column-width="0.898cm"/>
    </style:style>
    <style:style style:name="co9" style:family="table-column">
      <style:table-column-properties fo:break-before="auto" style:column-width="4.057cm"/>
    </style:style>
    <style:style style:name="co10" style:family="table-column">
      <style:table-column-properties fo:break-before="auto" style:column-width="2.04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fo:background-color="#2f4f4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 style:data-style-name="N4">
      <style:table-cell-properties fo:background-color="#2f4f4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 style:data-style-name="N4"/>
    <style:style style:name="ce9" style:family="table-cell" style:parent-style-name="Default">
      <style:table-cell-properties fo:background-color="#2f4f4f" style:text-align-source="fix" style:repeat-content="false"/>
      <style:paragraph-properties fo:text-align="end" fo:margin-left="0cm"/>
      <style:text-properties fo:color="#ffffff" fo:font-weight="bold" style:font-weight-asian="bold" style:font-weight-complex="bold"/>
    </style:style>
    <style:style style:name="ce5" style:family="table-cell" style:parent-style-name="Default" style:data-style-name="N3">
      <style:table-cell-properties fo:background-color="#2f4f4f"/>
      <style:text-properties fo:color="#ffffff" fo:font-weight="bold" style:font-weight-asian="bold" style:font-weight-complex="bold"/>
    </style:style>
    <style:style style:name="ce1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3-firefox" table:style-name="ta1">
        <table:shapes>
          <draw:frame draw:z-index="0" draw:style-name="gr1" draw:text-style-name="P1" svg:width="21.585cm" svg:height="10.152cm" svg:x="29.22cm" svg:y="2.174cm">
            <draw:object draw:notify-on-update-of-ranges="'b3-firefox'.T1:'b3-firefox'.AA1 'b3-firefox'.S2:'b3-firefox'.S2 'b3-firefox'.T2:'b3-firefox'.AA2 'b3-firefox'.T1:'b3-firefox'.AA1 'b3-firefox'.S3:'b3-firefox'.S3 'b3-firefox'.T3:'b3-firefox'.AA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.595cm" svg:height="11.561cm" svg:x="28.517cm" svg:y="12.263cm">
            <draw:object draw:notify-on-update-of-ranges="'b3-firefox'.S1:'b3-firefox'.S1 'b3-firefox'.T1:'b3-firefox'.AA1 'b3-firefox'.S4:'b3-firefox'.S4 'b3-firefox'.T4:'b3-firefox'.AA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number-columns-repeated="8" table:default-cell-style-name="Default"/>
        <table:table-column table:style-name="co11" table:number-columns-repeated="7" table:default-cell-style-name="Default"/>
        <table:table-row table:style-name="ro1">
          <table:table-cell table:style-name="ce1" office:value-type="string" calcext:value-type="string">
            <text:p>Run</text:p>
          </table:table-cell>
          <table:table-cell table:style-name="ce2" office:value-type="string" calcext:value-type="string">
            <text:p>JS 16</text:p>
          </table:table-cell>
          <table:table-cell table:style-name="ce2" office:value-type="string" calcext:value-type="string">
            <text:p>WASM 16</text:p>
          </table:table-cell>
          <table:table-cell table:style-name="ce2" office:value-type="string" calcext:value-type="string">
            <text:p>JS 32</text:p>
          </table:table-cell>
          <table:table-cell table:style-name="ce2" office:value-type="string" calcext:value-type="string">
            <text:p>WASM 32</text:p>
          </table:table-cell>
          <table:table-cell table:style-name="ce2" office:value-type="string" calcext:value-type="string">
            <text:p>JS 64</text:p>
          </table:table-cell>
          <table:table-cell table:style-name="ce2" office:value-type="string" calcext:value-type="string">
            <text:p>WASM 64</text:p>
          </table:table-cell>
          <table:table-cell table:style-name="ce2" office:value-type="string" calcext:value-type="string">
            <text:p>JS 128</text:p>
          </table:table-cell>
          <table:table-cell table:style-name="ce2" office:value-type="string" calcext:value-type="string">
            <text:p>WASM 128</text:p>
          </table:table-cell>
          <table:table-cell table:style-name="ce2" office:value-type="string" calcext:value-type="string">
            <text:p>JS 256</text:p>
          </table:table-cell>
          <table:table-cell table:style-name="ce2" office:value-type="string" calcext:value-type="string">
            <text:p>WASM 256</text:p>
          </table:table-cell>
          <table:table-cell table:style-name="ce2" office:value-type="string" calcext:value-type="string">
            <text:p>JS 512</text:p>
          </table:table-cell>
          <table:table-cell table:style-name="ce2" office:value-type="string" calcext:value-type="string">
            <text:p>WASM 512</text:p>
          </table:table-cell>
          <table:table-cell table:style-name="ce2" office:value-type="string" calcext:value-type="string">
            <text:p>JS 768</text:p>
          </table:table-cell>
          <table:table-cell table:style-name="ce2" office:value-type="string" calcext:value-type="string">
            <text:p>WASM 768</text:p>
          </table:table-cell>
          <table:table-cell table:style-name="ce2" office:value-type="string" calcext:value-type="string">
            <text:p>JS 1024</text:p>
          </table:table-cell>
          <table:table-cell table:style-name="ce2" office:value-type="string" calcext:value-type="string">
            <text:p>WASM 1024</text:p>
          </table:table-cell>
          <table:table-cell/>
          <table:table-cell table:style-name="ce9" office:value-type="string" calcext:value-type="string">
            <text:p>Nombre de pixels</text:p>
          </table:table-cell>
          <table:table-cell table:style-name="ce5" table:formula="of:=16^2" office:value-type="float" office:value="256" calcext:value-type="float">
            <text:p>256</text:p>
          </table:table-cell>
          <table:table-cell table:style-name="ce5" table:formula="of:=32^2" office:value-type="float" office:value="1024" calcext:value-type="float">
            <text:p>1 024</text:p>
          </table:table-cell>
          <table:table-cell table:style-name="ce5" table:formula="of:=64^2" office:value-type="float" office:value="4096" calcext:value-type="float">
            <text:p>4 096</text:p>
          </table:table-cell>
          <table:table-cell table:style-name="ce5" table:formula="of:=128^2" office:value-type="float" office:value="16384" calcext:value-type="float">
            <text:p>16 384</text:p>
          </table:table-cell>
          <table:table-cell table:style-name="ce5" table:formula="of:=256^2" office:value-type="float" office:value="65536" calcext:value-type="float">
            <text:p>65 536</text:p>
          </table:table-cell>
          <table:table-cell table:style-name="ce5" table:formula="of:=512^2" office:value-type="float" office:value="262144" calcext:value-type="float">
            <text:p>262 144</text:p>
          </table:table-cell>
          <table:table-cell table:style-name="ce5" table:formula="of:=768^2" office:value-type="float" office:value="589824" calcext:value-type="float">
            <text:p>589 824</text:p>
          </table:table-cell>
          <table:table-cell table:style-name="ce5" table:formula="of:=1024^2" office:value-type="float" office:value="1048576" calcext:value-type="float">
            <text:p>1 048 576</text:p>
          </table:table-cell>
          <table:table-cell table:style-name="ce3"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6.79999999993015" calcext:value-type="float">
            <text:p>6,7999999999301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.19999999995343" calcext:value-type="float">
            <text:p>8,19999999995343</text:p>
          </table:table-cell>
          <table:table-cell table:style-name="Default" office:value-type="float" office:value="0.400000000023283" calcext:value-type="float">
            <text:p>0,400000000023283</text:p>
          </table:table-cell>
          <table:table-cell table:style-name="Default" office:value-type="float" office:value="17.7999999999302" calcext:value-type="float">
            <text:p>17,7999999999302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25.4000000000233" calcext:value-type="float">
            <text:p>25,4000000000233</text:p>
          </table:table-cell>
          <table:table-cell table:style-name="Default" office:value-type="float" office:value="1.09999999997672" calcext:value-type="float">
            <text:p>1,09999999997672</text:p>
          </table:table-cell>
          <table:table-cell table:style-name="Default" office:value-type="float" office:value="8.30000000004657" calcext:value-type="float">
            <text:p>8,30000000004657</text:p>
          </table:table-cell>
          <table:table-cell table:style-name="Default" office:value-type="float" office:value="3.09999999997672" calcext:value-type="float">
            <text:p>3,09999999997672</text:p>
          </table:table-cell>
          <table:table-cell table:style-name="Default" office:value-type="float" office:value="20.1000000000931" calcext:value-type="float">
            <text:p>20,1000000000931</text:p>
          </table:table-cell>
          <table:table-cell table:style-name="Default" office:value-type="float" office:value="9.39999999990687" calcext:value-type="float">
            <text:p>9,39999999990687</text:p>
          </table:table-cell>
          <table:table-cell table:style-name="Default" office:value-type="float" office:value="43.5999999999767" calcext:value-type="float">
            <text:p>43,5999999999767</text:p>
          </table:table-cell>
          <table:table-cell table:style-name="Default" office:value-type="float" office:value="21.3000000000466" calcext:value-type="float">
            <text:p>21,3000000000466</text:p>
          </table:table-cell>
          <table:table-cell table:style-name="Default" office:value-type="float" office:value="56.9000000000233" calcext:value-type="float">
            <text:p>56,9000000000233</text:p>
          </table:table-cell>
          <table:table-cell table:style-name="Default" office:value-type="float" office:value="36.5" calcext:value-type="float">
            <text:p>36,5</text:p>
          </table:table-cell>
          <table:table-cell/>
          <table:table-cell table:style-name="ce9" office:value-type="string" calcext:value-type="string">
            <text:p>JS</text:p>
          </table:table-cell>
          <table:table-cell table:style-name="ce3" table:formula="of:=AVERAGE([.B:.B])" office:value-type="float" office:value="2.03694444444296" calcext:value-type="float">
            <text:p>2,04</text:p>
          </table:table-cell>
          <table:table-cell table:style-name="ce3" table:formula="of:=AVERAGE([.D:.D])" office:value-type="float" office:value="0.833055555553357" calcext:value-type="float">
            <text:p>0,83</text:p>
          </table:table-cell>
          <table:table-cell table:style-name="ce3" table:formula="of:=AVERAGE([.F:.F])" office:value-type="float" office:value="1.02750000000039" calcext:value-type="float">
            <text:p>1,03</text:p>
          </table:table-cell>
          <table:table-cell table:style-name="ce3" table:formula="of:=AVERAGE([.H:.H])" office:value-type="float" office:value="1.96805555555362" calcext:value-type="float">
            <text:p>1,97</text:p>
          </table:table-cell>
          <table:table-cell table:style-name="ce3" table:formula="of:=AVERAGE([.J:.J])" office:value-type="float" office:value="4.35444444444826" calcext:value-type="float">
            <text:p>4,35</text:p>
          </table:table-cell>
          <table:table-cell table:style-name="ce3" table:formula="of:=AVERAGE([.L:.L])" office:value-type="float" office:value="15.6613888888891" calcext:value-type="float">
            <text:p>15,66</text:p>
          </table:table-cell>
          <table:table-cell table:style-name="ce3" table:formula="of:=AVERAGE([.N:.N])" office:value-type="float" office:value="33.6572222222193" calcext:value-type="float">
            <text:p>33,66</text:p>
          </table:table-cell>
          <table:table-cell table:style-name="ce3" table:formula="of:=AVERAGE([.P:.P])" office:value-type="float" office:value="57.6333333333343" calcext:value-type="float">
            <text:p>57,63</text:p>
          </table:table-cell>
          <table:table-cell table:style-name="ce3"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.40000000002328" calcext:value-type="float">
            <text:p>1,40000000002328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399999999906868" calcext:value-type="float">
            <text:p>0,399999999906868</text:p>
          </table:table-cell>
          <table:table-cell table:style-name="Default" office:value-type="float" office:value="3.19999999995343" calcext:value-type="float">
            <text:p>3,1999999999534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5.3000000000466" calcext:value-type="float">
            <text:p>15,3000000000466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31.6999999999534" calcext:value-type="float">
            <text:p>31,6999999999534</text:p>
          </table:table-cell>
          <table:table-cell table:style-name="Default" office:value-type="float" office:value="20.4000000000233" calcext:value-type="float">
            <text:p>20,4000000000233</text:p>
          </table:table-cell>
          <table:table-cell table:style-name="Default" office:value-type="float" office:value="72.2000000000699" calcext:value-type="float">
            <text:p>72,2000000000699</text:p>
          </table:table-cell>
          <table:table-cell table:style-name="Default" office:value-type="float" office:value="35.7999999999302" calcext:value-type="float">
            <text:p>35,7999999999302</text:p>
          </table:table-cell>
          <table:table-cell/>
          <table:table-cell table:style-name="ce9" office:value-type="string" calcext:value-type="string">
            <text:p>WASM</text:p>
          </table:table-cell>
          <table:table-cell table:style-name="ce3" table:formula="of:=AVERAGE([.C:.C])" office:value-type="float" office:value="0.0358333333353383" calcext:value-type="float">
            <text:p>0,04</text:p>
          </table:table-cell>
          <table:table-cell table:style-name="ce3" table:formula="of:=AVERAGE([.E:.E])" office:value-type="float" office:value="0.0580555555569137" calcext:value-type="float">
            <text:p>0,06</text:p>
          </table:table-cell>
          <table:table-cell table:style-name="ce3" table:formula="of:=AVERAGE([.G:.G])" office:value-type="float" office:value="0.175555555557366" calcext:value-type="float">
            <text:p>0,18</text:p>
          </table:table-cell>
          <table:table-cell table:style-name="ce3" table:formula="of:=AVERAGE([.I:.I])" office:value-type="float" office:value="0.620000000000517" calcext:value-type="float">
            <text:p>0,62</text:p>
          </table:table-cell>
          <table:table-cell table:style-name="ce3" table:formula="of:=AVERAGE([.K:.K])" office:value-type="float" office:value="2.38583333332758" calcext:value-type="float">
            <text:p>2,39</text:p>
          </table:table-cell>
          <table:table-cell table:style-name="ce3" table:formula="of:=AVERAGE([.M:.M])" office:value-type="float" office:value="9.31222222222164" calcext:value-type="float">
            <text:p>9,31</text:p>
          </table:table-cell>
          <table:table-cell table:style-name="ce3" table:formula="of:=AVERAGE([.O:.O])" office:value-type="float" office:value="20.769166666668" calcext:value-type="float">
            <text:p>20,77</text:p>
          </table:table-cell>
          <table:table-cell table:style-name="ce3" table:formula="of:=AVERAGE([.Q:.Q])" office:value-type="float" office:value="36.9749999999994" calcext:value-type="float">
            <text:p>36,9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.09999999997672" calcext:value-type="float">
            <text:p>1,09999999997672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300000000046566" calcext:value-type="float">
            <text:p>0,30000000004656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59999999997672" calcext:value-type="float">
            <text:p>4,59999999997672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.1999999999534" calcext:value-type="float">
            <text:p>15,1999999999534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31.5999999999767" calcext:value-type="float">
            <text:p>31,5999999999767</text:p>
          </table:table-cell>
          <table:table-cell table:style-name="Default" office:value-type="float" office:value="20.4000000000233" calcext:value-type="float">
            <text:p>20,4000000000233</text:p>
          </table:table-cell>
          <table:table-cell table:style-name="Default" office:value-type="float" office:value="55.4000000000233" calcext:value-type="float">
            <text:p>55,4000000000233</text:p>
          </table:table-cell>
          <table:table-cell table:style-name="Default" office:value-type="float" office:value="36.0999999999767" calcext:value-type="float">
            <text:p>36,0999999999767</text:p>
          </table:table-cell>
          <table:table-cell/>
          <table:table-cell table:style-name="ce9" office:value-type="string" calcext:value-type="string">
            <text:p>WASM % plus rapide</text:p>
          </table:table-cell>
          <table:table-cell table:style-name="ce11" table:formula="of:=([.T2]-[.T3])/[.T2]" office:value-type="percentage" office:value="0.98240829128497" calcext:value-type="percentage">
            <text:p>98,24 %</text:p>
          </table:table-cell>
          <table:table-cell table:style-name="ce11" table:formula="of:=([.U2]-[.U3])/[.U2]" office:value-type="percentage" office:value="0.930310103365975" calcext:value-type="percentage">
            <text:p>93,03 %</text:p>
          </table:table-cell>
          <table:table-cell table:style-name="ce11" table:formula="of:=([.V2]-[.V3])/[.V2]" office:value-type="percentage" office:value="0.829143011623066" calcext:value-type="percentage">
            <text:p>82,91 %</text:p>
          </table:table-cell>
          <table:table-cell table:style-name="ce11" table:formula="of:=([.W2]-[.W3])/[.W2]" office:value-type="percentage" office:value="0.684968242765834" calcext:value-type="percentage">
            <text:p>68,50 %</text:p>
          </table:table-cell>
          <table:table-cell table:style-name="ce11" table:formula="of:=([.X2]-[.X3])/[.X2]" office:value-type="percentage" office:value="0.452092370504481" calcext:value-type="percentage">
            <text:p>45,21 %</text:p>
          </table:table-cell>
          <table:table-cell table:style-name="ce11" table:formula="of:=([.Y2]-[.Y3])/[.Y2]" office:value-type="percentage" office:value="0.405402529220884" calcext:value-type="percentage">
            <text:p>40,54 %</text:p>
          </table:table-cell>
          <table:table-cell table:style-name="ce11" table:formula="of:=([.Z2]-[.Z3])/[.Z2]" office:value-type="percentage" office:value="0.382920951421921" calcext:value-type="percentage">
            <text:p>38,29 %</text:p>
          </table:table-cell>
          <table:table-cell table:style-name="ce11" table:formula="of:=([.AA2]-[.AA3])/[.AA2]" office:value-type="percentage" office:value="0.358444187391578" calcext:value-type="percentage">
            <text:p>35,84 %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1.19999999995343" calcext:value-type="float">
            <text:p>1,199999999953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90000000002328" calcext:value-type="float">
            <text:p>1,90000000002328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3.90000000002328" calcext:value-type="float">
            <text:p>3,90000000002328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14.6999999999534" calcext:value-type="float">
            <text:p>14,6999999999534</text:p>
          </table:table-cell>
          <table:table-cell table:style-name="Default" office:value-type="float" office:value="9.20000000006985" calcext:value-type="float">
            <text:p>9,20000000006985</text:p>
          </table:table-cell>
          <table:table-cell table:style-name="Default" office:value-type="float" office:value="31.8000000000466" calcext:value-type="float">
            <text:p>31,8000000000466</text:p>
          </table:table-cell>
          <table:table-cell table:style-name="Default" office:value-type="float" office:value="20.1999999999534" calcext:value-type="float">
            <text:p>20,1999999999534</text:p>
          </table:table-cell>
          <table:table-cell table:style-name="Default" office:value-type="float" office:value="58.1999999999534" calcext:value-type="float">
            <text:p>58,1999999999534</text:p>
          </table:table-cell>
          <table:table-cell table:style-name="Default" office:value-type="float" office:value="36.1999999999534" calcext:value-type="float">
            <text:p>36,1999999999534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1.30000000004657" calcext:value-type="float">
            <text:p>1,300000000046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80000000004657" calcext:value-type="float">
            <text:p>1,80000000004657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15.3000000000466" calcext:value-type="float">
            <text:p>15,3000000000466</text:p>
          </table:table-cell>
          <table:table-cell table:style-name="Default" office:value-type="float" office:value="9.29999999993015" calcext:value-type="float">
            <text:p>9,29999999993015</text:p>
          </table:table-cell>
          <table:table-cell table:style-name="Default" office:value-type="float" office:value="32.5999999999767" calcext:value-type="float">
            <text:p>32,5999999999767</text:p>
          </table:table-cell>
          <table:table-cell table:style-name="Default" office:value-type="float" office:value="20.3000000000466" calcext:value-type="float">
            <text:p>20,3000000000466</text:p>
          </table:table-cell>
          <table:table-cell table:style-name="Default" office:value-type="float" office:value="55.6999999999534" calcext:value-type="float">
            <text:p>55,6999999999534</text:p>
          </table:table-cell>
          <table:table-cell table:style-name="Default" office:value-type="float" office:value="36.4000000000233" calcext:value-type="float">
            <text:p>36,4000000000233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0.899999999906868" calcext:value-type="float">
            <text:p>0,899999999906868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15.1999999999534" calcext:value-type="float">
            <text:p>15,1999999999534</text:p>
          </table:table-cell>
          <table:table-cell table:style-name="Default" office:value-type="float" office:value="9.20000000006985" calcext:value-type="float">
            <text:p>9,20000000006985</text:p>
          </table:table-cell>
          <table:table-cell table:style-name="Default" office:value-type="float" office:value="32.2999999999302" calcext:value-type="float">
            <text:p>32,2999999999302</text:p>
          </table:table-cell>
          <table:table-cell table:style-name="Default" office:value-type="float" office:value="20.6000000000931" calcext:value-type="float">
            <text:p>20,6000000000931</text:p>
          </table:table-cell>
          <table:table-cell table:style-name="Default" office:value-type="float" office:value="55.1999999999534" calcext:value-type="float">
            <text:p>55,1999999999534</text:p>
          </table:table-cell>
          <table:table-cell table:style-name="Default" office:value-type="float" office:value="36.8000000000466" calcext:value-type="float">
            <text:p>36,8000000000466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1.40000000002328" calcext:value-type="float">
            <text:p>1,40000000002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0000000004657" calcext:value-type="float">
            <text:p>1,300000000046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0000000004657" calcext:value-type="float">
            <text:p>3,30000000004657</text:p>
          </table:table-cell>
          <table:table-cell table:style-name="Default" office:value-type="float" office:value="0.299999999930151" calcext:value-type="float">
            <text:p>0,299999999930151</text:p>
          </table:table-cell>
          <table:table-cell table:style-name="Default" office:value-type="float" office:value="8.30000000004657" calcext:value-type="float">
            <text:p>8,30000000004657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70000000006985" calcext:value-type="float">
            <text:p>4,70000000006985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4.3999999999069" calcext:value-type="float">
            <text:p>14,3999999999069</text:p>
          </table:table-cell>
          <table:table-cell table:style-name="Default" office:value-type="float" office:value="9.10000000009313" calcext:value-type="float">
            <text:p>9,10000000009313</text:p>
          </table:table-cell>
          <table:table-cell table:style-name="Default" office:value-type="float" office:value="32.3000000000466" calcext:value-type="float">
            <text:p>32,3000000000466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office:value-type="float" office:value="67.5" calcext:value-type="float">
            <text:p>67,5</text:p>
          </table:table-cell>
          <table:table-cell table:style-name="Default" office:value-type="float" office:value="36.3000000000466" calcext:value-type="float">
            <text:p>36,3000000000466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5" calcext:value-type="float">
            <text:p>4,5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5.9000000000233" calcext:value-type="float">
            <text:p>15,9000000000233</text:p>
          </table:table-cell>
          <table:table-cell table:style-name="Default" office:value-type="float" office:value="9.20000000006985" calcext:value-type="float">
            <text:p>9,20000000006985</text:p>
          </table:table-cell>
          <table:table-cell table:style-name="Default" office:value-type="float" office:value="33.2999999999302" calcext:value-type="float">
            <text:p>33,2999999999302</text:p>
          </table:table-cell>
          <table:table-cell table:style-name="Default" office:value-type="float" office:value="20.7000000000699" calcext:value-type="float">
            <text:p>20,7000000000699</text:p>
          </table:table-cell>
          <table:table-cell table:style-name="Default" office:value-type="float" office:value="55.2000000000699" calcext:value-type="float">
            <text:p>55,2000000000699</text:p>
          </table:table-cell>
          <table:table-cell table:style-name="Default" office:value-type="float" office:value="36.5" calcext:value-type="float">
            <text:p>36,5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.299999999930151" calcext:value-type="float">
            <text:p>0,299999999930151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5.5" calcext:value-type="float">
            <text:p>15,5</text:p>
          </table:table-cell>
          <table:table-cell table:style-name="Default" office:value-type="float" office:value="9.20000000006985" calcext:value-type="float">
            <text:p>9,20000000006985</text:p>
          </table:table-cell>
          <table:table-cell table:style-name="Default" office:value-type="float" office:value="32.4000000000233" calcext:value-type="float">
            <text:p>32,4000000000233</text:p>
          </table:table-cell>
          <table:table-cell table:style-name="Default" office:value-type="float" office:value="20.5999999999767" calcext:value-type="float">
            <text:p>20,5999999999767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36.5999999999767" calcext:value-type="float">
            <text:p>36,5999999999767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10000000009313" calcext:value-type="float">
            <text:p>4,10000000009313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5.8000000000466" calcext:value-type="float">
            <text:p>15,8000000000466</text:p>
          </table:table-cell>
          <table:table-cell table:style-name="Default" office:value-type="float" office:value="9.29999999993015" calcext:value-type="float">
            <text:p>9,29999999993015</text:p>
          </table:table-cell>
          <table:table-cell table:style-name="Default" office:value-type="float" office:value="32.1999999999534" calcext:value-type="float">
            <text:p>32,1999999999534</text:p>
          </table:table-cell>
          <table:table-cell table:style-name="Default" office:value-type="float" office:value="20.5999999999767" calcext:value-type="float">
            <text:p>20,5999999999767</text:p>
          </table:table-cell>
          <table:table-cell table:style-name="Default" office:value-type="float" office:value="64.9000000000233" calcext:value-type="float">
            <text:p>64,9000000000233</text:p>
          </table:table-cell>
          <table:table-cell table:style-name="Default" office:value-type="float" office:value="36.1999999999534" calcext:value-type="float">
            <text:p>36,1999999999534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5.7999999999302" calcext:value-type="float">
            <text:p>15,7999999999302</text:p>
          </table:table-cell>
          <table:table-cell table:style-name="Default" office:value-type="float" office:value="9.5" calcext:value-type="float">
            <text:p>9,5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0.6999999999534" calcext:value-type="float">
            <text:p>20,6999999999534</text:p>
          </table:table-cell>
          <table:table-cell table:style-name="Default" office:value-type="float" office:value="56.3999999999069" calcext:value-type="float">
            <text:p>56,3999999999069</text:p>
          </table:table-cell>
          <table:table-cell table:style-name="Default" office:value-type="float" office:value="36.1000000000931" calcext:value-type="float">
            <text:p>36,1000000000931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4.29999999993015" calcext:value-type="float">
            <text:p>4,29999999993015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4.5999999999767" calcext:value-type="float">
            <text:p>14,5999999999767</text:p>
          </table:table-cell>
          <table:table-cell table:style-name="Default" office:value-type="float" office:value="9.10000000009313" calcext:value-type="float">
            <text:p>9,10000000009313</text:p>
          </table:table-cell>
          <table:table-cell table:style-name="Default" office:value-type="float" office:value="43.5" calcext:value-type="float">
            <text:p>43,5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office:value-type="float" office:value="54.7000000000699" calcext:value-type="float">
            <text:p>54,7000000000699</text:p>
          </table:table-cell>
          <table:table-cell table:style-name="Default" office:value-type="float" office:value="35.9000000000233" calcext:value-type="float">
            <text:p>35,9000000000233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.20000000006985" calcext:value-type="float">
            <text:p>1,20000000006985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29999999993015" calcext:value-type="float">
            <text:p>1,2999999999301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19999999995343" calcext:value-type="float">
            <text:p>4,19999999995343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15.5" calcext:value-type="float">
            <text:p>15,5</text:p>
          </table:table-cell>
          <table:table-cell table:style-name="Default" office:value-type="float" office:value="9.29999999993015" calcext:value-type="float">
            <text:p>9,29999999993015</text:p>
          </table:table-cell>
          <table:table-cell table:style-name="Default" office:value-type="float" office:value="32.0999999999767" calcext:value-type="float">
            <text:p>32,0999999999767</text:p>
          </table:table-cell>
          <table:table-cell table:style-name="Default" office:value-type="float" office:value="20.2999999999302" calcext:value-type="float">
            <text:p>20,2999999999302</text:p>
          </table:table-cell>
          <table:table-cell table:style-name="Default" office:value-type="float" office:value="58.0999999999767" calcext:value-type="float">
            <text:p>58,0999999999767</text:p>
          </table:table-cell>
          <table:table-cell table:style-name="Default" office:value-type="float" office:value="36.5" calcext:value-type="float">
            <text:p>36,5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80000000004657" calcext:value-type="float">
            <text:p>1,80000000004657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30000000004657" calcext:value-type="float">
            <text:p>4,30000000004657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.0999999999767" calcext:value-type="float">
            <text:p>15,0999999999767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1.9000000000233" calcext:value-type="float">
            <text:p>31,9000000000233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office:value-type="float" office:value="58.7000000000699" calcext:value-type="float">
            <text:p>58,7000000000699</text:p>
          </table:table-cell>
          <table:table-cell table:style-name="Default" office:value-type="float" office:value="36.5" calcext:value-type="float">
            <text:p>36,5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2.10000000009313" calcext:value-type="float">
            <text:p>2,1000000000931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29999999993015" calcext:value-type="float">
            <text:p>4,29999999993015</text:p>
          </table:table-cell>
          <table:table-cell table:style-name="Default" office:value-type="float" office:value="2.10000000009313" calcext:value-type="float">
            <text:p>2,10000000009313</text:p>
          </table:table-cell>
          <table:table-cell table:style-name="Default" office:value-type="float" office:value="16.5" calcext:value-type="float">
            <text:p>16,5</text:p>
          </table:table-cell>
          <table:table-cell table:style-name="Default" office:value-type="float" office:value="9.5" calcext:value-type="float">
            <text:p>9,5</text:p>
          </table:table-cell>
          <table:table-cell table:style-name="Default" office:value-type="float" office:value="31.8000000000466" calcext:value-type="float">
            <text:p>31,8000000000466</text:p>
          </table:table-cell>
          <table:table-cell table:style-name="Default" office:value-type="float" office:value="20.4000000000233" calcext:value-type="float">
            <text:p>20,4000000000233</text:p>
          </table:table-cell>
          <table:table-cell table:style-name="Default" office:value-type="float" office:value="56.5" calcext:value-type="float">
            <text:p>56,5</text:p>
          </table:table-cell>
          <table:table-cell table:style-name="Default" office:value-type="float" office:value="35.9000000000233" calcext:value-type="float">
            <text:p>35,9000000000233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3.89999999990687" calcext:value-type="float">
            <text:p>3,89999999990687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6.9000000000233" calcext:value-type="float">
            <text:p>16,900000000023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2.2000000000699" calcext:value-type="float">
            <text:p>32,2000000000699</text:p>
          </table:table-cell>
          <table:table-cell table:style-name="Default" office:value-type="float" office:value="20.6999999999534" calcext:value-type="float">
            <text:p>20,6999999999534</text:p>
          </table:table-cell>
          <table:table-cell table:style-name="Default" office:value-type="float" office:value="56.5999999999767" calcext:value-type="float">
            <text:p>56,5999999999767</text:p>
          </table:table-cell>
          <table:table-cell table:style-name="Default" office:value-type="float" office:value="36.3000000000466" calcext:value-type="float">
            <text:p>36,3000000000466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09999999997672" calcext:value-type="float">
            <text:p>1,0999999999767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70000000006985" calcext:value-type="float">
            <text:p>1,70000000006985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5" calcext:value-type="float">
            <text:p>4,5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5.8999999999069" calcext:value-type="float">
            <text:p>15,899999999906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2.8999999999069" calcext:value-type="float">
            <text:p>32,8999999999069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office:value-type="float" office:value="55.7999999999302" calcext:value-type="float">
            <text:p>55,7999999999302</text:p>
          </table:table-cell>
          <table:table-cell table:style-name="Default" office:value-type="float" office:value="36.8000000000466" calcext:value-type="float">
            <text:p>36,8000000000466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9999999995343" calcext:value-type="float">
            <text:p>1,199999999953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4.8000000000466" calcext:value-type="float">
            <text:p>14,8000000000466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33.3000000000466" calcext:value-type="float">
            <text:p>33,3000000000466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office:value-type="float" office:value="61.6999999999534" calcext:value-type="float">
            <text:p>61,6999999999534</text:p>
          </table:table-cell>
          <table:table-cell table:style-name="Default" office:value-type="float" office:value="36.5999999999767" calcext:value-type="float">
            <text:p>36,5999999999767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70000000006985" calcext:value-type="float">
            <text:p>1,7000000000698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29999999993015" calcext:value-type="float">
            <text:p>4,29999999993015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4.8000000000466" calcext:value-type="float">
            <text:p>14,8000000000466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33.9000000000233" calcext:value-type="float">
            <text:p>33,9000000000233</text:p>
          </table:table-cell>
          <table:table-cell table:style-name="Default" office:value-type="float" office:value="21.0999999999767" calcext:value-type="float">
            <text:p>21,0999999999767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36.1999999999534" calcext:value-type="float">
            <text:p>36,1999999999534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2.10000000009313" calcext:value-type="float">
            <text:p>2,100000000093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9999999993015" calcext:value-type="float">
            <text:p>1,29999999993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99999999906868" calcext:value-type="float">
            <text:p>0,899999999906868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40000000002328" calcext:value-type="float">
            <text:p>1,40000000002328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5.5" calcext:value-type="float">
            <text:p>15,5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1.9000000000233" calcext:value-type="float">
            <text:p>31,9000000000233</text:p>
          </table:table-cell>
          <table:table-cell table:style-name="Default" office:value-type="float" office:value="22.1999999999534" calcext:value-type="float">
            <text:p>22,1999999999534</text:p>
          </table:table-cell>
          <table:table-cell table:style-name="Default" office:value-type="float" office:value="54.9000000000233" calcext:value-type="float">
            <text:p>54,9000000000233</text:p>
          </table:table-cell>
          <table:table-cell table:style-name="Default" office:value-type="float" office:value="37.4000000000233" calcext:value-type="float">
            <text:p>37,4000000000233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1.39999999990687" calcext:value-type="float">
            <text:p>1,399999999906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9999999993015" calcext:value-type="float">
            <text:p>1,29999999993015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80000000004657" calcext:value-type="float">
            <text:p>1,80000000004657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30000000004657" calcext:value-type="float">
            <text:p>4,30000000004657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4.6999999999534" calcext:value-type="float">
            <text:p>14,6999999999534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32.2999999999302" calcext:value-type="float">
            <text:p>32,299999999930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55.5999999999767" calcext:value-type="float">
            <text:p>55,5999999999767</text:p>
          </table:table-cell>
          <table:table-cell table:style-name="Default" office:value-type="float" office:value="36.9000000000233" calcext:value-type="float">
            <text:p>36,9000000000233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float" office:value="1.10000000009313" calcext:value-type="float">
            <text:p>1,1000000000931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20000000006985" calcext:value-type="float">
            <text:p>1,200000000069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.0999999999767" calcext:value-type="float">
            <text:p>15,099999999976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20.5999999999767" calcext:value-type="float">
            <text:p>20,5999999999767</text:p>
          </table:table-cell>
          <table:table-cell table:style-name="Default" office:value-type="float" office:value="56.1000000000931" calcext:value-type="float">
            <text:p>56,1000000000931</text:p>
          </table:table-cell>
          <table:table-cell table:style-name="Default" office:value-type="float" office:value="36.2999999999302" calcext:value-type="float">
            <text:p>36,2999999999302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5" calcext:value-type="float">
            <text:p>4,5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6.5" calcext:value-type="float">
            <text:p>16,5</text:p>
          </table:table-cell>
          <table:table-cell table:style-name="Default" office:value-type="float" office:value="9.20000000006985" calcext:value-type="float">
            <text:p>9,20000000006985</text:p>
          </table:table-cell>
          <table:table-cell table:style-name="Default" office:value-type="float" office:value="31.6999999999534" calcext:value-type="float">
            <text:p>31,6999999999534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office:value-type="float" office:value="58.2999999999302" calcext:value-type="float">
            <text:p>58,2999999999302</text:p>
          </table:table-cell>
          <table:table-cell table:style-name="Default" office:value-type="float" office:value="36.4000000000233" calcext:value-type="float">
            <text:p>36,4000000000233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70000000006985" calcext:value-type="float">
            <text:p>1,7000000000698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30000000004657" calcext:value-type="float">
            <text:p>4,30000000004657</text:p>
          </table:table-cell>
          <table:table-cell table:style-name="Default" office:value-type="float" office:value="2.39999999990687" calcext:value-type="float">
            <text:p>2,39999999990687</text:p>
          </table:table-cell>
          <table:table-cell table:style-name="Default" office:value-type="float" office:value="15.1000000000931" calcext:value-type="float">
            <text:p>15,1000000000931</text:p>
          </table:table-cell>
          <table:table-cell table:style-name="Default" office:value-type="float" office:value="9.39999999990687" calcext:value-type="float">
            <text:p>9,39999999990687</text:p>
          </table:table-cell>
          <table:table-cell table:style-name="Default" office:value-type="float" office:value="42.7999999999302" calcext:value-type="float">
            <text:p>42,7999999999302</text:p>
          </table:table-cell>
          <table:table-cell table:style-name="Default" office:value-type="float" office:value="20.4000000000233" calcext:value-type="float">
            <text:p>20,4000000000233</text:p>
          </table:table-cell>
          <table:table-cell table:style-name="Default" office:value-type="float" office:value="65.1999999999534" calcext:value-type="float">
            <text:p>65,1999999999534</text:p>
          </table:table-cell>
          <table:table-cell table:style-name="Default" office:value-type="float" office:value="36.5" calcext:value-type="float">
            <text:p>36,5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80000000004657" calcext:value-type="float">
            <text:p>1,80000000004657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5.5999999999767" calcext:value-type="float">
            <text:p>15,5999999999767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0.3999999999069" calcext:value-type="float">
            <text:p>20,3999999999069</text:p>
          </table:table-cell>
          <table:table-cell table:style-name="Default" office:value-type="float" office:value="55.8000000000466" calcext:value-type="float">
            <text:p>55,8000000000466</text:p>
          </table:table-cell>
          <table:table-cell table:style-name="Default" office:value-type="float" office:value="36.7999999999302" calcext:value-type="float">
            <text:p>36,7999999999302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299999999930151" calcext:value-type="float">
            <text:p>0,299999999930151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4.40000000002328" calcext:value-type="float">
            <text:p>4,40000000002328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.0999999999767" calcext:value-type="float">
            <text:p>15,0999999999767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41.3000000000466" calcext:value-type="float">
            <text:p>41,3000000000466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36.6999999999534" calcext:value-type="float">
            <text:p>36,6999999999534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office:value-type="float" office:value="1.79999999993015" calcext:value-type="float">
            <text:p>1,79999999993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60000000009313" calcext:value-type="float">
            <text:p>4,60000000009313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4.9000000000233" calcext:value-type="float">
            <text:p>14,9000000000233</text:p>
          </table:table-cell>
          <table:table-cell table:style-name="Default" office:value-type="float" office:value="9.40000000002328" calcext:value-type="float">
            <text:p>9,40000000002328</text:p>
          </table:table-cell>
          <table:table-cell table:style-name="Default" office:value-type="float" office:value="43.5" calcext:value-type="float">
            <text:p>43,5</text:p>
          </table:table-cell>
          <table:table-cell table:style-name="Default" office:value-type="float" office:value="20.4000000000233" calcext:value-type="float">
            <text:p>20,4000000000233</text:p>
          </table:table-cell>
          <table:table-cell table:style-name="Default" office:value-type="float" office:value="64.3000000000466" calcext:value-type="float">
            <text:p>64,3000000000466</text:p>
          </table:table-cell>
          <table:table-cell table:style-name="Default" office:value-type="float" office:value="35.6999999999534" calcext:value-type="float">
            <text:p>35,6999999999534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10000000009313" calcext:value-type="float">
            <text:p>1,10000000009313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5.9000000000233" calcext:value-type="float">
            <text:p>15,9000000000233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4.1999999999534" calcext:value-type="float">
            <text:p>34,1999999999534</text:p>
          </table:table-cell>
          <table:table-cell table:style-name="Default" office:value-type="float" office:value="20.7000000000699" calcext:value-type="float">
            <text:p>20,7000000000699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float" office:value="2.39999999990687" calcext:value-type="float">
            <text:p>2,399999999906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80000000004657" calcext:value-type="float">
            <text:p>1,80000000004657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30000000004657" calcext:value-type="float">
            <text:p>4,30000000004657</text:p>
          </table:table-cell>
          <table:table-cell table:style-name="Default" office:value-type="float" office:value="2.39999999990687" calcext:value-type="float">
            <text:p>2,39999999990687</text:p>
          </table:table-cell>
          <table:table-cell table:style-name="Default" office:value-type="float" office:value="15.9000000000233" calcext:value-type="float">
            <text:p>15,9000000000233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31.5999999999767" calcext:value-type="float">
            <text:p>31,5999999999767</text:p>
          </table:table-cell>
          <table:table-cell table:style-name="Default" office:value-type="float" office:value="22.5" calcext:value-type="float">
            <text:p>22,5</text:p>
          </table:table-cell>
          <table:table-cell table:style-name="Default" office:value-type="float" office:value="55.4000000000233" calcext:value-type="float">
            <text:p>55,4000000000233</text:p>
          </table:table-cell>
          <table:table-cell table:style-name="Default" office:value-type="float" office:value="36.9000000000233" calcext:value-type="float">
            <text:p>36,9000000000233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0000000006985" calcext:value-type="float">
            <text:p>1,20000000006985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4.7000000000699" calcext:value-type="float">
            <text:p>14,7000000000699</text:p>
          </table:table-cell>
          <table:table-cell table:style-name="Default" office:value-type="float" office:value="9.5" calcext:value-type="float">
            <text:p>9,5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0.9000000000233" calcext:value-type="float">
            <text:p>20,9000000000233</text:p>
          </table:table-cell>
          <table:table-cell table:style-name="Default" office:value-type="float" office:value="66.1999999999534" calcext:value-type="float">
            <text:p>66,1999999999534</text:p>
          </table:table-cell>
          <table:table-cell table:style-name="Default" office:value-type="float" office:value="36.9000000000233" calcext:value-type="float">
            <text:p>36,9000000000233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.2999999999302" calcext:value-type="float">
            <text:p>15,2999999999302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2.2000000000699" calcext:value-type="float">
            <text:p>32,2000000000699</text:p>
          </table:table-cell>
          <table:table-cell table:style-name="Default" office:value-type="float" office:value="20.6999999999534" calcext:value-type="float">
            <text:p>20,6999999999534</text:p>
          </table:table-cell>
          <table:table-cell table:style-name="Default" office:value-type="float" office:value="55.2000000000699" calcext:value-type="float">
            <text:p>55,2000000000699</text:p>
          </table:table-cell>
          <table:table-cell table:style-name="Default" office:value-type="float" office:value="36.7999999999302" calcext:value-type="float">
            <text:p>36,7999999999302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70000000006985" calcext:value-type="float">
            <text:p>1,70000000006985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40000000002328" calcext:value-type="float">
            <text:p>4,40000000002328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5.2000000000699" calcext:value-type="float">
            <text:p>15,2000000000699</text:p>
          </table:table-cell>
          <table:table-cell table:style-name="Default" office:value-type="float" office:value="9.40000000002328" calcext:value-type="float">
            <text:p>9,40000000002328</text:p>
          </table:table-cell>
          <table:table-cell table:style-name="Default" office:value-type="float" office:value="32.3000000000466" calcext:value-type="float">
            <text:p>32,3000000000466</text:p>
          </table:table-cell>
          <table:table-cell table:style-name="Default" office:value-type="float" office:value="20.5999999999767" calcext:value-type="float">
            <text:p>20,5999999999767</text:p>
          </table:table-cell>
          <table:table-cell table:style-name="Default" office:value-type="float" office:value="56.5" calcext:value-type="float">
            <text:p>56,5</text:p>
          </table:table-cell>
          <table:table-cell table:style-name="Default" office:value-type="float" office:value="36.9000000000233" calcext:value-type="float">
            <text:p>36,9000000000233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1.09999999997672" calcext:value-type="float">
            <text:p>1,0999999999767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4.29999999993015" calcext:value-type="float">
            <text:p>4,29999999993015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5.7000000000699" calcext:value-type="float">
            <text:p>15,700000000069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2.2000000000699" calcext:value-type="float">
            <text:p>32,2000000000699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5.0999999999767" calcext:value-type="float">
            <text:p>55,0999999999767</text:p>
          </table:table-cell>
          <table:table-cell table:style-name="Default" office:value-type="float" office:value="36.4000000000233" calcext:value-type="float">
            <text:p>36,4000000000233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4.30000000004657" calcext:value-type="float">
            <text:p>4,30000000004657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5.2999999999302" calcext:value-type="float">
            <text:p>15,2999999999302</text:p>
          </table:table-cell>
          <table:table-cell table:style-name="Default" office:value-type="float" office:value="9.20000000006985" calcext:value-type="float">
            <text:p>9,20000000006985</text:p>
          </table:table-cell>
          <table:table-cell table:style-name="Default" office:value-type="float" office:value="33.6999999999534" calcext:value-type="float">
            <text:p>33,6999999999534</text:p>
          </table:table-cell>
          <table:table-cell table:style-name="Default" office:value-type="float" office:value="20.5999999999767" calcext:value-type="float">
            <text:p>20,5999999999767</text:p>
          </table:table-cell>
          <table:table-cell table:style-name="Default" office:value-type="float" office:value="55.5" calcext:value-type="float">
            <text:p>55,5</text:p>
          </table:table-cell>
          <table:table-cell table:style-name="Default" office:value-type="float" office:value="36.4000000000233" calcext:value-type="float">
            <text:p>36,4000000000233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1.90000000002328" calcext:value-type="float">
            <text:p>1,90000000002328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40000000002328" calcext:value-type="float">
            <text:p>1,40000000002328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10000000009313" calcext:value-type="float">
            <text:p>4,10000000009313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1.7000000000699" calcext:value-type="float">
            <text:p>31,7000000000699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office:value-type="float" office:value="55.5" calcext:value-type="float">
            <text:p>55,5</text:p>
          </table:table-cell>
          <table:table-cell table:style-name="Default" office:value-type="float" office:value="36.1999999999534" calcext:value-type="float">
            <text:p>36,1999999999534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29999999993015" calcext:value-type="float">
            <text:p>1,29999999993015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15.8000000000466" calcext:value-type="float">
            <text:p>15,8000000000466</text:p>
          </table:table-cell>
          <table:table-cell table:style-name="Default" office:value-type="float" office:value="9.29999999993015" calcext:value-type="float">
            <text:p>9,29999999993015</text:p>
          </table:table-cell>
          <table:table-cell table:style-name="Default" office:value-type="float" office:value="31.7999999999302" calcext:value-type="float">
            <text:p>31,7999999999302</text:p>
          </table:table-cell>
          <table:table-cell table:style-name="Default" office:value-type="float" office:value="20.4000000000233" calcext:value-type="float">
            <text:p>20,4000000000233</text:p>
          </table:table-cell>
          <table:table-cell table:style-name="Default" office:value-type="float" office:value="55.5" calcext:value-type="float">
            <text:p>55,5</text:p>
          </table:table-cell>
          <table:table-cell table:style-name="Default" office:value-type="float" office:value="36.7999999999302" calcext:value-type="float">
            <text:p>36,7999999999302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float" office:value="1.90000000002328" calcext:value-type="float">
            <text:p>1,90000000002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70000000006985" calcext:value-type="float">
            <text:p>1,70000000006985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4.20000000006985" calcext:value-type="float">
            <text:p>4,20000000006985</text:p>
          </table:table-cell>
          <table:table-cell table:style-name="Default" office:value-type="float" office:value="2.59999999997672" calcext:value-type="float">
            <text:p>2,59999999997672</text:p>
          </table:table-cell>
          <table:table-cell table:style-name="Default" office:value-type="float" office:value="15.4000000000233" calcext:value-type="float">
            <text:p>15,4000000000233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0.3000000000466" calcext:value-type="float">
            <text:p>20,3000000000466</text:p>
          </table:table-cell>
          <table:table-cell table:style-name="Default" office:value-type="float" office:value="56.3000000000466" calcext:value-type="float">
            <text:p>56,3000000000466</text:p>
          </table:table-cell>
          <table:table-cell table:style-name="Default" office:value-type="float" office:value="36.4000000000233" calcext:value-type="float">
            <text:p>36,4000000000233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4.79999999993015" calcext:value-type="float">
            <text:p>4,79999999993015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5.0999999999767" calcext:value-type="float">
            <text:p>15,0999999999767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1.5" calcext:value-type="float">
            <text:p>31,5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office:value-type="float" office:value="64.4000000000233" calcext:value-type="float">
            <text:p>64,4000000000233</text:p>
          </table:table-cell>
          <table:table-cell table:style-name="Default" office:value-type="float" office:value="36.5999999999767" calcext:value-type="float">
            <text:p>36,5999999999767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19999999995343" calcext:value-type="float">
            <text:p>4,19999999995343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.2999999999302" calcext:value-type="float">
            <text:p>15,2999999999302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2.5" calcext:value-type="float">
            <text:p>32,5</text:p>
          </table:table-cell>
          <table:table-cell table:style-name="Default" office:value-type="float" office:value="20.2000000000699" calcext:value-type="float">
            <text:p>20,2000000000699</text:p>
          </table:table-cell>
          <table:table-cell table:style-name="Default" office:value-type="float" office:value="65.0999999999767" calcext:value-type="float">
            <text:p>65,0999999999767</text:p>
          </table:table-cell>
          <table:table-cell table:style-name="Default" office:value-type="float" office:value="36.6000000000931" calcext:value-type="float">
            <text:p>36,6000000000931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300000000046566" calcext:value-type="float">
            <text:p>0,300000000046566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19999999995343" calcext:value-type="float">
            <text:p>4,19999999995343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4.6999999999534" calcext:value-type="float">
            <text:p>14,6999999999534</text:p>
          </table:table-cell>
          <table:table-cell table:style-name="Default" office:value-type="float" office:value="9.20000000006985" calcext:value-type="float">
            <text:p>9,20000000006985</text:p>
          </table:table-cell>
          <table:table-cell table:style-name="Default" office:value-type="float" office:value="31.9000000000233" calcext:value-type="float">
            <text:p>31,9000000000233</text:p>
          </table:table-cell>
          <table:table-cell table:style-name="Default" office:value-type="float" office:value="20.5999999999767" calcext:value-type="float">
            <text:p>20,5999999999767</text:p>
          </table:table-cell>
          <table:table-cell table:style-name="Default" office:value-type="float" office:value="64.5" calcext:value-type="float">
            <text:p>64,5</text:p>
          </table:table-cell>
          <table:table-cell table:style-name="Default" office:value-type="float" office:value="36.5" calcext:value-type="float">
            <text:p>36,5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10000000009313" calcext:value-type="float">
            <text:p>4,10000000009313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5.3000000000466" calcext:value-type="float">
            <text:p>15,3000000000466</text:p>
          </table:table-cell>
          <table:table-cell table:style-name="Default" office:value-type="float" office:value="9.5" calcext:value-type="float">
            <text:p>9,5</text:p>
          </table:table-cell>
          <table:table-cell table:style-name="Default" office:value-type="float" office:value="33.4000000000233" calcext:value-type="float">
            <text:p>33,4000000000233</text:p>
          </table:table-cell>
          <table:table-cell table:style-name="Default" office:value-type="float" office:value="20.5999999999767" calcext:value-type="float">
            <text:p>20,5999999999767</text:p>
          </table:table-cell>
          <table:table-cell table:style-name="Default" office:value-type="float" office:value="54.8999999999069" calcext:value-type="float">
            <text:p>54,8999999999069</text:p>
          </table:table-cell>
          <table:table-cell table:style-name="Default" office:value-type="float" office:value="36.8000000000466" calcext:value-type="float">
            <text:p>36,8000000000466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80000000004657" calcext:value-type="float">
            <text:p>1,80000000004657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20000000006985" calcext:value-type="float">
            <text:p>4,20000000006985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14.9000000000233" calcext:value-type="float">
            <text:p>14,9000000000233</text:p>
          </table:table-cell>
          <table:table-cell table:style-name="Default" office:value-type="float" office:value="9.29999999993015" calcext:value-type="float">
            <text:p>9,29999999993015</text:p>
          </table:table-cell>
          <table:table-cell table:style-name="Default" office:value-type="float" office:value="32.0999999999767" calcext:value-type="float">
            <text:p>32,0999999999767</text:p>
          </table:table-cell>
          <table:table-cell table:style-name="Default" office:value-type="float" office:value="21.1999999999534" calcext:value-type="float">
            <text:p>21,1999999999534</text:p>
          </table:table-cell>
          <table:table-cell table:style-name="Default" office:value-type="float" office:value="59.5999999999767" calcext:value-type="float">
            <text:p>59,5999999999767</text:p>
          </table:table-cell>
          <table:table-cell table:style-name="Default" office:value-type="float" office:value="36.5" calcext:value-type="float">
            <text:p>36,5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4.19999999995343" calcext:value-type="float">
            <text:p>4,19999999995343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5.4000000000233" calcext:value-type="float">
            <text:p>15,4000000000233</text:p>
          </table:table-cell>
          <table:table-cell table:style-name="Default" office:value-type="float" office:value="9.40000000002328" calcext:value-type="float">
            <text:p>9,40000000002328</text:p>
          </table:table-cell>
          <table:table-cell table:style-name="Default" office:value-type="float" office:value="32.6999999999534" calcext:value-type="float">
            <text:p>32,6999999999534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36.3999999999069" calcext:value-type="float">
            <text:p>36,3999999999069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office:value-type="float" office:value="1.30000000004657" calcext:value-type="float">
            <text:p>1,30000000004657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40000000002328" calcext:value-type="float">
            <text:p>1,40000000002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3.90000000002328" calcext:value-type="float">
            <text:p>3,90000000002328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.4000000000233" calcext:value-type="float">
            <text:p>15,4000000000233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32.3000000000466" calcext:value-type="float">
            <text:p>32,3000000000466</text:p>
          </table:table-cell>
          <table:table-cell table:style-name="Default" office:value-type="float" office:value="20.6999999999534" calcext:value-type="float">
            <text:p>20,6999999999534</text:p>
          </table:table-cell>
          <table:table-cell table:style-name="Default" office:value-type="float" office:value="55.5999999999767" calcext:value-type="float">
            <text:p>55,5999999999767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office:value-type="float" office:value="1.80000000004657" calcext:value-type="float">
            <text:p>1,80000000004657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19999999995343" calcext:value-type="float">
            <text:p>1,1999999999534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5.7000000000699" calcext:value-type="float">
            <text:p>15,7000000000699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31.6000000000931" calcext:value-type="float">
            <text:p>31,6000000000931</text:p>
          </table:table-cell>
          <table:table-cell table:style-name="Default" office:value-type="float" office:value="20.2999999999302" calcext:value-type="float">
            <text:p>20,2999999999302</text:p>
          </table:table-cell>
          <table:table-cell table:style-name="Default" office:value-type="float" office:value="55.9000000000233" calcext:value-type="float">
            <text:p>55,9000000000233</text:p>
          </table:table-cell>
          <table:table-cell table:style-name="Default" office:value-type="float" office:value="36.3000000000466" calcext:value-type="float">
            <text:p>36,3000000000466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9999999997672" calcext:value-type="float">
            <text:p>1,0999999999767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60000000009313" calcext:value-type="float">
            <text:p>1,6000000000931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59999999997672" calcext:value-type="float">
            <text:p>4,59999999997672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31.2999999999302" calcext:value-type="float">
            <text:p>31,2999999999302</text:p>
          </table:table-cell>
          <table:table-cell table:style-name="Default" office:value-type="float" office:value="20.3000000000466" calcext:value-type="float">
            <text:p>20,3000000000466</text:p>
          </table:table-cell>
          <table:table-cell table:style-name="Default" office:value-type="float" office:value="59.2999999999302" calcext:value-type="float">
            <text:p>59,2999999999302</text:p>
          </table:table-cell>
          <table:table-cell table:style-name="Default" office:value-type="float" office:value="36.3000000000466" calcext:value-type="float">
            <text:p>36,3000000000466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99999999906868" calcext:value-type="float">
            <text:p>0,899999999906868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.5999999999767" calcext:value-type="float">
            <text:p>15,5999999999767</text:p>
          </table:table-cell>
          <table:table-cell table:style-name="Default" office:value-type="float" office:value="9.40000000002328" calcext:value-type="float">
            <text:p>9,4000000000232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0.2000000000699" calcext:value-type="float">
            <text:p>20,2000000000699</text:p>
          </table:table-cell>
          <table:table-cell table:style-name="Default" office:value-type="float" office:value="55.9000000000233" calcext:value-type="float">
            <text:p>55,9000000000233</text:p>
          </table:table-cell>
          <table:table-cell table:style-name="Default" office:value-type="float" office:value="36.5999999999767" calcext:value-type="float">
            <text:p>36,5999999999767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9999999997672" calcext:value-type="float">
            <text:p>1,09999999997672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90000000002328" calcext:value-type="float">
            <text:p>1,90000000002328</text:p>
          </table:table-cell>
          <table:table-cell table:style-name="Default" office:value-type="float" office:value="0.300000000046566" calcext:value-type="float">
            <text:p>0,300000000046566</text:p>
          </table:table-cell>
          <table:table-cell table:style-name="Default" office:value-type="float" office:value="2.90000000002328" calcext:value-type="float">
            <text:p>2,90000000002328</text:p>
          </table:table-cell>
          <table:table-cell table:style-name="Default" office:value-type="float" office:value="1.19999999995343" calcext:value-type="float">
            <text:p>1,19999999995343</text:p>
          </table:table-cell>
          <table:table-cell table:style-name="Default" office:value-type="float" office:value="6.60000000009313" calcext:value-type="float">
            <text:p>6,60000000009313</text:p>
          </table:table-cell>
          <table:table-cell table:style-name="Default" office:value-type="float" office:value="3.39999999990687" calcext:value-type="float">
            <text:p>3,3999999999068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9.5" calcext:value-type="float">
            <text:p>9,5</text:p>
          </table:table-cell>
          <table:table-cell table:style-name="Default" office:value-type="float" office:value="31.5" calcext:value-type="float">
            <text:p>31,5</text:p>
          </table:table-cell>
          <table:table-cell table:style-name="Default" office:value-type="float" office:value="20.4000000000233" calcext:value-type="float">
            <text:p>20,4000000000233</text:p>
          </table:table-cell>
          <table:table-cell table:style-name="Default" office:value-type="float" office:value="55.7000000000699" calcext:value-type="float">
            <text:p>55,7000000000699</text:p>
          </table:table-cell>
          <table:table-cell table:style-name="Default" office:value-type="float" office:value="36.0999999999767" calcext:value-type="float">
            <text:p>36,0999999999767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30000000004657" calcext:value-type="float">
            <text:p>1,300000000046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9999999997672" calcext:value-type="float">
            <text:p>1,09999999997672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79999999993015" calcext:value-type="float">
            <text:p>1,79999999993015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10000000009313" calcext:value-type="float">
            <text:p>4,10000000009313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6.1000000000931" calcext:value-type="float">
            <text:p>16,1000000000931</text:p>
          </table:table-cell>
          <table:table-cell table:style-name="Default" office:value-type="float" office:value="9.29999999993015" calcext:value-type="float">
            <text:p>9,29999999993015</text:p>
          </table:table-cell>
          <table:table-cell table:style-name="Default" office:value-type="float" office:value="32.3000000000466" calcext:value-type="float">
            <text:p>32,3000000000466</text:p>
          </table:table-cell>
          <table:table-cell table:style-name="Default" office:value-type="float" office:value="20.5999999999767" calcext:value-type="float">
            <text:p>20,5999999999767</text:p>
          </table:table-cell>
          <table:table-cell table:style-name="Default" office:value-type="float" office:value="55.5999999999767" calcext:value-type="float">
            <text:p>55,5999999999767</text:p>
          </table:table-cell>
          <table:table-cell table:style-name="Default" office:value-type="float" office:value="37.0999999999767" calcext:value-type="float">
            <text:p>37,0999999999767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39999999990687" calcext:value-type="float">
            <text:p>1,39999999990687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5.0999999999767" calcext:value-type="float">
            <text:p>15,0999999999767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0.4000000000233" calcext:value-type="float">
            <text:p>20,4000000000233</text:p>
          </table:table-cell>
          <table:table-cell table:style-name="Default" office:value-type="float" office:value="65.9000000000233" calcext:value-type="float">
            <text:p>65,9000000000233</text:p>
          </table:table-cell>
          <table:table-cell table:style-name="Default" office:value-type="float" office:value="36.7000000000699" calcext:value-type="float">
            <text:p>36,7000000000699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0000000009313" calcext:value-type="float">
            <text:p>1,10000000009313</text:p>
          </table:table-cell>
          <table:table-cell table:style-name="Default" office:value-type="float" office:value="0.299999999930151" calcext:value-type="float">
            <text:p>0,299999999930151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4.60000000009313" calcext:value-type="float">
            <text:p>4,60000000009313</text:p>
          </table:table-cell>
          <table:table-cell table:style-name="Default" office:value-type="float" office:value="2.39999999990687" calcext:value-type="float">
            <text:p>2,39999999990687</text:p>
          </table:table-cell>
          <table:table-cell table:style-name="Default" office:value-type="float" office:value="15.2999999999302" calcext:value-type="float">
            <text:p>15,2999999999302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32.2000000000699" calcext:value-type="float">
            <text:p>32,2000000000699</text:p>
          </table:table-cell>
          <table:table-cell table:style-name="Default" office:value-type="float" office:value="20.5999999999767" calcext:value-type="float">
            <text:p>20,5999999999767</text:p>
          </table:table-cell>
          <table:table-cell table:style-name="Default" office:value-type="float" office:value="55.2000000000699" calcext:value-type="float">
            <text:p>55,2000000000699</text:p>
          </table:table-cell>
          <table:table-cell table:style-name="Default" office:value-type="float" office:value="36.9000000000233" calcext:value-type="float">
            <text:p>36,9000000000233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79999999993015" calcext:value-type="float">
            <text:p>1,79999999993015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4.19999999995343" calcext:value-type="float">
            <text:p>4,19999999995343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5.4000000000233" calcext:value-type="float">
            <text:p>15,4000000000233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32.3999999999069" calcext:value-type="float">
            <text:p>32,3999999999069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36.5" calcext:value-type="float">
            <text:p>36,5</text:p>
          </table:table-cell>
          <table:table-cell table:number-columns-repeated="17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office:value-type="float" office:value="2.10000000009313" calcext:value-type="float">
            <text:p>2,100000000093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70000000006985" calcext:value-type="float">
            <text:p>1,70000000006985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5" calcext:value-type="float">
            <text:p>4,5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5.1999999999534" calcext:value-type="float">
            <text:p>15,1999999999534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3.2999999999302" calcext:value-type="float">
            <text:p>33,2999999999302</text:p>
          </table:table-cell>
          <table:table-cell table:style-name="Default" office:value-type="float" office:value="20.9000000000233" calcext:value-type="float">
            <text:p>20,9000000000233</text:p>
          </table:table-cell>
          <table:table-cell table:style-name="Default" office:value-type="float" office:value="54.8999999999069" calcext:value-type="float">
            <text:p>54,8999999999069</text:p>
          </table:table-cell>
          <table:table-cell table:style-name="Default" office:value-type="float" office:value="36.4000000000233" calcext:value-type="float">
            <text:p>36,4000000000233</text:p>
          </table:table-cell>
          <table:table-cell table:number-columns-repeated="17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19999999995343" calcext:value-type="float">
            <text:p>4,19999999995343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.1999999999534" calcext:value-type="float">
            <text:p>15,1999999999534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41.6000000000931" calcext:value-type="float">
            <text:p>41,6000000000931</text:p>
          </table:table-cell>
          <table:table-cell table:style-name="Default" office:value-type="float" office:value="20.6999999999534" calcext:value-type="float">
            <text:p>20,6999999999534</text:p>
          </table:table-cell>
          <table:table-cell table:style-name="Default" office:value-type="float" office:value="55.3999999999069" calcext:value-type="float">
            <text:p>55,3999999999069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17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3.90000000002328" calcext:value-type="float">
            <text:p>3,90000000002328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5.9000000000233" calcext:value-type="float">
            <text:p>15,9000000000233</text:p>
          </table:table-cell>
          <table:table-cell table:style-name="Default" office:value-type="float" office:value="9.20000000006985" calcext:value-type="float">
            <text:p>9,20000000006985</text:p>
          </table:table-cell>
          <table:table-cell table:style-name="Default" office:value-type="float" office:value="31.8000000000466" calcext:value-type="float">
            <text:p>31,8000000000466</text:p>
          </table:table-cell>
          <table:table-cell table:style-name="Default" office:value-type="float" office:value="20.3999999999069" calcext:value-type="float">
            <text:p>20,3999999999069</text:p>
          </table:table-cell>
          <table:table-cell table:style-name="Default" office:value-type="float" office:value="55.9000000000233" calcext:value-type="float">
            <text:p>55,9000000000233</text:p>
          </table:table-cell>
          <table:table-cell table:style-name="Default" office:value-type="float" office:value="36.5" calcext:value-type="float">
            <text:p>36,5</text:p>
          </table:table-cell>
          <table:table-cell table:number-columns-repeated="17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60000000009313" calcext:value-type="float">
            <text:p>1,6000000000931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.9000000000233" calcext:value-type="float">
            <text:p>15,9000000000233</text:p>
          </table:table-cell>
          <table:table-cell table:style-name="Default" office:value-type="float" office:value="9.69999999995343" calcext:value-type="float">
            <text:p>9,69999999995343</text:p>
          </table:table-cell>
          <table:table-cell table:style-name="Default" office:value-type="float" office:value="33.9000000000233" calcext:value-type="float">
            <text:p>33,9000000000233</text:p>
          </table:table-cell>
          <table:table-cell table:style-name="Default" office:value-type="float" office:value="20.4000000000233" calcext:value-type="float">
            <text:p>20,4000000000233</text:p>
          </table:table-cell>
          <table:table-cell table:style-name="Default" office:value-type="float" office:value="55.4000000000233" calcext:value-type="float">
            <text:p>55,4000000000233</text:p>
          </table:table-cell>
          <table:table-cell table:style-name="Default" office:value-type="float" office:value="36.8000000000466" calcext:value-type="float">
            <text:p>36,8000000000466</text:p>
          </table:table-cell>
          <table:table-cell table:number-columns-repeated="17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40000000002328" calcext:value-type="float">
            <text:p>1,40000000002328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20000000006985" calcext:value-type="float">
            <text:p>4,20000000006985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15.4000000000233" calcext:value-type="float">
            <text:p>15,4000000000233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32.5999999999767" calcext:value-type="float">
            <text:p>32,5999999999767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office:value-type="float" office:value="55.4000000000233" calcext:value-type="float">
            <text:p>55,4000000000233</text:p>
          </table:table-cell>
          <table:table-cell table:style-name="Default" office:value-type="float" office:value="36.5999999999767" calcext:value-type="float">
            <text:p>36,5999999999767</text:p>
          </table:table-cell>
          <table:table-cell table:number-columns-repeated="17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4.19999999995343" calcext:value-type="float">
            <text:p>4,19999999995343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4.9000000000233" calcext:value-type="float">
            <text:p>14,9000000000233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32.8000000000466" calcext:value-type="float">
            <text:p>32,8000000000466</text:p>
          </table:table-cell>
          <table:table-cell table:style-name="Default" office:value-type="float" office:value="20.8000000000466" calcext:value-type="float">
            <text:p>20,8000000000466</text:p>
          </table:table-cell>
          <table:table-cell table:style-name="Default" office:value-type="float" office:value="55.5" calcext:value-type="float">
            <text:p>55,5</text:p>
          </table:table-cell>
          <table:table-cell table:style-name="Default" office:value-type="float" office:value="37.0999999999767" calcext:value-type="float">
            <text:p>37,0999999999767</text:p>
          </table:table-cell>
          <table:table-cell table:number-columns-repeated="1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29999999993015" calcext:value-type="float">
            <text:p>4,29999999993015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6.0999999999767" calcext:value-type="float">
            <text:p>16,0999999999767</text:p>
          </table:table-cell>
          <table:table-cell table:style-name="Default" office:value-type="float" office:value="9.20000000006985" calcext:value-type="float">
            <text:p>9,20000000006985</text:p>
          </table:table-cell>
          <table:table-cell table:style-name="Default" office:value-type="float" office:value="32.3000000000466" calcext:value-type="float">
            <text:p>32,3000000000466</text:p>
          </table:table-cell>
          <table:table-cell table:style-name="Default" office:value-type="float" office:value="20.7999999999302" calcext:value-type="float">
            <text:p>20,7999999999302</text:p>
          </table:table-cell>
          <table:table-cell table:style-name="Default" office:value-type="float" office:value="58.4000000000233" calcext:value-type="float">
            <text:p>58,4000000000233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17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4.5" calcext:value-type="float">
            <text:p>4,5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15.3000000000466" calcext:value-type="float">
            <text:p>15,3000000000466</text:p>
          </table:table-cell>
          <table:table-cell table:style-name="Default" office:value-type="float" office:value="9.29999999993015" calcext:value-type="float">
            <text:p>9,29999999993015</text:p>
          </table:table-cell>
          <table:table-cell table:style-name="Default" office:value-type="float" office:value="34.2999999999302" calcext:value-type="float">
            <text:p>34,2999999999302</text:p>
          </table:table-cell>
          <table:table-cell table:style-name="Default" office:value-type="float" office:value="21.0999999999767" calcext:value-type="float">
            <text:p>21,0999999999767</text:p>
          </table:table-cell>
          <table:table-cell table:style-name="Default" office:value-type="float" office:value="54.9000000000233" calcext:value-type="float">
            <text:p>54,9000000000233</text:p>
          </table:table-cell>
          <table:table-cell table:style-name="Default" office:value-type="float" office:value="36.6999999999534" calcext:value-type="float">
            <text:p>36,6999999999534</text:p>
          </table:table-cell>
          <table:table-cell table:number-columns-repeated="17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1.19999999995343" calcext:value-type="float">
            <text:p>1,1999999999534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70000000006985" calcext:value-type="float">
            <text:p>1,7000000000698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.6999999999534" calcext:value-type="float">
            <text:p>15,6999999999534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2.1999999999534" calcext:value-type="float">
            <text:p>32,1999999999534</text:p>
          </table:table-cell>
          <table:table-cell table:style-name="Default" office:value-type="float" office:value="20.6000000000931" calcext:value-type="float">
            <text:p>20,6000000000931</text:p>
          </table:table-cell>
          <table:table-cell table:style-name="Default" office:value-type="float" office:value="57.5" calcext:value-type="float">
            <text:p>57,5</text:p>
          </table:table-cell>
          <table:table-cell table:style-name="Default" office:value-type="float" office:value="35.9000000000233" calcext:value-type="float">
            <text:p>35,9000000000233</text:p>
          </table:table-cell>
          <table:table-cell table:number-columns-repeated="17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office:value-type="float" office:value="1.39999999990687" calcext:value-type="float">
            <text:p>1,399999999906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9999999995343" calcext:value-type="float">
            <text:p>1,19999999995343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0.899999999906868" calcext:value-type="float">
            <text:p>0,899999999906868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30000000004657" calcext:value-type="float">
            <text:p>1,30000000004657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3.90000000002328" calcext:value-type="float">
            <text:p>3,90000000002328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15.0999999999767" calcext:value-type="float">
            <text:p>15,0999999999767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33.5999999999767" calcext:value-type="float">
            <text:p>33,5999999999767</text:p>
          </table:table-cell>
          <table:table-cell table:style-name="Default" office:value-type="float" office:value="20.5999999999767" calcext:value-type="float">
            <text:p>20,5999999999767</text:p>
          </table:table-cell>
          <table:table-cell table:style-name="Default" office:value-type="float" office:value="55.7999999999302" calcext:value-type="float">
            <text:p>55,7999999999302</text:p>
          </table:table-cell>
          <table:table-cell table:style-name="Default" office:value-type="float" office:value="36.5" calcext:value-type="float">
            <text:p>36,5</text:p>
          </table:table-cell>
          <table:table-cell table:number-columns-repeated="17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40000000002328" calcext:value-type="float">
            <text:p>1,40000000002328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30000000004657" calcext:value-type="float">
            <text:p>1,30000000004657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10000000009313" calcext:value-type="float">
            <text:p>4,10000000009313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.40000000002328" calcext:value-type="float">
            <text:p>9,40000000002328</text:p>
          </table:table-cell>
          <table:table-cell table:style-name="Default" office:value-type="float" office:value="32.2000000000699" calcext:value-type="float">
            <text:p>32,2000000000699</text:p>
          </table:table-cell>
          <table:table-cell table:style-name="Default" office:value-type="float" office:value="20.6999999999534" calcext:value-type="float">
            <text:p>20,6999999999534</text:p>
          </table:table-cell>
          <table:table-cell table:style-name="Default" office:value-type="float" office:value="55.7000000000699" calcext:value-type="float">
            <text:p>55,7000000000699</text:p>
          </table:table-cell>
          <table:table-cell table:style-name="Default" office:value-type="float" office:value="36.5999999999767" calcext:value-type="float">
            <text:p>36,5999999999767</text:p>
          </table:table-cell>
          <table:table-cell table:number-columns-repeated="17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office:value-type="float" office:value="2.10000000009313" calcext:value-type="float">
            <text:p>2,100000000093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4.29999999993015" calcext:value-type="float">
            <text:p>4,29999999993015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32.0999999999767" calcext:value-type="float">
            <text:p>32,0999999999767</text:p>
          </table:table-cell>
          <table:table-cell table:style-name="Default" office:value-type="float" office:value="20.5999999999767" calcext:value-type="float">
            <text:p>20,5999999999767</text:p>
          </table:table-cell>
          <table:table-cell table:style-name="Default" office:value-type="float" office:value="55.5999999999767" calcext:value-type="float">
            <text:p>55,5999999999767</text:p>
          </table:table-cell>
          <table:table-cell table:style-name="Default" office:value-type="float" office:value="36.6999999999534" calcext:value-type="float">
            <text:p>36,6999999999534</text:p>
          </table:table-cell>
          <table:table-cell table:number-columns-repeated="17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40000000002328" calcext:value-type="float">
            <text:p>1,40000000002328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7.70000000006985" calcext:value-type="float">
            <text:p>7,70000000006985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18.5999999999767" calcext:value-type="float">
            <text:p>18,5999999999767</text:p>
          </table:table-cell>
          <table:table-cell table:style-name="Default" office:value-type="float" office:value="9.40000000002328" calcext:value-type="float">
            <text:p>9,40000000002328</text:p>
          </table:table-cell>
          <table:table-cell table:style-name="Default" office:value-type="float" office:value="32.1999999999534" calcext:value-type="float">
            <text:p>32,1999999999534</text:p>
          </table:table-cell>
          <table:table-cell table:style-name="Default" office:value-type="float" office:value="20.9000000000233" calcext:value-type="float">
            <text:p>20,9000000000233</text:p>
          </table:table-cell>
          <table:table-cell table:style-name="Default" office:value-type="float" office:value="55.9000000000233" calcext:value-type="float">
            <text:p>55,9000000000233</text:p>
          </table:table-cell>
          <table:table-cell table:style-name="Default" office:value-type="float" office:value="36.8000000000466" calcext:value-type="float">
            <text:p>36,8000000000466</text:p>
          </table:table-cell>
          <table:table-cell table:number-columns-repeated="17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60000000009313" calcext:value-type="float">
            <text:p>1,60000000009313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29999999993015" calcext:value-type="float">
            <text:p>4,29999999993015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6.2000000000699" calcext:value-type="float">
            <text:p>16,2000000000699</text:p>
          </table:table-cell>
          <table:table-cell table:style-name="Default" office:value-type="float" office:value="9.39999999990687" calcext:value-type="float">
            <text:p>9,39999999990687</text:p>
          </table:table-cell>
          <table:table-cell table:style-name="Default" office:value-type="float" office:value="32.1999999999534" calcext:value-type="float">
            <text:p>32,1999999999534</text:p>
          </table:table-cell>
          <table:table-cell table:style-name="Default" office:value-type="float" office:value="20.8000000000466" calcext:value-type="float">
            <text:p>20,8000000000466</text:p>
          </table:table-cell>
          <table:table-cell table:style-name="Default" office:value-type="float" office:value="64.2999999999302" calcext:value-type="float">
            <text:p>64,2999999999302</text:p>
          </table:table-cell>
          <table:table-cell table:style-name="Default" office:value-type="float" office:value="37.0999999999767" calcext:value-type="float">
            <text:p>37,0999999999767</text:p>
          </table:table-cell>
          <table:table-cell table:number-columns-repeated="17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90000000002328" calcext:value-type="float">
            <text:p>1,90000000002328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2.0999999999767" calcext:value-type="float">
            <text:p>32,0999999999767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5.6999999999534" calcext:value-type="float">
            <text:p>55,6999999999534</text:p>
          </table:table-cell>
          <table:table-cell table:style-name="Default" office:value-type="float" office:value="37.8000000000466" calcext:value-type="float">
            <text:p>37,8000000000466</text:p>
          </table:table-cell>
          <table:table-cell table:number-columns-repeated="17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.0999999999767" calcext:value-type="float">
            <text:p>15,0999999999767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7.3000000000466" calcext:value-type="float">
            <text:p>37,3000000000466</text:p>
          </table:table-cell>
          <table:table-cell table:style-name="Default" office:value-type="float" office:value="20.8000000000466" calcext:value-type="float">
            <text:p>20,8000000000466</text:p>
          </table:table-cell>
          <table:table-cell table:style-name="Default" office:value-type="float" office:value="65.5" calcext:value-type="float">
            <text:p>65,5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1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40000000002328" calcext:value-type="float">
            <text:p>4,40000000002328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.40000000002328" calcext:value-type="float">
            <text:p>9,40000000002328</text:p>
          </table:table-cell>
          <table:table-cell table:style-name="Default" office:value-type="float" office:value="32.4000000000233" calcext:value-type="float">
            <text:p>32,4000000000233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5.4000000000233" calcext:value-type="float">
            <text:p>55,4000000000233</text:p>
          </table:table-cell>
          <table:table-cell table:style-name="Default" office:value-type="float" office:value="37.0999999999767" calcext:value-type="float">
            <text:p>37,0999999999767</text:p>
          </table:table-cell>
          <table:table-cell table:number-columns-repeated="17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1.09999999997672" calcext:value-type="float">
            <text:p>1,0999999999767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5.6999999999534" calcext:value-type="float">
            <text:p>15,6999999999534</text:p>
          </table:table-cell>
          <table:table-cell table:style-name="Default" office:value-type="float" office:value="9.5" calcext:value-type="float">
            <text:p>9,5</text:p>
          </table:table-cell>
          <table:table-cell table:style-name="Default" office:value-type="float" office:value="32.5999999999767" calcext:value-type="float">
            <text:p>32,5999999999767</text:p>
          </table:table-cell>
          <table:table-cell table:style-name="Default" office:value-type="float" office:value="20.8000000000466" calcext:value-type="float">
            <text:p>20,8000000000466</text:p>
          </table:table-cell>
          <table:table-cell table:style-name="Default" office:value-type="float" office:value="55.4000000000233" calcext:value-type="float">
            <text:p>55,4000000000233</text:p>
          </table:table-cell>
          <table:table-cell table:style-name="Default" office:value-type="float" office:value="37.5" calcext:value-type="float">
            <text:p>37,5</text:p>
          </table:table-cell>
          <table:table-cell table:number-columns-repeated="17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office:value-type="float" office:value="1.80000000004657" calcext:value-type="float">
            <text:p>1,800000000046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59999999997672" calcext:value-type="float">
            <text:p>4,59999999997672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.2000000000699" calcext:value-type="float">
            <text:p>15,2000000000699</text:p>
          </table:table-cell>
          <table:table-cell table:style-name="Default" office:value-type="float" office:value="9.29999999993015" calcext:value-type="float">
            <text:p>9,29999999993015</text:p>
          </table:table-cell>
          <table:table-cell table:style-name="Default" office:value-type="float" office:value="33.2999999999302" calcext:value-type="float">
            <text:p>33,2999999999302</text:p>
          </table:table-cell>
          <table:table-cell table:style-name="Default" office:value-type="float" office:value="21.1000000000931" calcext:value-type="float">
            <text:p>21,1000000000931</text:p>
          </table:table-cell>
          <table:table-cell table:style-name="Default" office:value-type="float" office:value="64.1999999999534" calcext:value-type="float">
            <text:p>64,1999999999534</text:p>
          </table:table-cell>
          <table:table-cell table:style-name="Default" office:value-type="float" office:value="38.9000000000233" calcext:value-type="float">
            <text:p>38,9000000000233</text:p>
          </table:table-cell>
          <table:table-cell table:number-columns-repeated="17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10000000009313" calcext:value-type="float">
            <text:p>4,10000000009313</text:p>
          </table:table-cell>
          <table:table-cell table:style-name="Default" office:value-type="float" office:value="2.59999999997672" calcext:value-type="float">
            <text:p>2,59999999997672</text:p>
          </table:table-cell>
          <table:table-cell table:style-name="Default" office:value-type="float" office:value="15.1999999999534" calcext:value-type="float">
            <text:p>15,1999999999534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1.2000000000699" calcext:value-type="float">
            <text:p>21,2000000000699</text:p>
          </table:table-cell>
          <table:table-cell table:style-name="Default" office:value-type="float" office:value="55.2000000000699" calcext:value-type="float">
            <text:p>55,2000000000699</text:p>
          </table:table-cell>
          <table:table-cell table:style-name="Default" office:value-type="float" office:value="38.7999999999302" calcext:value-type="float">
            <text:p>38,7999999999302</text:p>
          </table:table-cell>
          <table:table-cell table:number-columns-repeated="17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9999999993015" calcext:value-type="float">
            <text:p>1,29999999993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79999999993015" calcext:value-type="float">
            <text:p>1,7999999999301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20000000006985" calcext:value-type="float">
            <text:p>4,20000000006985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15.8000000000466" calcext:value-type="float">
            <text:p>15,8000000000466</text:p>
          </table:table-cell>
          <table:table-cell table:style-name="Default" office:value-type="float" office:value="9.40000000002328" calcext:value-type="float">
            <text:p>9,40000000002328</text:p>
          </table:table-cell>
          <table:table-cell table:style-name="Default" office:value-type="float" office:value="42.0999999999767" calcext:value-type="float">
            <text:p>42,0999999999767</text:p>
          </table:table-cell>
          <table:table-cell table:style-name="Default" office:value-type="float" office:value="21.4000000000233" calcext:value-type="float">
            <text:p>21,4000000000233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9.8000000000466" calcext:value-type="float">
            <text:p>39,8000000000466</text:p>
          </table:table-cell>
          <table:table-cell table:number-columns-repeated="17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60000000009313" calcext:value-type="float">
            <text:p>1,6000000000931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40000000002328" calcext:value-type="float">
            <text:p>4,40000000002328</text:p>
          </table:table-cell>
          <table:table-cell table:style-name="Default" office:value-type="float" office:value="2.39999999990687" calcext:value-type="float">
            <text:p>2,39999999990687</text:p>
          </table:table-cell>
          <table:table-cell table:style-name="Default" office:value-type="float" office:value="15.2999999999302" calcext:value-type="float">
            <text:p>15,2999999999302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41.2000000000699" calcext:value-type="float">
            <text:p>41,2000000000699</text:p>
          </table:table-cell>
          <table:table-cell table:style-name="Default" office:value-type="float" office:value="21.0999999999767" calcext:value-type="float">
            <text:p>21,0999999999767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37.7999999999302" calcext:value-type="float">
            <text:p>37,7999999999302</text:p>
          </table:table-cell>
          <table:table-cell table:number-columns-repeated="17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0000000004657" calcext:value-type="float">
            <text:p>1,30000000004657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20000000006985" calcext:value-type="float">
            <text:p>4,20000000006985</text:p>
          </table:table-cell>
          <table:table-cell table:style-name="Default" office:value-type="float" office:value="2.39999999990687" calcext:value-type="float">
            <text:p>2,39999999990687</text:p>
          </table:table-cell>
          <table:table-cell table:style-name="Default" office:value-type="float" office:value="15.8000000000466" calcext:value-type="float">
            <text:p>15,8000000000466</text:p>
          </table:table-cell>
          <table:table-cell table:style-name="Default" office:value-type="float" office:value="9.40000000002328" calcext:value-type="float">
            <text:p>9,40000000002328</text:p>
          </table:table-cell>
          <table:table-cell table:style-name="Default" office:value-type="float" office:value="32.5999999999767" calcext:value-type="float">
            <text:p>32,5999999999767</text:p>
          </table:table-cell>
          <table:table-cell table:style-name="Default" office:value-type="float" office:value="21.1000000000931" calcext:value-type="float">
            <text:p>21,1000000000931</text:p>
          </table:table-cell>
          <table:table-cell table:style-name="Default" office:value-type="float" office:value="55.5" calcext:value-type="float">
            <text:p>55,5</text:p>
          </table:table-cell>
          <table:table-cell table:style-name="Default" office:value-type="float" office:value="37.5999999999767" calcext:value-type="float">
            <text:p>37,5999999999767</text:p>
          </table:table-cell>
          <table:table-cell table:number-columns-repeated="17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office:value-type="float" office:value="2.39999999990687" calcext:value-type="float">
            <text:p>2,399999999906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5" calcext:value-type="float">
            <text:p>4,5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.5" calcext:value-type="float">
            <text:p>15,5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2.3000000000466" calcext:value-type="float">
            <text:p>32,3000000000466</text:p>
          </table:table-cell>
          <table:table-cell table:style-name="Default" office:value-type="float" office:value="21.2999999999302" calcext:value-type="float">
            <text:p>21,2999999999302</text:p>
          </table:table-cell>
          <table:table-cell table:style-name="Default" office:value-type="float" office:value="55.5" calcext:value-type="float">
            <text:p>55,5</text:p>
          </table:table-cell>
          <table:table-cell table:style-name="Default" office:value-type="float" office:value="37.0999999999767" calcext:value-type="float">
            <text:p>37,0999999999767</text:p>
          </table:table-cell>
          <table:table-cell table:number-columns-repeated="17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19999999995343" calcext:value-type="float">
            <text:p>4,19999999995343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.4000000000233" calcext:value-type="float">
            <text:p>15,4000000000233</text:p>
          </table:table-cell>
          <table:table-cell table:style-name="Default" office:value-type="float" office:value="9.40000000002328" calcext:value-type="float">
            <text:p>9,40000000002328</text:p>
          </table:table-cell>
          <table:table-cell table:style-name="Default" office:value-type="float" office:value="32.0999999999767" calcext:value-type="float">
            <text:p>32,0999999999767</text:p>
          </table:table-cell>
          <table:table-cell table:style-name="Default" office:value-type="float" office:value="21.0999999999767" calcext:value-type="float">
            <text:p>21,0999999999767</text:p>
          </table:table-cell>
          <table:table-cell table:style-name="Default" office:value-type="float" office:value="54.7999999999302" calcext:value-type="float">
            <text:p>54,7999999999302</text:p>
          </table:table-cell>
          <table:table-cell table:style-name="Default" office:value-type="float" office:value="37.0999999999767" calcext:value-type="float">
            <text:p>37,0999999999767</text:p>
          </table:table-cell>
          <table:table-cell table:number-columns-repeated="17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4.10000000009313" calcext:value-type="float">
            <text:p>4,10000000009313</text:p>
          </table:table-cell>
          <table:table-cell table:style-name="Default" office:value-type="float" office:value="2.39999999990687" calcext:value-type="float">
            <text:p>2,39999999990687</text:p>
          </table:table-cell>
          <table:table-cell table:style-name="Default" office:value-type="float" office:value="15.5999999999767" calcext:value-type="float">
            <text:p>15,5999999999767</text:p>
          </table:table-cell>
          <table:table-cell table:style-name="Default" office:value-type="float" office:value="9.40000000002328" calcext:value-type="float">
            <text:p>9,4000000000232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0.8000000000466" calcext:value-type="float">
            <text:p>20,8000000000466</text:p>
          </table:table-cell>
          <table:table-cell table:style-name="Default" office:value-type="float" office:value="55.5" calcext:value-type="float">
            <text:p>55,5</text:p>
          </table:table-cell>
          <table:table-cell table:style-name="Default" office:value-type="float" office:value="37.4000000000233" calcext:value-type="float">
            <text:p>37,4000000000233</text:p>
          </table:table-cell>
          <table:table-cell table:number-columns-repeated="1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10000000009313" calcext:value-type="float">
            <text:p>1,10000000009313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79999999993015" calcext:value-type="float">
            <text:p>4,79999999993015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5.0999999999767" calcext:value-type="float">
            <text:p>15,0999999999767</text:p>
          </table:table-cell>
          <table:table-cell table:style-name="Default" office:value-type="float" office:value="9.40000000002328" calcext:value-type="float">
            <text:p>9,40000000002328</text:p>
          </table:table-cell>
          <table:table-cell table:style-name="Default" office:value-type="float" office:value="33.3000000000466" calcext:value-type="float">
            <text:p>33,3000000000466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6.2000000000699" calcext:value-type="float">
            <text:p>56,2000000000699</text:p>
          </table:table-cell>
          <table:table-cell table:style-name="Default" office:value-type="float" office:value="37.1999999999534" calcext:value-type="float">
            <text:p>37,1999999999534</text:p>
          </table:table-cell>
          <table:table-cell table:number-columns-repeated="17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29999999993015" calcext:value-type="float">
            <text:p>1,29999999993015</text:p>
          </table:table-cell>
          <table:table-cell table:style-name="Default" office:value-type="float" office:value="0.300000000046566" calcext:value-type="float">
            <text:p>0,300000000046566</text:p>
          </table:table-cell>
          <table:table-cell table:style-name="Default" office:value-type="float" office:value="2.70000000006985" calcext:value-type="float">
            <text:p>2,70000000006985</text:p>
          </table:table-cell>
          <table:table-cell table:style-name="Default" office:value-type="float" office:value="1.09999999997672" calcext:value-type="float">
            <text:p>1,09999999997672</text:p>
          </table:table-cell>
          <table:table-cell table:style-name="Default" office:value-type="float" office:value="6.70000000006985" calcext:value-type="float">
            <text:p>6,70000000006985</text:p>
          </table:table-cell>
          <table:table-cell table:style-name="Default" office:value-type="float" office:value="3.19999999995343" calcext:value-type="float">
            <text:p>3,19999999995343</text:p>
          </table:table-cell>
          <table:table-cell table:style-name="Default" office:value-type="float" office:value="16.4000000000233" calcext:value-type="float">
            <text:p>16,4000000000233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4.8000000000466" calcext:value-type="float">
            <text:p>34,8000000000466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5.1999999999534" calcext:value-type="float">
            <text:p>55,1999999999534</text:p>
          </table:table-cell>
          <table:table-cell table:style-name="Default" office:value-type="float" office:value="37.4000000000233" calcext:value-type="float">
            <text:p>37,4000000000233</text:p>
          </table:table-cell>
          <table:table-cell table:number-columns-repeated="17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float" office:value="1.89999999990687" calcext:value-type="float">
            <text:p>1,899999999906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6.5" calcext:value-type="float">
            <text:p>16,5</text:p>
          </table:table-cell>
          <table:table-cell table:style-name="Default" office:value-type="float" office:value="9.69999999995343" calcext:value-type="float">
            <text:p>9,69999999995343</text:p>
          </table:table-cell>
          <table:table-cell table:style-name="Default" office:value-type="float" office:value="31.3000000000466" calcext:value-type="float">
            <text:p>31,3000000000466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5.9000000000233" calcext:value-type="float">
            <text:p>55,9000000000233</text:p>
          </table:table-cell>
          <table:table-cell table:style-name="Default" office:value-type="float" office:value="37.1999999999534" calcext:value-type="float">
            <text:p>37,1999999999534</text:p>
          </table:table-cell>
          <table:table-cell table:number-columns-repeated="17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4.29999999993015" calcext:value-type="float">
            <text:p>4,29999999993015</text:p>
          </table:table-cell>
          <table:table-cell table:style-name="Default" office:value-type="float" office:value="2.59999999997672" calcext:value-type="float">
            <text:p>2,59999999997672</text:p>
          </table:table-cell>
          <table:table-cell table:style-name="Default" office:value-type="float" office:value="14.6999999999534" calcext:value-type="float">
            <text:p>14,6999999999534</text:p>
          </table:table-cell>
          <table:table-cell table:style-name="Default" office:value-type="float" office:value="9.5" calcext:value-type="float">
            <text:p>9,5</text:p>
          </table:table-cell>
          <table:table-cell table:style-name="Default" office:value-type="float" office:value="31.9000000000233" calcext:value-type="float">
            <text:p>31,9000000000233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5.6999999999534" calcext:value-type="float">
            <text:p>55,6999999999534</text:p>
          </table:table-cell>
          <table:table-cell table:style-name="Default" office:value-type="float" office:value="37.5" calcext:value-type="float">
            <text:p>37,5</text:p>
          </table:table-cell>
          <table:table-cell table:number-columns-repeated="17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40000000002328" calcext:value-type="float">
            <text:p>1,40000000002328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40000000002328" calcext:value-type="float">
            <text:p>1,40000000002328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4.7000000000699" calcext:value-type="float">
            <text:p>14,7000000000699</text:p>
          </table:table-cell>
          <table:table-cell table:style-name="Default" office:value-type="float" office:value="9.59999999997672" calcext:value-type="float">
            <text:p>9,59999999997672</text:p>
          </table:table-cell>
          <table:table-cell table:style-name="Default" office:value-type="float" office:value="32.3000000000466" calcext:value-type="float">
            <text:p>32,3000000000466</text:p>
          </table:table-cell>
          <table:table-cell table:style-name="Default" office:value-type="float" office:value="21.0999999999767" calcext:value-type="float">
            <text:p>21,0999999999767</text:p>
          </table:table-cell>
          <table:table-cell table:style-name="Default" office:value-type="float" office:value="55.5" calcext:value-type="float">
            <text:p>55,5</text:p>
          </table:table-cell>
          <table:table-cell table:style-name="Default" office:value-type="float" office:value="37.4000000000233" calcext:value-type="float">
            <text:p>37,4000000000233</text:p>
          </table:table-cell>
          <table:table-cell table:number-columns-repeated="17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Default" office:value-type="float" office:value="2.39999999990687" calcext:value-type="float">
            <text:p>2,399999999906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6.0999999999767" calcext:value-type="float">
            <text:p>16,0999999999767</text:p>
          </table:table-cell>
          <table:table-cell table:style-name="Default" office:value-type="float" office:value="9.59999999997672" calcext:value-type="float">
            <text:p>9,59999999997672</text:p>
          </table:table-cell>
          <table:table-cell table:style-name="Default" office:value-type="float" office:value="32.5999999999767" calcext:value-type="float">
            <text:p>32,5999999999767</text:p>
          </table:table-cell>
          <table:table-cell table:style-name="Default" office:value-type="float" office:value="21.2999999999302" calcext:value-type="float">
            <text:p>21,2999999999302</text:p>
          </table:table-cell>
          <table:table-cell table:style-name="Default" office:value-type="float" office:value="55.8000000000466" calcext:value-type="float">
            <text:p>55,8000000000466</text:p>
          </table:table-cell>
          <table:table-cell table:style-name="Default" office:value-type="float" office:value="37.5999999999767" calcext:value-type="float">
            <text:p>37,5999999999767</text:p>
          </table:table-cell>
          <table:table-cell table:number-columns-repeated="17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30000000004657" calcext:value-type="float">
            <text:p>4,30000000004657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4.6999999999534" calcext:value-type="float">
            <text:p>14,6999999999534</text:p>
          </table:table-cell>
          <table:table-cell table:style-name="Default" office:value-type="float" office:value="9.5" calcext:value-type="float">
            <text:p>9,5</text:p>
          </table:table-cell>
          <table:table-cell table:style-name="Default" office:value-type="float" office:value="32.4000000000233" calcext:value-type="float">
            <text:p>32,4000000000233</text:p>
          </table:table-cell>
          <table:table-cell table:style-name="Default" office:value-type="float" office:value="21.7000000000699" calcext:value-type="float">
            <text:p>21,7000000000699</text:p>
          </table:table-cell>
          <table:table-cell table:style-name="Default" office:value-type="float" office:value="55.4000000000233" calcext:value-type="float">
            <text:p>55,4000000000233</text:p>
          </table:table-cell>
          <table:table-cell table:style-name="Default" office:value-type="float" office:value="37.5999999999767" calcext:value-type="float">
            <text:p>37,5999999999767</text:p>
          </table:table-cell>
          <table:table-cell table:number-columns-repeated="17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9999999995343" calcext:value-type="float">
            <text:p>1,1999999999534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20000000006985" calcext:value-type="float">
            <text:p>1,20000000006985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79999999993015" calcext:value-type="float">
            <text:p>1,79999999993015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4.29999999993015" calcext:value-type="float">
            <text:p>4,29999999993015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5.3000000000466" calcext:value-type="float">
            <text:p>15,3000000000466</text:p>
          </table:table-cell>
          <table:table-cell table:style-name="Default" office:value-type="float" office:value="9.5" calcext:value-type="float">
            <text:p>9,5</text:p>
          </table:table-cell>
          <table:table-cell table:style-name="Default" office:value-type="float" office:value="32.4000000000233" calcext:value-type="float">
            <text:p>32,4000000000233</text:p>
          </table:table-cell>
          <table:table-cell table:style-name="Default" office:value-type="float" office:value="21.0999999999767" calcext:value-type="float">
            <text:p>21,0999999999767</text:p>
          </table:table-cell>
          <table:table-cell table:style-name="Default" office:value-type="float" office:value="55.1999999999534" calcext:value-type="float">
            <text:p>55,1999999999534</text:p>
          </table:table-cell>
          <table:table-cell table:style-name="Default" office:value-type="float" office:value="38.3000000000466" calcext:value-type="float">
            <text:p>38,3000000000466</text:p>
          </table:table-cell>
          <table:table-cell table:number-columns-repeated="17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Default" office:value-type="float" office:value="1.79999999993015" calcext:value-type="float">
            <text:p>1,79999999993015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9999999997672" calcext:value-type="float">
            <text:p>1,09999999997672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.0999999999767" calcext:value-type="float">
            <text:p>15,0999999999767</text:p>
          </table:table-cell>
          <table:table-cell table:style-name="Default" office:value-type="float" office:value="9.40000000002328" calcext:value-type="float">
            <text:p>9,40000000002328</text:p>
          </table:table-cell>
          <table:table-cell table:style-name="Default" office:value-type="float" office:value="31.9000000000233" calcext:value-type="float">
            <text:p>31,9000000000233</text:p>
          </table:table-cell>
          <table:table-cell table:style-name="Default" office:value-type="float" office:value="21.2000000000699" calcext:value-type="float">
            <text:p>21,2000000000699</text:p>
          </table:table-cell>
          <table:table-cell table:style-name="Default" office:value-type="float" office:value="56.3000000000466" calcext:value-type="float">
            <text:p>56,3000000000466</text:p>
          </table:table-cell>
          <table:table-cell table:style-name="Default" office:value-type="float" office:value="37.7999999999302" calcext:value-type="float">
            <text:p>37,7999999999302</text:p>
          </table:table-cell>
          <table:table-cell table:number-columns-repeated="17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0000000006985" calcext:value-type="float">
            <text:p>1,20000000006985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09999999997672" calcext:value-type="float">
            <text:p>1,09999999997672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79999999993015" calcext:value-type="float">
            <text:p>1,79999999993015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15.6999999999534" calcext:value-type="float">
            <text:p>15,6999999999534</text:p>
          </table:table-cell>
          <table:table-cell table:style-name="Default" office:value-type="float" office:value="9.5" calcext:value-type="float">
            <text:p>9,5</text:p>
          </table:table-cell>
          <table:table-cell table:style-name="Default" office:value-type="float" office:value="42.6999999999534" calcext:value-type="float">
            <text:p>42,6999999999534</text:p>
          </table:table-cell>
          <table:table-cell table:style-name="Default" office:value-type="float" office:value="21.8000000000466" calcext:value-type="float">
            <text:p>21,8000000000466</text:p>
          </table:table-cell>
          <table:table-cell table:style-name="Default" office:value-type="float" office:value="55.3000000000466" calcext:value-type="float">
            <text:p>55,3000000000466</text:p>
          </table:table-cell>
          <table:table-cell table:style-name="Default" office:value-type="float" office:value="36.8999999999069" calcext:value-type="float">
            <text:p>36,8999999999069</text:p>
          </table:table-cell>
          <table:table-cell table:number-columns-repeated="1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Default" office:value-type="float" office:value="1.09999999997672" calcext:value-type="float">
            <text:p>1,0999999999767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39999999990687" calcext:value-type="float">
            <text:p>1,39999999990687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1.09999999997672" calcext:value-type="float">
            <text:p>1,09999999997672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70000000006985" calcext:value-type="float">
            <text:p>1,7000000000698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5.1999999999534" calcext:value-type="float">
            <text:p>15,1999999999534</text:p>
          </table:table-cell>
          <table:table-cell table:style-name="Default" office:value-type="float" office:value="9.59999999997672" calcext:value-type="float">
            <text:p>9,59999999997672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37.0999999999767" calcext:value-type="float">
            <text:p>37,0999999999767</text:p>
          </table:table-cell>
          <table:table-cell table:number-columns-repeated="17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80000000004657" calcext:value-type="float">
            <text:p>1,80000000004657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30000000004657" calcext:value-type="float">
            <text:p>4,30000000004657</text:p>
          </table:table-cell>
          <table:table-cell table:style-name="Default" office:value-type="float" office:value="2.59999999997672" calcext:value-type="float">
            <text:p>2,59999999997672</text:p>
          </table:table-cell>
          <table:table-cell table:style-name="Default" office:value-type="float" office:value="15.1999999999534" calcext:value-type="float">
            <text:p>15,1999999999534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1.8000000000466" calcext:value-type="float">
            <text:p>31,8000000000466</text:p>
          </table:table-cell>
          <table:table-cell table:style-name="Default" office:value-type="float" office:value="20.5999999999767" calcext:value-type="float">
            <text:p>20,5999999999767</text:p>
          </table:table-cell>
          <table:table-cell table:style-name="Default" office:value-type="float" office:value="67.3000000000466" calcext:value-type="float">
            <text:p>67,3000000000466</text:p>
          </table:table-cell>
          <table:table-cell table:style-name="Default" office:value-type="float" office:value="37.5" calcext:value-type="float">
            <text:p>37,5</text:p>
          </table:table-cell>
          <table:table-cell table:number-columns-repeated="1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office:value-type="float" office:value="1.90000000002328" calcext:value-type="float">
            <text:p>1,90000000002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4.79999999993015" calcext:value-type="float">
            <text:p>4,79999999993015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.1999999999534" calcext:value-type="float">
            <text:p>15,1999999999534</text:p>
          </table:table-cell>
          <table:table-cell table:style-name="Default" office:value-type="float" office:value="9.60000000009313" calcext:value-type="float">
            <text:p>9,60000000009313</text:p>
          </table:table-cell>
          <table:table-cell table:style-name="Default" office:value-type="float" office:value="43.9000000000233" calcext:value-type="float">
            <text:p>43,9000000000233</text:p>
          </table:table-cell>
          <table:table-cell table:style-name="Default" office:value-type="float" office:value="20.7999999999302" calcext:value-type="float">
            <text:p>20,7999999999302</text:p>
          </table:table-cell>
          <table:table-cell table:style-name="Default" office:value-type="float" office:value="56.0999999999767" calcext:value-type="float">
            <text:p>56,0999999999767</text:p>
          </table:table-cell>
          <table:table-cell table:style-name="Default" office:value-type="float" office:value="37.3000000000466" calcext:value-type="float">
            <text:p>37,3000000000466</text:p>
          </table:table-cell>
          <table:table-cell table:number-columns-repeated="17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4.5" calcext:value-type="float">
            <text:p>14,5</text:p>
          </table:table-cell>
          <table:table-cell table:style-name="Default" office:value-type="float" office:value="9.5" calcext:value-type="float">
            <text:p>9,5</text:p>
          </table:table-cell>
          <table:table-cell table:style-name="Default" office:value-type="float" office:value="34.1999999999534" calcext:value-type="float">
            <text:p>34,1999999999534</text:p>
          </table:table-cell>
          <table:table-cell table:style-name="Default" office:value-type="float" office:value="20.9000000000233" calcext:value-type="float">
            <text:p>20,9000000000233</text:p>
          </table:table-cell>
          <table:table-cell table:style-name="Default" office:value-type="float" office:value="56.1999999999534" calcext:value-type="float">
            <text:p>56,1999999999534</text:p>
          </table:table-cell>
          <table:table-cell table:style-name="Default" office:value-type="float" office:value="37.4000000000233" calcext:value-type="float">
            <text:p>37,4000000000233</text:p>
          </table:table-cell>
          <table:table-cell table:number-columns-repeated="17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Default" office:value-type="float" office:value="1.90000000002328" calcext:value-type="float">
            <text:p>1,90000000002328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80000000004657" calcext:value-type="float">
            <text:p>1,80000000004657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3.90000000002328" calcext:value-type="float">
            <text:p>3,90000000002328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6.6999999999534" calcext:value-type="float">
            <text:p>16,6999999999534</text:p>
          </table:table-cell>
          <table:table-cell table:style-name="Default" office:value-type="float" office:value="9.80000000004657" calcext:value-type="float">
            <text:p>9,80000000004657</text:p>
          </table:table-cell>
          <table:table-cell table:style-name="Default" office:value-type="float" office:value="31.5999999999767" calcext:value-type="float">
            <text:p>31,5999999999767</text:p>
          </table:table-cell>
          <table:table-cell table:style-name="Default" office:value-type="float" office:value="20.9000000000233" calcext:value-type="float">
            <text:p>20,9000000000233</text:p>
          </table:table-cell>
          <table:table-cell table:style-name="Default" office:value-type="float" office:value="55.7999999999302" calcext:value-type="float">
            <text:p>55,7999999999302</text:p>
          </table:table-cell>
          <table:table-cell table:style-name="Default" office:value-type="float" office:value="37.5" calcext:value-type="float">
            <text:p>37,5</text:p>
          </table:table-cell>
          <table:table-cell table:number-columns-repeated="17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4.29999999993015" calcext:value-type="float">
            <text:p>4,29999999993015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4.9000000000233" calcext:value-type="float">
            <text:p>14,9000000000233</text:p>
          </table:table-cell>
          <table:table-cell table:style-name="Default" office:value-type="float" office:value="9.5" calcext:value-type="float">
            <text:p>9,5</text:p>
          </table:table-cell>
          <table:table-cell table:style-name="Default" office:value-type="float" office:value="32.6000000000931" calcext:value-type="float">
            <text:p>32,6000000000931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5.9000000000233" calcext:value-type="float">
            <text:p>55,9000000000233</text:p>
          </table:table-cell>
          <table:table-cell table:style-name="Default" office:value-type="float" office:value="37.5" calcext:value-type="float">
            <text:p>37,5</text:p>
          </table:table-cell>
          <table:table-cell table:number-columns-repeated="17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3.89999999990687" calcext:value-type="float">
            <text:p>3,89999999990687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4.9000000000233" calcext:value-type="float">
            <text:p>14,9000000000233</text:p>
          </table:table-cell>
          <table:table-cell table:style-name="Default" office:value-type="float" office:value="9.5" calcext:value-type="float">
            <text:p>9,5</text:p>
          </table:table-cell>
          <table:table-cell table:style-name="Default" office:value-type="float" office:value="33.8000000000466" calcext:value-type="float">
            <text:p>33,8000000000466</text:p>
          </table:table-cell>
          <table:table-cell table:style-name="Default" office:value-type="float" office:value="21.0999999999767" calcext:value-type="float">
            <text:p>21,0999999999767</text:p>
          </table:table-cell>
          <table:table-cell table:style-name="Default" office:value-type="float" office:value="55.5" calcext:value-type="float">
            <text:p>55,5</text:p>
          </table:table-cell>
          <table:table-cell table:style-name="Default" office:value-type="float" office:value="37.5999999999767" calcext:value-type="float">
            <text:p>37,5999999999767</text:p>
          </table:table-cell>
          <table:table-cell table:number-columns-repeated="17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99999999906868" calcext:value-type="float">
            <text:p>0,899999999906868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20000000006985" calcext:value-type="float">
            <text:p>4,20000000006985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5.5999999999767" calcext:value-type="float">
            <text:p>15,5999999999767</text:p>
          </table:table-cell>
          <table:table-cell table:style-name="Default" office:value-type="float" office:value="9.5" calcext:value-type="float">
            <text:p>9,5</text:p>
          </table:table-cell>
          <table:table-cell table:style-name="Default" office:value-type="float" office:value="35.0999999999767" calcext:value-type="float">
            <text:p>35,0999999999767</text:p>
          </table:table-cell>
          <table:table-cell table:style-name="Default" office:value-type="float" office:value="21.2000000000699" calcext:value-type="float">
            <text:p>21,2000000000699</text:p>
          </table:table-cell>
          <table:table-cell table:style-name="Default" office:value-type="float" office:value="55.5" calcext:value-type="float">
            <text:p>55,5</text:p>
          </table:table-cell>
          <table:table-cell table:style-name="Default" office:value-type="float" office:value="37.7000000000699" calcext:value-type="float">
            <text:p>37,7000000000699</text:p>
          </table:table-cell>
          <table:table-cell table:number-columns-repeated="17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5.4000000000233" calcext:value-type="float">
            <text:p>15,4000000000233</text:p>
          </table:table-cell>
          <table:table-cell table:style-name="Default" office:value-type="float" office:value="9.5" calcext:value-type="float">
            <text:p>9,5</text:p>
          </table:table-cell>
          <table:table-cell table:style-name="Default" office:value-type="float" office:value="43.5" calcext:value-type="float">
            <text:p>43,5</text:p>
          </table:table-cell>
          <table:table-cell table:style-name="Default" office:value-type="float" office:value="21.2000000000699" calcext:value-type="float">
            <text:p>21,2000000000699</text:p>
          </table:table-cell>
          <table:table-cell table:style-name="Default" office:value-type="float" office:value="55.1999999999534" calcext:value-type="float">
            <text:p>55,1999999999534</text:p>
          </table:table-cell>
          <table:table-cell table:style-name="Default" office:value-type="float" office:value="38.5" calcext:value-type="float">
            <text:p>38,5</text:p>
          </table:table-cell>
          <table:table-cell table:number-columns-repeated="17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Default" office:value-type="float" office:value="1.90000000002328" calcext:value-type="float">
            <text:p>1,90000000002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20000000006985" calcext:value-type="float">
            <text:p>4,20000000006985</text:p>
          </table:table-cell>
          <table:table-cell table:style-name="Default" office:value-type="float" office:value="2.39999999990687" calcext:value-type="float">
            <text:p>2,39999999990687</text:p>
          </table:table-cell>
          <table:table-cell table:style-name="Default" office:value-type="float" office:value="24.6000000000931" calcext:value-type="float">
            <text:p>24,6000000000931</text:p>
          </table:table-cell>
          <table:table-cell table:style-name="Default" office:value-type="float" office:value="10.5" calcext:value-type="float">
            <text:p>10,5</text:p>
          </table:table-cell>
          <table:table-cell table:style-name="Default" office:value-type="float" office:value="34.0999999999767" calcext:value-type="float">
            <text:p>34,0999999999767</text:p>
          </table:table-cell>
          <table:table-cell table:style-name="Default" office:value-type="float" office:value="21.0999999999767" calcext:value-type="float">
            <text:p>21,0999999999767</text:p>
          </table:table-cell>
          <table:table-cell table:style-name="Default" office:value-type="float" office:value="55.6999999999534" calcext:value-type="float">
            <text:p>55,6999999999534</text:p>
          </table:table-cell>
          <table:table-cell table:style-name="Default" office:value-type="float" office:value="38.8000000000466" calcext:value-type="float">
            <text:p>38,8000000000466</text:p>
          </table:table-cell>
          <table:table-cell table:number-columns-repeated="17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9999999997672" calcext:value-type="float">
            <text:p>1,0999999999767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5.8999999999069" calcext:value-type="float">
            <text:p>15,8999999999069</text:p>
          </table:table-cell>
          <table:table-cell table:style-name="Default" office:value-type="float" office:value="9.5" calcext:value-type="float">
            <text:p>9,5</text:p>
          </table:table-cell>
          <table:table-cell table:style-name="Default" office:value-type="float" office:value="32.2999999999302" calcext:value-type="float">
            <text:p>32,2999999999302</text:p>
          </table:table-cell>
          <table:table-cell table:style-name="Default" office:value-type="float" office:value="21.0999999999767" calcext:value-type="float">
            <text:p>21,0999999999767</text:p>
          </table:table-cell>
          <table:table-cell table:style-name="Default" office:value-type="float" office:value="55.5" calcext:value-type="float">
            <text:p>55,5</text:p>
          </table:table-cell>
          <table:table-cell table:style-name="Default" office:value-type="float" office:value="37.9000000000233" calcext:value-type="float">
            <text:p>37,9000000000233</text:p>
          </table:table-cell>
          <table:table-cell table:number-columns-repeated="17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00000000046566" calcext:value-type="float">
            <text:p>0,300000000046566</text:p>
          </table:table-cell>
          <table:table-cell table:style-name="Default" office:value-type="float" office:value="1.80000000004657" calcext:value-type="float">
            <text:p>1,80000000004657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3.90000000002328" calcext:value-type="float">
            <text:p>3,90000000002328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4.8999999999069" calcext:value-type="float">
            <text:p>14,8999999999069</text:p>
          </table:table-cell>
          <table:table-cell table:style-name="Default" office:value-type="float" office:value="9.40000000002328" calcext:value-type="float">
            <text:p>9,40000000002328</text:p>
          </table:table-cell>
          <table:table-cell table:style-name="Default" office:value-type="float" office:value="32.2999999999302" calcext:value-type="float">
            <text:p>32,2999999999302</text:p>
          </table:table-cell>
          <table:table-cell table:style-name="Default" office:value-type="float" office:value="21.7000000000699" calcext:value-type="float">
            <text:p>21,7000000000699</text:p>
          </table:table-cell>
          <table:table-cell table:style-name="Default" office:value-type="float" office:value="55.3000000000466" calcext:value-type="float">
            <text:p>55,3000000000466</text:p>
          </table:table-cell>
          <table:table-cell table:style-name="Default" office:value-type="float" office:value="38" calcext:value-type="float">
            <text:p>38</text:p>
          </table:table-cell>
          <table:table-cell table:number-columns-repeated="17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9999999997672" calcext:value-type="float">
            <text:p>1,09999999997672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79999999993015" calcext:value-type="float">
            <text:p>1,79999999993015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29999999993015" calcext:value-type="float">
            <text:p>4,29999999993015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6.3000000000466" calcext:value-type="float">
            <text:p>16,3000000000466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31.6999999999534" calcext:value-type="float">
            <text:p>31,6999999999534</text:p>
          </table:table-cell>
          <table:table-cell table:style-name="Default" office:value-type="float" office:value="21.1999999999534" calcext:value-type="float">
            <text:p>21,1999999999534</text:p>
          </table:table-cell>
          <table:table-cell table:style-name="Default" office:value-type="float" office:value="58.2999999999302" calcext:value-type="float">
            <text:p>58,2999999999302</text:p>
          </table:table-cell>
          <table:table-cell table:style-name="Default" office:value-type="float" office:value="36.9000000000233" calcext:value-type="float">
            <text:p>36,9000000000233</text:p>
          </table:table-cell>
          <table:table-cell table:number-columns-repeated="17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Default" office:value-type="float" office:value="2.10000000009313" calcext:value-type="float">
            <text:p>2,1000000000931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0000000006985" calcext:value-type="float">
            <text:p>1,20000000006985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70000000006985" calcext:value-type="float">
            <text:p>1,70000000006985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5.3000000000466" calcext:value-type="float">
            <text:p>15,3000000000466</text:p>
          </table:table-cell>
          <table:table-cell table:style-name="Default" office:value-type="float" office:value="9.39999999990687" calcext:value-type="float">
            <text:p>9,39999999990687</text:p>
          </table:table-cell>
          <table:table-cell table:style-name="Default" office:value-type="float" office:value="31.7999999999302" calcext:value-type="float">
            <text:p>31,7999999999302</text:p>
          </table:table-cell>
          <table:table-cell table:style-name="Default" office:value-type="float" office:value="21.2000000000699" calcext:value-type="float">
            <text:p>21,2000000000699</text:p>
          </table:table-cell>
          <table:table-cell table:style-name="Default" office:value-type="float" office:value="55.5" calcext:value-type="float">
            <text:p>55,5</text:p>
          </table:table-cell>
          <table:table-cell table:style-name="Default" office:value-type="float" office:value="37.2999999999302" calcext:value-type="float">
            <text:p>37,2999999999302</text:p>
          </table:table-cell>
          <table:table-cell table:number-columns-repeated="17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19999999995343" calcext:value-type="float">
            <text:p>4,19999999995343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6.2999999999302" calcext:value-type="float">
            <text:p>16,2999999999302</text:p>
          </table:table-cell>
          <table:table-cell table:style-name="Default" office:value-type="float" office:value="9.5" calcext:value-type="float">
            <text:p>9,5</text:p>
          </table:table-cell>
          <table:table-cell table:style-name="Default" office:value-type="float" office:value="33.7999999999302" calcext:value-type="float">
            <text:p>33,7999999999302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5.5999999999767" calcext:value-type="float">
            <text:p>55,5999999999767</text:p>
          </table:table-cell>
          <table:table-cell table:style-name="Default" office:value-type="float" office:value="37.5" calcext:value-type="float">
            <text:p>37,5</text:p>
          </table:table-cell>
          <table:table-cell table:number-columns-repeated="17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4.5" calcext:value-type="float">
            <text:p>4,5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5.5999999999767" calcext:value-type="float">
            <text:p>15,5999999999767</text:p>
          </table:table-cell>
          <table:table-cell table:style-name="Default" office:value-type="float" office:value="10.1999999999534" calcext:value-type="float">
            <text:p>10,1999999999534</text:p>
          </table:table-cell>
          <table:table-cell table:style-name="Default" office:value-type="float" office:value="33.9000000000233" calcext:value-type="float">
            <text:p>33,9000000000233</text:p>
          </table:table-cell>
          <table:table-cell table:style-name="Default" office:value-type="float" office:value="21.5999999999767" calcext:value-type="float">
            <text:p>21,5999999999767</text:p>
          </table:table-cell>
          <table:table-cell table:style-name="Default" office:value-type="float" office:value="60.7999999999302" calcext:value-type="float">
            <text:p>60,7999999999302</text:p>
          </table:table-cell>
          <table:table-cell table:style-name="Default" office:value-type="float" office:value="37.3000000000466" calcext:value-type="float">
            <text:p>37,3000000000466</text:p>
          </table:table-cell>
          <table:table-cell table:number-columns-repeated="17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79999999993015" calcext:value-type="float">
            <text:p>1,79999999993015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4.5" calcext:value-type="float">
            <text:p>4,5</text:p>
          </table:table-cell>
          <table:table-cell table:style-name="Default" office:value-type="float" office:value="2.39999999990687" calcext:value-type="float">
            <text:p>2,39999999990687</text:p>
          </table:table-cell>
          <table:table-cell table:style-name="Default" office:value-type="float" office:value="15.1999999999534" calcext:value-type="float">
            <text:p>15,1999999999534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1.5" calcext:value-type="float">
            <text:p>31,5</text:p>
          </table:table-cell>
          <table:table-cell table:style-name="Default" office:value-type="float" office:value="20.4000000000233" calcext:value-type="float">
            <text:p>20,4000000000233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37.3000000000466" calcext:value-type="float">
            <text:p>37,3000000000466</text:p>
          </table:table-cell>
          <table:table-cell table:number-columns-repeated="17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Default" office:value-type="float" office:value="2.10000000009313" calcext:value-type="float">
            <text:p>2,100000000093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299999999930151" calcext:value-type="float">
            <text:p>0,299999999930151</text:p>
          </table:table-cell>
          <table:table-cell table:style-name="Default" office:value-type="float" office:value="1.70000000006985" calcext:value-type="float">
            <text:p>1,7000000000698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6.1999999999534" calcext:value-type="float">
            <text:p>16,1999999999534</text:p>
          </table:table-cell>
          <table:table-cell table:style-name="Default" office:value-type="float" office:value="10.6000000000931" calcext:value-type="float">
            <text:p>10,6000000000931</text:p>
          </table:table-cell>
          <table:table-cell table:style-name="Default" office:value-type="float" office:value="31.5999999999767" calcext:value-type="float">
            <text:p>31,5999999999767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office:value-type="float" office:value="55.5999999999767" calcext:value-type="float">
            <text:p>55,5999999999767</text:p>
          </table:table-cell>
          <table:table-cell table:style-name="Default" office:value-type="float" office:value="36.9000000000233" calcext:value-type="float">
            <text:p>36,9000000000233</text:p>
          </table:table-cell>
          <table:table-cell table:number-columns-repeated="17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Default" office:value-type="float" office:value="1.90000000002328" calcext:value-type="float">
            <text:p>1,90000000002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5.8000000000466" calcext:value-type="float">
            <text:p>15,8000000000466</text:p>
          </table:table-cell>
          <table:table-cell table:style-name="Default" office:value-type="float" office:value="9.40000000002328" calcext:value-type="float">
            <text:p>9,40000000002328</text:p>
          </table:table-cell>
          <table:table-cell table:style-name="Default" office:value-type="float" office:value="33.7999999999302" calcext:value-type="float">
            <text:p>33,7999999999302</text:p>
          </table:table-cell>
          <table:table-cell table:style-name="Default" office:value-type="float" office:value="20.9000000000233" calcext:value-type="float">
            <text:p>20,9000000000233</text:p>
          </table:table-cell>
          <table:table-cell table:style-name="Default" office:value-type="float" office:value="55.7000000000699" calcext:value-type="float">
            <text:p>55,7000000000699</text:p>
          </table:table-cell>
          <table:table-cell table:style-name="Default" office:value-type="float" office:value="36.7999999999302" calcext:value-type="float">
            <text:p>36,7999999999302</text:p>
          </table:table-cell>
          <table:table-cell table:number-columns-repeated="17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30000000004657" calcext:value-type="float">
            <text:p>1,30000000004657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60000000009313" calcext:value-type="float">
            <text:p>1,60000000009313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5.6999999999534" calcext:value-type="float">
            <text:p>15,6999999999534</text:p>
          </table:table-cell>
          <table:table-cell table:style-name="Default" office:value-type="float" office:value="9.5" calcext:value-type="float">
            <text:p>9,5</text:p>
          </table:table-cell>
          <table:table-cell table:style-name="Default" office:value-type="float" office:value="33.7999999999302" calcext:value-type="float">
            <text:p>33,7999999999302</text:p>
          </table:table-cell>
          <table:table-cell table:style-name="Default" office:value-type="float" office:value="20.8000000000466" calcext:value-type="float">
            <text:p>20,8000000000466</text:p>
          </table:table-cell>
          <table:table-cell table:style-name="Default" office:value-type="float" office:value="55.3000000000466" calcext:value-type="float">
            <text:p>55,3000000000466</text:p>
          </table:table-cell>
          <table:table-cell table:style-name="Default" office:value-type="float" office:value="37.4000000000233" calcext:value-type="float">
            <text:p>37,4000000000233</text:p>
          </table:table-cell>
          <table:table-cell table:number-columns-repeated="17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60000000009313" calcext:value-type="float">
            <text:p>2,60000000009313</text:p>
          </table:table-cell>
          <table:table-cell table:style-name="Default" office:value-type="float" office:value="15.2999999999302" calcext:value-type="float">
            <text:p>15,2999999999302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2.8000000000466" calcext:value-type="float">
            <text:p>32,8000000000466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55.9000000000233" calcext:value-type="float">
            <text:p>55,9000000000233</text:p>
          </table:table-cell>
          <table:table-cell table:style-name="Default" office:value-type="float" office:value="38.5" calcext:value-type="float">
            <text:p>38,5</text:p>
          </table:table-cell>
          <table:table-cell table:number-columns-repeated="17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80000000004657" calcext:value-type="float">
            <text:p>1,80000000004657</text:p>
          </table:table-cell>
          <table:table-cell table:style-name="Default" office:value-type="float" office:value="0.400000000023283" calcext:value-type="float">
            <text:p>0,400000000023283</text:p>
          </table:table-cell>
          <table:table-cell table:style-name="Default" office:value-type="float" office:value="2.90000000002328" calcext:value-type="float">
            <text:p>2,90000000002328</text:p>
          </table:table-cell>
          <table:table-cell table:style-name="Default" office:value-type="float" office:value="1.19999999995343" calcext:value-type="float">
            <text:p>1,19999999995343</text:p>
          </table:table-cell>
          <table:table-cell table:style-name="Default" office:value-type="float" office:value="6.5" calcext:value-type="float">
            <text:p>6,5</text:p>
          </table:table-cell>
          <table:table-cell table:style-name="Default" office:value-type="float" office:value="3.5" calcext:value-type="float">
            <text:p>3,5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2.1999999999534" calcext:value-type="float">
            <text:p>32,1999999999534</text:p>
          </table:table-cell>
          <table:table-cell table:style-name="Default" office:value-type="float" office:value="20.7000000000699" calcext:value-type="float">
            <text:p>20,7000000000699</text:p>
          </table:table-cell>
          <table:table-cell table:style-name="Default" office:value-type="float" office:value="55.2000000000699" calcext:value-type="float">
            <text:p>55,2000000000699</text:p>
          </table:table-cell>
          <table:table-cell table:style-name="Default" office:value-type="float" office:value="37.7999999999302" calcext:value-type="float">
            <text:p>37,7999999999302</text:p>
          </table:table-cell>
          <table:table-cell table:number-columns-repeated="17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9999999995343" calcext:value-type="float">
            <text:p>1,19999999995343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30000000004657" calcext:value-type="float">
            <text:p>4,30000000004657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5.0999999999767" calcext:value-type="float">
            <text:p>15,0999999999767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41.2999999999302" calcext:value-type="float">
            <text:p>41,2999999999302</text:p>
          </table:table-cell>
          <table:table-cell table:style-name="Default" office:value-type="float" office:value="20.9000000000233" calcext:value-type="float">
            <text:p>20,9000000000233</text:p>
          </table:table-cell>
          <table:table-cell table:style-name="Default" office:value-type="float" office:value="54.8999999999069" calcext:value-type="float">
            <text:p>54,8999999999069</text:p>
          </table:table-cell>
          <table:table-cell table:style-name="Default" office:value-type="float" office:value="37.6000000000931" calcext:value-type="float">
            <text:p>37,6000000000931</text:p>
          </table:table-cell>
          <table:table-cell table:number-columns-repeated="17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80000000004657" calcext:value-type="float">
            <text:p>1,80000000004657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29999999993015" calcext:value-type="float">
            <text:p>4,29999999993015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5.5" calcext:value-type="float">
            <text:p>15,5</text:p>
          </table:table-cell>
          <table:table-cell table:style-name="Default" office:value-type="float" office:value="9.40000000002328" calcext:value-type="float">
            <text:p>9,40000000002328</text:p>
          </table:table-cell>
          <table:table-cell table:style-name="Default" office:value-type="float" office:value="33.0999999999767" calcext:value-type="float">
            <text:p>33,0999999999767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54.6999999999534" calcext:value-type="float">
            <text:p>54,6999999999534</text:p>
          </table:table-cell>
          <table:table-cell table:style-name="Default" office:value-type="float" office:value="37.5999999999767" calcext:value-type="float">
            <text:p>37,5999999999767</text:p>
          </table:table-cell>
          <table:table-cell table:number-columns-repeated="17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20000000006985" calcext:value-type="float">
            <text:p>4,20000000006985</text:p>
          </table:table-cell>
          <table:table-cell table:style-name="Default" office:value-type="float" office:value="2.39999999990687" calcext:value-type="float">
            <text:p>2,3999999999068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9.29999999993015" calcext:value-type="float">
            <text:p>9,29999999993015</text:p>
          </table:table-cell>
          <table:table-cell table:style-name="Default" office:value-type="float" office:value="31.9000000000233" calcext:value-type="float">
            <text:p>31,9000000000233</text:p>
          </table:table-cell>
          <table:table-cell table:style-name="Default" office:value-type="float" office:value="21.1999999999534" calcext:value-type="float">
            <text:p>21,1999999999534</text:p>
          </table:table-cell>
          <table:table-cell table:style-name="Default" office:value-type="float" office:value="54.9000000000233" calcext:value-type="float">
            <text:p>54,9000000000233</text:p>
          </table:table-cell>
          <table:table-cell table:style-name="Default" office:value-type="float" office:value="36.8000000000466" calcext:value-type="float">
            <text:p>36,8000000000466</text:p>
          </table:table-cell>
          <table:table-cell table:number-columns-repeated="17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Default" office:value-type="float" office:value="1.80000000004657" calcext:value-type="float">
            <text:p>1,800000000046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2.70000000006985" calcext:value-type="float">
            <text:p>2,70000000006985</text:p>
          </table:table-cell>
          <table:table-cell table:style-name="Default" office:value-type="float" office:value="1.40000000002328" calcext:value-type="float">
            <text:p>1,40000000002328</text:p>
          </table:table-cell>
          <table:table-cell table:style-name="Default" office:value-type="float" office:value="7.40000000002328" calcext:value-type="float">
            <text:p>7,40000000002328</text:p>
          </table:table-cell>
          <table:table-cell table:style-name="Default" office:value-type="float" office:value="3.79999999993015" calcext:value-type="float">
            <text:p>3,79999999993015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1.3000000000466" calcext:value-type="float">
            <text:p>31,3000000000466</text:p>
          </table:table-cell>
          <table:table-cell table:style-name="Default" office:value-type="float" office:value="20.6999999999534" calcext:value-type="float">
            <text:p>20,6999999999534</text:p>
          </table:table-cell>
          <table:table-cell table:style-name="Default" office:value-type="float" office:value="55.6000000000931" calcext:value-type="float">
            <text:p>55,6000000000931</text:p>
          </table:table-cell>
          <table:table-cell table:style-name="Default" office:value-type="float" office:value="37.7999999999302" calcext:value-type="float">
            <text:p>37,7999999999302</text:p>
          </table:table-cell>
          <table:table-cell table:number-columns-repeated="17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Default" office:value-type="float" office:value="1.40000000002328" calcext:value-type="float">
            <text:p>1,40000000002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9999999997672" calcext:value-type="float">
            <text:p>1,09999999997672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3.80000000004657" calcext:value-type="float">
            <text:p>3,80000000004657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6.0999999999767" calcext:value-type="float">
            <text:p>16,0999999999767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0.8000000000466" calcext:value-type="float">
            <text:p>20,8000000000466</text:p>
          </table:table-cell>
          <table:table-cell table:style-name="Default" office:value-type="float" office:value="56.0999999999767" calcext:value-type="float">
            <text:p>56,0999999999767</text:p>
          </table:table-cell>
          <table:table-cell table:style-name="Default" office:value-type="float" office:value="36.7000000000699" calcext:value-type="float">
            <text:p>36,7000000000699</text:p>
          </table:table-cell>
          <table:table-cell table:number-columns-repeated="17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4.5" calcext:value-type="float">
            <text:p>4,5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15.0999999999767" calcext:value-type="float">
            <text:p>15,0999999999767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34.1999999999534" calcext:value-type="float">
            <text:p>34,1999999999534</text:p>
          </table:table-cell>
          <table:table-cell table:style-name="Default" office:value-type="float" office:value="20.7000000000699" calcext:value-type="float">
            <text:p>20,7000000000699</text:p>
          </table:table-cell>
          <table:table-cell table:style-name="Default" office:value-type="float" office:value="55.9000000000233" calcext:value-type="float">
            <text:p>55,9000000000233</text:p>
          </table:table-cell>
          <table:table-cell table:style-name="Default" office:value-type="float" office:value="37.0999999999767" calcext:value-type="float">
            <text:p>37,0999999999767</text:p>
          </table:table-cell>
          <table:table-cell table:number-columns-repeated="17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70000000006985" calcext:value-type="float">
            <text:p>1,7000000000698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40000000002328" calcext:value-type="float">
            <text:p>4,40000000002328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5.8000000000466" calcext:value-type="float">
            <text:p>15,8000000000466</text:p>
          </table:table-cell>
          <table:table-cell table:style-name="Default" office:value-type="float" office:value="9.5" calcext:value-type="float">
            <text:p>9,5</text:p>
          </table:table-cell>
          <table:table-cell table:style-name="Default" office:value-type="float" office:value="31.8000000000466" calcext:value-type="float">
            <text:p>31,8000000000466</text:p>
          </table:table-cell>
          <table:table-cell table:style-name="Default" office:value-type="float" office:value="20.8000000000466" calcext:value-type="float">
            <text:p>20,8000000000466</text:p>
          </table:table-cell>
          <table:table-cell table:style-name="Default" office:value-type="float" office:value="55.8000000000466" calcext:value-type="float">
            <text:p>55,8000000000466</text:p>
          </table:table-cell>
          <table:table-cell table:style-name="Default" office:value-type="float" office:value="37.3999999999069" calcext:value-type="float">
            <text:p>37,3999999999069</text:p>
          </table:table-cell>
          <table:table-cell table:number-columns-repeated="17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70000000006985" calcext:value-type="float">
            <text:p>1,7000000000698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29999999993015" calcext:value-type="float">
            <text:p>4,29999999993015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16.0999999999767" calcext:value-type="float">
            <text:p>16,0999999999767</text:p>
          </table:table-cell>
          <table:table-cell table:style-name="Default" office:value-type="float" office:value="9.59999999997672" calcext:value-type="float">
            <text:p>9,59999999997672</text:p>
          </table:table-cell>
          <table:table-cell table:style-name="Default" office:value-type="float" office:value="32.0999999999767" calcext:value-type="float">
            <text:p>32,0999999999767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8.6999999999534" calcext:value-type="float">
            <text:p>58,6999999999534</text:p>
          </table:table-cell>
          <table:table-cell table:style-name="Default" office:value-type="float" office:value="37.2000000000699" calcext:value-type="float">
            <text:p>37,2000000000699</text:p>
          </table:table-cell>
          <table:table-cell table:number-columns-repeated="17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20000000006985" calcext:value-type="float">
            <text:p>1,20000000006985</text:p>
          </table:table-cell>
          <table:table-cell table:style-name="Default" office:value-type="float" office:value="0.299999999930151" calcext:value-type="float">
            <text:p>0,299999999930151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4.9000000000233" calcext:value-type="float">
            <text:p>14,9000000000233</text:p>
          </table:table-cell>
          <table:table-cell table:style-name="Default" office:value-type="float" office:value="9.39999999990687" calcext:value-type="float">
            <text:p>9,39999999990687</text:p>
          </table:table-cell>
          <table:table-cell table:style-name="Default" office:value-type="float" office:value="31.6999999999534" calcext:value-type="float">
            <text:p>31,6999999999534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5.5" calcext:value-type="float">
            <text:p>55,5</text:p>
          </table:table-cell>
          <table:table-cell table:style-name="Default" office:value-type="float" office:value="37.5999999999767" calcext:value-type="float">
            <text:p>37,5999999999767</text:p>
          </table:table-cell>
          <table:table-cell table:number-columns-repeated="17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70000000006985" calcext:value-type="float">
            <text:p>1,7000000000698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30000000004657" calcext:value-type="float">
            <text:p>4,30000000004657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6.4000000000233" calcext:value-type="float">
            <text:p>16,4000000000233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2.6999999999534" calcext:value-type="float">
            <text:p>32,6999999999534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37.7999999999302" calcext:value-type="float">
            <text:p>37,7999999999302</text:p>
          </table:table-cell>
          <table:table-cell table:number-columns-repeated="17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20000000006985" calcext:value-type="float">
            <text:p>1,20000000006985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.40000000002328" calcext:value-type="float">
            <text:p>9,40000000002328</text:p>
          </table:table-cell>
          <table:table-cell table:style-name="Default" office:value-type="float" office:value="32.0999999999767" calcext:value-type="float">
            <text:p>32,0999999999767</text:p>
          </table:table-cell>
          <table:table-cell table:style-name="Default" office:value-type="float" office:value="21.2000000000699" calcext:value-type="float">
            <text:p>21,2000000000699</text:p>
          </table:table-cell>
          <table:table-cell table:style-name="Default" office:value-type="float" office:value="69.5999999999767" calcext:value-type="float">
            <text:p>69,5999999999767</text:p>
          </table:table-cell>
          <table:table-cell table:style-name="Default" office:value-type="float" office:value="37.3000000000466" calcext:value-type="float">
            <text:p>37,3000000000466</text:p>
          </table:table-cell>
          <table:table-cell table:number-columns-repeated="17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4.59999999997672" calcext:value-type="float">
            <text:p>4,59999999997672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4.8000000000466" calcext:value-type="float">
            <text:p>14,8000000000466</text:p>
          </table:table-cell>
          <table:table-cell table:style-name="Default" office:value-type="float" office:value="9.40000000002328" calcext:value-type="float">
            <text:p>9,4000000000232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1.1999999999534" calcext:value-type="float">
            <text:p>21,1999999999534</text:p>
          </table:table-cell>
          <table:table-cell table:style-name="Default" office:value-type="float" office:value="68.8000000000466" calcext:value-type="float">
            <text:p>68,8000000000466</text:p>
          </table:table-cell>
          <table:table-cell table:style-name="Default" office:value-type="float" office:value="37.7999999999302" calcext:value-type="float">
            <text:p>37,7999999999302</text:p>
          </table:table-cell>
          <table:table-cell table:number-columns-repeated="17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99999999906868" calcext:value-type="float">
            <text:p>0,899999999906868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1.40000000002328" calcext:value-type="float">
            <text:p>1,40000000002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10000000009313" calcext:value-type="float">
            <text:p>4,10000000009313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14.9000000000233" calcext:value-type="float">
            <text:p>14,9000000000233</text:p>
          </table:table-cell>
          <table:table-cell table:style-name="Default" office:value-type="float" office:value="9.40000000002328" calcext:value-type="float">
            <text:p>9,40000000002328</text:p>
          </table:table-cell>
          <table:table-cell table:style-name="Default" office:value-type="float" office:value="33.3000000000466" calcext:value-type="float">
            <text:p>33,3000000000466</text:p>
          </table:table-cell>
          <table:table-cell table:style-name="Default" office:value-type="float" office:value="20.7999999999302" calcext:value-type="float">
            <text:p>20,7999999999302</text:p>
          </table:table-cell>
          <table:table-cell table:style-name="Default" office:value-type="float" office:value="54.8999999999069" calcext:value-type="float">
            <text:p>54,8999999999069</text:p>
          </table:table-cell>
          <table:table-cell table:style-name="Default" office:value-type="float" office:value="37.3000000000466" calcext:value-type="float">
            <text:p>37,3000000000466</text:p>
          </table:table-cell>
          <table:table-cell table:number-columns-repeated="17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70000000006985" calcext:value-type="float">
            <text:p>1,7000000000698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19999999995343" calcext:value-type="float">
            <text:p>4,19999999995343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6.9000000000233" calcext:value-type="float">
            <text:p>16,9000000000233</text:p>
          </table:table-cell>
          <table:table-cell table:style-name="Default" office:value-type="float" office:value="9.29999999993015" calcext:value-type="float">
            <text:p>9,29999999993015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1.2999999999302" calcext:value-type="float">
            <text:p>21,2999999999302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36.8000000000466" calcext:value-type="float">
            <text:p>36,8000000000466</text:p>
          </table:table-cell>
          <table:table-cell table:number-columns-repeated="17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40000000002328" calcext:value-type="float">
            <text:p>1,40000000002328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20000000006985" calcext:value-type="float">
            <text:p>4,20000000006985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5.0999999999767" calcext:value-type="float">
            <text:p>15,0999999999767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31.5" calcext:value-type="float">
            <text:p>31,5</text:p>
          </table:table-cell>
          <table:table-cell table:style-name="Default" office:value-type="float" office:value="20.7999999999302" calcext:value-type="float">
            <text:p>20,7999999999302</text:p>
          </table:table-cell>
          <table:table-cell table:style-name="Default" office:value-type="float" office:value="55.2999999999302" calcext:value-type="float">
            <text:p>55,2999999999302</text:p>
          </table:table-cell>
          <table:table-cell table:style-name="Default" office:value-type="float" office:value="37.3000000000466" calcext:value-type="float">
            <text:p>37,3000000000466</text:p>
          </table:table-cell>
          <table:table-cell table:number-columns-repeated="17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40000000002328" calcext:value-type="float">
            <text:p>4,40000000002328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4.5" calcext:value-type="float">
            <text:p>14,5</text:p>
          </table:table-cell>
          <table:table-cell table:style-name="Default" office:value-type="float" office:value="9.39999999990687" calcext:value-type="float">
            <text:p>9,39999999990687</text:p>
          </table:table-cell>
          <table:table-cell table:style-name="Default" office:value-type="float" office:value="31.7999999999302" calcext:value-type="float">
            <text:p>31,7999999999302</text:p>
          </table:table-cell>
          <table:table-cell table:style-name="Default" office:value-type="float" office:value="20.8000000000466" calcext:value-type="float">
            <text:p>20,8000000000466</text:p>
          </table:table-cell>
          <table:table-cell table:style-name="Default" office:value-type="float" office:value="55.6999999999534" calcext:value-type="float">
            <text:p>55,6999999999534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17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Default" office:value-type="float" office:value="1.79999999993015" calcext:value-type="float">
            <text:p>1,79999999993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3.70000000006985" calcext:value-type="float">
            <text:p>3,70000000006985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5.6999999999534" calcext:value-type="float">
            <text:p>15,6999999999534</text:p>
          </table:table-cell>
          <table:table-cell table:style-name="Default" office:value-type="float" office:value="9.5" calcext:value-type="float">
            <text:p>9,5</text:p>
          </table:table-cell>
          <table:table-cell table:style-name="Default" office:value-type="float" office:value="31.8000000000466" calcext:value-type="float">
            <text:p>31,8000000000466</text:p>
          </table:table-cell>
          <table:table-cell table:style-name="Default" office:value-type="float" office:value="20.6999999999534" calcext:value-type="float">
            <text:p>20,6999999999534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37.0999999999767" calcext:value-type="float">
            <text:p>37,0999999999767</text:p>
          </table:table-cell>
          <table:table-cell table:number-columns-repeated="17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Default" office:value-type="float" office:value="2.39999999990687" calcext:value-type="float">
            <text:p>2,39999999990687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30000000004657" calcext:value-type="float">
            <text:p>1,30000000004657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40000000002328" calcext:value-type="float">
            <text:p>4,40000000002328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15.8999999999069" calcext:value-type="float">
            <text:p>15,8999999999069</text:p>
          </table:table-cell>
          <table:table-cell table:style-name="Default" office:value-type="float" office:value="9.20000000006985" calcext:value-type="float">
            <text:p>9,20000000006985</text:p>
          </table:table-cell>
          <table:table-cell table:style-name="Default" office:value-type="float" office:value="33.7000000000699" calcext:value-type="float">
            <text:p>33,7000000000699</text:p>
          </table:table-cell>
          <table:table-cell table:style-name="Default" office:value-type="float" office:value="20.7999999999302" calcext:value-type="float">
            <text:p>20,7999999999302</text:p>
          </table:table-cell>
          <table:table-cell table:style-name="Default" office:value-type="float" office:value="55.7999999999302" calcext:value-type="float">
            <text:p>55,7999999999302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17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Default" office:value-type="float" office:value="1.90000000002328" calcext:value-type="float">
            <text:p>1,90000000002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9999999997672" calcext:value-type="float">
            <text:p>1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0000000002328" calcext:value-type="float">
            <text:p>1,40000000002328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40000000002328" calcext:value-type="float">
            <text:p>1,40000000002328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20000000006985" calcext:value-type="float">
            <text:p>4,20000000006985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27.6999999999534" calcext:value-type="float">
            <text:p>27,6999999999534</text:p>
          </table:table-cell>
          <table:table-cell table:style-name="Default" office:value-type="float" office:value="9.20000000006985" calcext:value-type="float">
            <text:p>9,20000000006985</text:p>
          </table:table-cell>
          <table:table-cell table:style-name="Default" office:value-type="float" office:value="32.5999999999767" calcext:value-type="float">
            <text:p>32,5999999999767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6.2999999999302" calcext:value-type="float">
            <text:p>56,2999999999302</text:p>
          </table:table-cell>
          <table:table-cell table:style-name="Default" office:value-type="float" office:value="37.2000000000699" calcext:value-type="float">
            <text:p>37,2000000000699</text:p>
          </table:table-cell>
          <table:table-cell table:number-columns-repeated="17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Default" office:value-type="float" office:value="1.90000000002328" calcext:value-type="float">
            <text:p>1,90000000002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20000000006985" calcext:value-type="float">
            <text:p>1,20000000006985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5.2000000000699" calcext:value-type="float">
            <text:p>15,2000000000699</text:p>
          </table:table-cell>
          <table:table-cell table:style-name="Default" office:value-type="float" office:value="9.59999999997672" calcext:value-type="float">
            <text:p>9,59999999997672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0.9000000000233" calcext:value-type="float">
            <text:p>20,9000000000233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37.5999999999767" calcext:value-type="float">
            <text:p>37,5999999999767</text:p>
          </table:table-cell>
          <table:table-cell table:number-columns-repeated="17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Default" office:value-type="float" office:value="1.80000000004657" calcext:value-type="float">
            <text:p>1,800000000046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5.0999999999767" calcext:value-type="float">
            <text:p>15,0999999999767</text:p>
          </table:table-cell>
          <table:table-cell table:style-name="Default" office:value-type="float" office:value="9.5" calcext:value-type="float">
            <text:p>9,5</text:p>
          </table:table-cell>
          <table:table-cell table:style-name="Default" office:value-type="float" office:value="32.5999999999767" calcext:value-type="float">
            <text:p>32,5999999999767</text:p>
          </table:table-cell>
          <table:table-cell table:style-name="Default" office:value-type="float" office:value="21.1000000000931" calcext:value-type="float">
            <text:p>21,1000000000931</text:p>
          </table:table-cell>
          <table:table-cell table:style-name="Default" office:value-type="float" office:value="58.4000000000233" calcext:value-type="float">
            <text:p>58,4000000000233</text:p>
          </table:table-cell>
          <table:table-cell table:style-name="Default" office:value-type="float" office:value="37.6999999999534" calcext:value-type="float">
            <text:p>37,6999999999534</text:p>
          </table:table-cell>
          <table:table-cell table:number-columns-repeated="17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3.89999999990687" calcext:value-type="float">
            <text:p>3,89999999990687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6.3000000000466" calcext:value-type="float">
            <text:p>16,3000000000466</text:p>
          </table:table-cell>
          <table:table-cell table:style-name="Default" office:value-type="float" office:value="9.40000000002328" calcext:value-type="float">
            <text:p>9,40000000002328</text:p>
          </table:table-cell>
          <table:table-cell table:style-name="Default" office:value-type="float" office:value="34.3000000000466" calcext:value-type="float">
            <text:p>34,3000000000466</text:p>
          </table:table-cell>
          <table:table-cell table:style-name="Default" office:value-type="float" office:value="21.1999999999534" calcext:value-type="float">
            <text:p>21,1999999999534</text:p>
          </table:table-cell>
          <table:table-cell table:style-name="Default" office:value-type="float" office:value="54.8000000000466" calcext:value-type="float">
            <text:p>54,8000000000466</text:p>
          </table:table-cell>
          <table:table-cell table:style-name="Default" office:value-type="float" office:value="37.9000000000233" calcext:value-type="float">
            <text:p>37,9000000000233</text:p>
          </table:table-cell>
          <table:table-cell table:number-columns-repeated="17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09999999997672" calcext:value-type="float">
            <text:p>1,09999999997672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70000000006985" calcext:value-type="float">
            <text:p>1,70000000006985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19999999995343" calcext:value-type="float">
            <text:p>4,19999999995343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6.4000000000233" calcext:value-type="float">
            <text:p>16,4000000000233</text:p>
          </table:table-cell>
          <table:table-cell table:style-name="Default" office:value-type="float" office:value="9.40000000002328" calcext:value-type="float">
            <text:p>9,40000000002328</text:p>
          </table:table-cell>
          <table:table-cell table:style-name="Default" office:value-type="float" office:value="31.7000000000699" calcext:value-type="float">
            <text:p>31,7000000000699</text:p>
          </table:table-cell>
          <table:table-cell table:style-name="Default" office:value-type="float" office:value="21.5" calcext:value-type="float">
            <text:p>21,5</text:p>
          </table:table-cell>
          <table:table-cell table:style-name="Default" office:value-type="float" office:value="54.9000000000233" calcext:value-type="float">
            <text:p>54,9000000000233</text:p>
          </table:table-cell>
          <table:table-cell table:style-name="Default" office:value-type="float" office:value="37.4000000000233" calcext:value-type="float">
            <text:p>37,4000000000233</text:p>
          </table:table-cell>
          <table:table-cell table:number-columns-repeated="17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Default" office:value-type="float" office:value="1.90000000002328" calcext:value-type="float">
            <text:p>1,90000000002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19999999995343" calcext:value-type="float">
            <text:p>1,19999999995343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4.29999999993015" calcext:value-type="float">
            <text:p>4,29999999993015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.59999999997672" calcext:value-type="float">
            <text:p>9,59999999997672</text:p>
          </table:table-cell>
          <table:table-cell table:style-name="Default" office:value-type="float" office:value="32.1999999999534" calcext:value-type="float">
            <text:p>32,1999999999534</text:p>
          </table:table-cell>
          <table:table-cell table:style-name="Default" office:value-type="float" office:value="22.9000000000233" calcext:value-type="float">
            <text:p>22,9000000000233</text:p>
          </table:table-cell>
          <table:table-cell table:style-name="Default" office:value-type="float" office:value="55.1999999999534" calcext:value-type="float">
            <text:p>55,1999999999534</text:p>
          </table:table-cell>
          <table:table-cell table:style-name="Default" office:value-type="float" office:value="38.5999999999767" calcext:value-type="float">
            <text:p>38,5999999999767</text:p>
          </table:table-cell>
          <table:table-cell table:number-columns-repeated="17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Default" office:value-type="float" office:value="1.70000000006985" calcext:value-type="float">
            <text:p>1,70000000006985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4.5" calcext:value-type="float">
            <text:p>4,5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5.8000000000466" calcext:value-type="float">
            <text:p>15,8000000000466</text:p>
          </table:table-cell>
          <table:table-cell table:style-name="Default" office:value-type="float" office:value="9.5" calcext:value-type="float">
            <text:p>9,5</text:p>
          </table:table-cell>
          <table:table-cell table:style-name="Default" office:value-type="float" office:value="31.8000000000466" calcext:value-type="float">
            <text:p>31,8000000000466</text:p>
          </table:table-cell>
          <table:table-cell table:style-name="Default" office:value-type="float" office:value="22.4000000000233" calcext:value-type="float">
            <text:p>22,4000000000233</text:p>
          </table:table-cell>
          <table:table-cell table:style-name="Default" office:value-type="float" office:value="55.1999999999534" calcext:value-type="float">
            <text:p>55,1999999999534</text:p>
          </table:table-cell>
          <table:table-cell table:style-name="Default" office:value-type="float" office:value="38.4000000000233" calcext:value-type="float">
            <text:p>38,4000000000233</text:p>
          </table:table-cell>
          <table:table-cell table:number-columns-repeated="17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79999999993015" calcext:value-type="float">
            <text:p>1,79999999993015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4.39999999990687" calcext:value-type="float">
            <text:p>4,39999999990687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6.5999999999767" calcext:value-type="float">
            <text:p>16,5999999999767</text:p>
          </table:table-cell>
          <table:table-cell table:style-name="Default" office:value-type="float" office:value="9.5" calcext:value-type="float">
            <text:p>9,5</text:p>
          </table:table-cell>
          <table:table-cell table:style-name="Default" office:value-type="float" office:value="41.4000000000233" calcext:value-type="float">
            <text:p>41,4000000000233</text:p>
          </table:table-cell>
          <table:table-cell table:style-name="Default" office:value-type="float" office:value="21.3999999999069" calcext:value-type="float">
            <text:p>21,3999999999069</text:p>
          </table:table-cell>
          <table:table-cell table:style-name="Default" office:value-type="float" office:value="55.4000000000233" calcext:value-type="float">
            <text:p>55,4000000000233</text:p>
          </table:table-cell>
          <table:table-cell table:style-name="Default" office:value-type="float" office:value="37.0999999999767" calcext:value-type="float">
            <text:p>37,0999999999767</text:p>
          </table:table-cell>
          <table:table-cell table:number-columns-repeated="17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70000000006985" calcext:value-type="float">
            <text:p>1,7000000000698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3.90000000002328" calcext:value-type="float">
            <text:p>3,90000000002328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6.1999999999534" calcext:value-type="float">
            <text:p>16,1999999999534</text:p>
          </table:table-cell>
          <table:table-cell table:style-name="Default" office:value-type="float" office:value="9.5" calcext:value-type="float">
            <text:p>9,5</text:p>
          </table:table-cell>
          <table:table-cell table:style-name="Default" office:value-type="float" office:value="31.7999999999302" calcext:value-type="float">
            <text:p>31,7999999999302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5.4000000000233" calcext:value-type="float">
            <text:p>55,4000000000233</text:p>
          </table:table-cell>
          <table:table-cell table:style-name="Default" office:value-type="float" office:value="37.1999999999534" calcext:value-type="float">
            <text:p>37,1999999999534</text:p>
          </table:table-cell>
          <table:table-cell table:number-columns-repeated="17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1.6999999999534" calcext:value-type="float">
            <text:p>11,6999999999534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5.79999999993015" calcext:value-type="float">
            <text:p>5,79999999993015</text:p>
          </table:table-cell>
          <table:table-cell table:style-name="Default" office:value-type="float" office:value="3.10000000009313" calcext:value-type="float">
            <text:p>3,10000000009313</text:p>
          </table:table-cell>
          <table:table-cell table:style-name="Default" office:value-type="float" office:value="16.3000000000466" calcext:value-type="float">
            <text:p>16,3000000000466</text:p>
          </table:table-cell>
          <table:table-cell table:style-name="Default" office:value-type="float" office:value="9.5" calcext:value-type="float">
            <text:p>9,5</text:p>
          </table:table-cell>
          <table:table-cell table:style-name="Default" office:value-type="float" office:value="31.7999999999302" calcext:value-type="float">
            <text:p>31,7999999999302</text:p>
          </table:table-cell>
          <table:table-cell table:style-name="Default" office:value-type="float" office:value="21.2000000000699" calcext:value-type="float">
            <text:p>21,2000000000699</text:p>
          </table:table-cell>
          <table:table-cell table:style-name="Default" office:value-type="float" office:value="55.5999999999767" calcext:value-type="float">
            <text:p>55,5999999999767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17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99999999906868" calcext:value-type="float">
            <text:p>0,899999999906868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4.69999999995343" calcext:value-type="float">
            <text:p>4,69999999995343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.40000000002328" calcext:value-type="float">
            <text:p>9,40000000002328</text:p>
          </table:table-cell>
          <table:table-cell table:style-name="Default" office:value-type="float" office:value="31.5" calcext:value-type="float">
            <text:p>31,5</text:p>
          </table:table-cell>
          <table:table-cell table:style-name="Default" office:value-type="float" office:value="20.7000000000699" calcext:value-type="float">
            <text:p>20,7000000000699</text:p>
          </table:table-cell>
          <table:table-cell table:style-name="Default" office:value-type="float" office:value="56.1000000000931" calcext:value-type="float">
            <text:p>56,1000000000931</text:p>
          </table:table-cell>
          <table:table-cell table:style-name="Default" office:value-type="float" office:value="37.5999999999767" calcext:value-type="float">
            <text:p>37,5999999999767</text:p>
          </table:table-cell>
          <table:table-cell table:number-columns-repeated="17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80000000004657" calcext:value-type="float">
            <text:p>1,80000000004657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40000000002328" calcext:value-type="float">
            <text:p>4,40000000002328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15.3999999999069" calcext:value-type="float">
            <text:p>15,3999999999069</text:p>
          </table:table-cell>
          <table:table-cell table:style-name="Default" office:value-type="float" office:value="9.70000000006985" calcext:value-type="float">
            <text:p>9,70000000006985</text:p>
          </table:table-cell>
          <table:table-cell table:style-name="Default" office:value-type="float" office:value="32.1999999999534" calcext:value-type="float">
            <text:p>32,1999999999534</text:p>
          </table:table-cell>
          <table:table-cell table:style-name="Default" office:value-type="float" office:value="21.1000000000931" calcext:value-type="float">
            <text:p>21,1000000000931</text:p>
          </table:table-cell>
          <table:table-cell table:style-name="Default" office:value-type="float" office:value="55.5" calcext:value-type="float">
            <text:p>55,5</text:p>
          </table:table-cell>
          <table:table-cell table:style-name="Default" office:value-type="float" office:value="37.8000000000466" calcext:value-type="float">
            <text:p>37,8000000000466</text:p>
          </table:table-cell>
          <table:table-cell table:number-columns-repeated="17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3.90000000002328" calcext:value-type="float">
            <text:p>3,90000000002328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5.0999999999767" calcext:value-type="float">
            <text:p>15,0999999999767</text:p>
          </table:table-cell>
          <table:table-cell table:style-name="Default" office:value-type="float" office:value="9.40000000002328" calcext:value-type="float">
            <text:p>9,40000000002328</text:p>
          </table:table-cell>
          <table:table-cell table:style-name="Default" office:value-type="float" office:value="41.7000000000699" calcext:value-type="float">
            <text:p>41,7000000000699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66.6999999999534" calcext:value-type="float">
            <text:p>66,6999999999534</text:p>
          </table:table-cell>
          <table:table-cell table:style-name="Default" office:value-type="float" office:value="37.9000000000233" calcext:value-type="float">
            <text:p>37,9000000000233</text:p>
          </table:table-cell>
          <table:table-cell table:number-columns-repeated="17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.299999999930151" calcext:value-type="float">
            <text:p>0,299999999930151</text:p>
          </table:table-cell>
          <table:table-cell table:style-name="Default" office:value-type="float" office:value="1.30000000004657" calcext:value-type="float">
            <text:p>1,30000000004657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40000000002328" calcext:value-type="float">
            <text:p>4,40000000002328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5.4000000000233" calcext:value-type="float">
            <text:p>15,4000000000233</text:p>
          </table:table-cell>
          <table:table-cell table:style-name="Default" office:value-type="float" office:value="9.80000000004657" calcext:value-type="float">
            <text:p>9,80000000004657</text:p>
          </table:table-cell>
          <table:table-cell table:style-name="Default" office:value-type="float" office:value="31.6999999999534" calcext:value-type="float">
            <text:p>31,6999999999534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6.2999999999302" calcext:value-type="float">
            <text:p>56,2999999999302</text:p>
          </table:table-cell>
          <table:table-cell table:style-name="Default" office:value-type="float" office:value="37.8000000000466" calcext:value-type="float">
            <text:p>37,8000000000466</text:p>
          </table:table-cell>
          <table:table-cell table:number-columns-repeated="17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4.19999999995343" calcext:value-type="float">
            <text:p>4,19999999995343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5.1999999999534" calcext:value-type="float">
            <text:p>15,1999999999534</text:p>
          </table:table-cell>
          <table:table-cell table:style-name="Default" office:value-type="float" office:value="11.1000000000931" calcext:value-type="float">
            <text:p>11,1000000000931</text:p>
          </table:table-cell>
          <table:table-cell table:style-name="Default" office:value-type="float" office:value="33.4000000000233" calcext:value-type="float">
            <text:p>33,4000000000233</text:p>
          </table:table-cell>
          <table:table-cell table:style-name="Default" office:value-type="float" office:value="21.1999999999534" calcext:value-type="float">
            <text:p>21,1999999999534</text:p>
          </table:table-cell>
          <table:table-cell table:style-name="Default" office:value-type="float" office:value="64.6000000000931" calcext:value-type="float">
            <text:p>64,6000000000931</text:p>
          </table:table-cell>
          <table:table-cell table:style-name="Default" office:value-type="float" office:value="37.6999999999534" calcext:value-type="float">
            <text:p>37,6999999999534</text:p>
          </table:table-cell>
          <table:table-cell table:number-columns-repeated="17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899999999906868" calcext:value-type="float">
            <text:p>0,899999999906868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5" calcext:value-type="float">
            <text:p>4,5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.59999999997672" calcext:value-type="float">
            <text:p>9,59999999997672</text:p>
          </table:table-cell>
          <table:table-cell table:style-name="Default" office:value-type="float" office:value="32.5" calcext:value-type="float">
            <text:p>32,5</text:p>
          </table:table-cell>
          <table:table-cell table:style-name="Default" office:value-type="float" office:value="21.1999999999534" calcext:value-type="float">
            <text:p>21,1999999999534</text:p>
          </table:table-cell>
          <table:table-cell table:style-name="Default" office:value-type="float" office:value="55.5999999999767" calcext:value-type="float">
            <text:p>55,5999999999767</text:p>
          </table:table-cell>
          <table:table-cell table:style-name="Default" office:value-type="float" office:value="37.6999999999534" calcext:value-type="float">
            <text:p>37,6999999999534</text:p>
          </table:table-cell>
          <table:table-cell table:number-columns-repeated="17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19999999995343" calcext:value-type="float">
            <text:p>1,199999999953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.5" calcext:value-type="float">
            <text:p>15,5</text:p>
          </table:table-cell>
          <table:table-cell table:style-name="Default" office:value-type="float" office:value="9.70000000006985" calcext:value-type="float">
            <text:p>9,70000000006985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21.1999999999534" calcext:value-type="float">
            <text:p>21,1999999999534</text:p>
          </table:table-cell>
          <table:table-cell table:style-name="Default" office:value-type="float" office:value="59.5" calcext:value-type="float">
            <text:p>59,5</text:p>
          </table:table-cell>
          <table:table-cell table:style-name="Default" office:value-type="float" office:value="38" calcext:value-type="float">
            <text:p>38</text:p>
          </table:table-cell>
          <table:table-cell table:number-columns-repeated="17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Default" office:value-type="float" office:value="1.39999999990687" calcext:value-type="float">
            <text:p>1,39999999990687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1.09999999997672" calcext:value-type="float">
            <text:p>1,0999999999767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09999999997672" calcext:value-type="float">
            <text:p>1,09999999997672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79999999993015" calcext:value-type="float">
            <text:p>1,79999999993015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4.19999999995343" calcext:value-type="float">
            <text:p>4,19999999995343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5.3000000000466" calcext:value-type="float">
            <text:p>15,3000000000466</text:p>
          </table:table-cell>
          <table:table-cell table:style-name="Default" office:value-type="float" office:value="9.5" calcext:value-type="float">
            <text:p>9,5</text:p>
          </table:table-cell>
          <table:table-cell table:style-name="Default" office:value-type="float" office:value="32.1999999999534" calcext:value-type="float">
            <text:p>32,1999999999534</text:p>
          </table:table-cell>
          <table:table-cell table:style-name="Default" office:value-type="float" office:value="21.3000000000466" calcext:value-type="float">
            <text:p>21,3000000000466</text:p>
          </table:table-cell>
          <table:table-cell table:style-name="Default" office:value-type="float" office:value="55.7000000000699" calcext:value-type="float">
            <text:p>55,7000000000699</text:p>
          </table:table-cell>
          <table:table-cell table:style-name="Default" office:value-type="float" office:value="37.7999999999302" calcext:value-type="float">
            <text:p>37,7999999999302</text:p>
          </table:table-cell>
          <table:table-cell table:number-columns-repeated="17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9999999995343" calcext:value-type="float">
            <text:p>1,19999999995343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1.79999999993015" calcext:value-type="float">
            <text:p>1,79999999993015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10000000009313" calcext:value-type="float">
            <text:p>4,10000000009313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16.5999999999767" calcext:value-type="float">
            <text:p>16,5999999999767</text:p>
          </table:table-cell>
          <table:table-cell table:style-name="Default" office:value-type="float" office:value="9.5" calcext:value-type="float">
            <text:p>9,5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21.0999999999767" calcext:value-type="float">
            <text:p>21,0999999999767</text:p>
          </table:table-cell>
          <table:table-cell table:style-name="Default" office:value-type="float" office:value="55.5999999999767" calcext:value-type="float">
            <text:p>55,5999999999767</text:p>
          </table:table-cell>
          <table:table-cell table:style-name="Default" office:value-type="float" office:value="37.6999999999534" calcext:value-type="float">
            <text:p>37,6999999999534</text:p>
          </table:table-cell>
          <table:table-cell table:number-columns-repeated="17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90000000002328" calcext:value-type="float">
            <text:p>1,90000000002328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40000000002328" calcext:value-type="float">
            <text:p>4,40000000002328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5.2999999999302" calcext:value-type="float">
            <text:p>15,2999999999302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2.3999999999069" calcext:value-type="float">
            <text:p>32,3999999999069</text:p>
          </table:table-cell>
          <table:table-cell table:style-name="Default" office:value-type="float" office:value="20.8000000000466" calcext:value-type="float">
            <text:p>20,8000000000466</text:p>
          </table:table-cell>
          <table:table-cell table:style-name="Default" office:value-type="float" office:value="55.0999999999767" calcext:value-type="float">
            <text:p>55,0999999999767</text:p>
          </table:table-cell>
          <table:table-cell table:style-name="Default" office:value-type="float" office:value="37.5999999999767" calcext:value-type="float">
            <text:p>37,5999999999767</text:p>
          </table:table-cell>
          <table:table-cell table:number-columns-repeated="17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Default" office:value-type="float" office:value="1.19999999995343" calcext:value-type="float">
            <text:p>1,199999999953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9999999990687" calcext:value-type="float">
            <text:p>1,39999999990687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3.19999999995343" calcext:value-type="float">
            <text:p>3,19999999995343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8.69999999995343" calcext:value-type="float">
            <text:p>8,6999999999534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29999999993015" calcext:value-type="float">
            <text:p>4,29999999993015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43.0999999999767" calcext:value-type="float">
            <text:p>43,0999999999767</text:p>
          </table:table-cell>
          <table:table-cell table:style-name="Default" office:value-type="float" office:value="20.9000000000233" calcext:value-type="float">
            <text:p>20,9000000000233</text:p>
          </table:table-cell>
          <table:table-cell table:style-name="Default" office:value-type="float" office:value="55.2000000000699" calcext:value-type="float">
            <text:p>55,2000000000699</text:p>
          </table:table-cell>
          <table:table-cell table:style-name="Default" office:value-type="float" office:value="37.4000000000233" calcext:value-type="float">
            <text:p>37,4000000000233</text:p>
          </table:table-cell>
          <table:table-cell table:number-columns-repeated="17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60000000009313" calcext:value-type="float">
            <text:p>1,6000000000931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5" calcext:value-type="float">
            <text:p>4,5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5.0999999999767" calcext:value-type="float">
            <text:p>15,0999999999767</text:p>
          </table:table-cell>
          <table:table-cell table:style-name="Default" office:value-type="float" office:value="9.40000000002328" calcext:value-type="float">
            <text:p>9,40000000002328</text:p>
          </table:table-cell>
          <table:table-cell table:style-name="Default" office:value-type="float" office:value="33.8000000000466" calcext:value-type="float">
            <text:p>33,8000000000466</text:p>
          </table:table-cell>
          <table:table-cell table:style-name="Default" office:value-type="float" office:value="20.7999999999302" calcext:value-type="float">
            <text:p>20,7999999999302</text:p>
          </table:table-cell>
          <table:table-cell table:style-name="Default" office:value-type="float" office:value="55.1999999999534" calcext:value-type="float">
            <text:p>55,1999999999534</text:p>
          </table:table-cell>
          <table:table-cell table:style-name="Default" office:value-type="float" office:value="37.2000000000699" calcext:value-type="float">
            <text:p>37,2000000000699</text:p>
          </table:table-cell>
          <table:table-cell table:number-columns-repeated="17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Default" office:value-type="float" office:value="2.10000000009313" calcext:value-type="float">
            <text:p>2,100000000093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30000000004657" calcext:value-type="float">
            <text:p>4,30000000004657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14.9000000000233" calcext:value-type="float">
            <text:p>14,9000000000233</text:p>
          </table:table-cell>
          <table:table-cell table:style-name="Default" office:value-type="float" office:value="9.40000000002328" calcext:value-type="float">
            <text:p>9,40000000002328</text:p>
          </table:table-cell>
          <table:table-cell table:style-name="Default" office:value-type="float" office:value="41.5999999999767" calcext:value-type="float">
            <text:p>41,5999999999767</text:p>
          </table:table-cell>
          <table:table-cell table:style-name="Default" office:value-type="float" office:value="21.3000000000466" calcext:value-type="float">
            <text:p>21,3000000000466</text:p>
          </table:table-cell>
          <table:table-cell table:style-name="Default" office:value-type="float" office:value="57.9000000000233" calcext:value-type="float">
            <text:p>57,9000000000233</text:p>
          </table:table-cell>
          <table:table-cell table:style-name="Default" office:value-type="float" office:value="37.3000000000466" calcext:value-type="float">
            <text:p>37,3000000000466</text:p>
          </table:table-cell>
          <table:table-cell table:number-columns-repeated="17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40000000002328" calcext:value-type="float">
            <text:p>1,40000000002328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19999999995343" calcext:value-type="float">
            <text:p>4,19999999995343</text:p>
          </table:table-cell>
          <table:table-cell table:style-name="Default" office:value-type="float" office:value="2.59999999997672" calcext:value-type="float">
            <text:p>2,59999999997672</text:p>
          </table:table-cell>
          <table:table-cell table:style-name="Default" office:value-type="float" office:value="15.2999999999302" calcext:value-type="float">
            <text:p>15,2999999999302</text:p>
          </table:table-cell>
          <table:table-cell table:style-name="Default" office:value-type="float" office:value="9.40000000002328" calcext:value-type="float">
            <text:p>9,40000000002328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21.3000000000466" calcext:value-type="float">
            <text:p>21,3000000000466</text:p>
          </table:table-cell>
          <table:table-cell table:style-name="Default" office:value-type="float" office:value="65.1999999999534" calcext:value-type="float">
            <text:p>65,1999999999534</text:p>
          </table:table-cell>
          <table:table-cell table:style-name="Default" office:value-type="float" office:value="37.3000000000466" calcext:value-type="float">
            <text:p>37,3000000000466</text:p>
          </table:table-cell>
          <table:table-cell table:number-columns-repeated="17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20000000006985" calcext:value-type="float">
            <text:p>1,20000000006985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4.40000000002328" calcext:value-type="float">
            <text:p>4,40000000002328</text:p>
          </table:table-cell>
          <table:table-cell table:style-name="Default" office:value-type="float" office:value="2.39999999990687" calcext:value-type="float">
            <text:p>2,39999999990687</text:p>
          </table:table-cell>
          <table:table-cell table:style-name="Default" office:value-type="float" office:value="15.6000000000931" calcext:value-type="float">
            <text:p>15,6000000000931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32.2000000000699" calcext:value-type="float">
            <text:p>32,2000000000699</text:p>
          </table:table-cell>
          <table:table-cell table:style-name="Default" office:value-type="float" office:value="20.7999999999302" calcext:value-type="float">
            <text:p>20,7999999999302</text:p>
          </table:table-cell>
          <table:table-cell table:style-name="Default" office:value-type="float" office:value="58.0999999999767" calcext:value-type="float">
            <text:p>58,0999999999767</text:p>
          </table:table-cell>
          <table:table-cell table:style-name="Default" office:value-type="float" office:value="37.0999999999767" calcext:value-type="float">
            <text:p>37,0999999999767</text:p>
          </table:table-cell>
          <table:table-cell table:number-columns-repeated="17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4.29999999993015" calcext:value-type="float">
            <text:p>4,29999999993015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4.7000000000699" calcext:value-type="float">
            <text:p>14,7000000000699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33.6999999999534" calcext:value-type="float">
            <text:p>33,6999999999534</text:p>
          </table:table-cell>
          <table:table-cell table:style-name="Default" office:value-type="float" office:value="21.0999999999767" calcext:value-type="float">
            <text:p>21,0999999999767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36.5999999999767" calcext:value-type="float">
            <text:p>36,5999999999767</text:p>
          </table:table-cell>
          <table:table-cell table:number-columns-repeated="17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90000000002328" calcext:value-type="float">
            <text:p>1,90000000002328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5" calcext:value-type="float">
            <text:p>4,5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5.3000000000466" calcext:value-type="float">
            <text:p>15,3000000000466</text:p>
          </table:table-cell>
          <table:table-cell table:style-name="Default" office:value-type="float" office:value="9.29999999993015" calcext:value-type="float">
            <text:p>9,29999999993015</text:p>
          </table:table-cell>
          <table:table-cell table:style-name="Default" office:value-type="float" office:value="33.5" calcext:value-type="float">
            <text:p>33,5</text:p>
          </table:table-cell>
          <table:table-cell table:style-name="Default" office:value-type="float" office:value="20.6999999999534" calcext:value-type="float">
            <text:p>20,6999999999534</text:p>
          </table:table-cell>
          <table:table-cell table:style-name="Default" office:value-type="float" office:value="54.7000000000699" calcext:value-type="float">
            <text:p>54,7000000000699</text:p>
          </table:table-cell>
          <table:table-cell table:style-name="Default" office:value-type="float" office:value="36.9000000000233" calcext:value-type="float">
            <text:p>36,9000000000233</text:p>
          </table:table-cell>
          <table:table-cell table:number-columns-repeated="17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Default" office:value-type="float" office:value="1.70000000006985" calcext:value-type="float">
            <text:p>1,70000000006985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30000000004657" calcext:value-type="float">
            <text:p>1,300000000046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2.6999999999534" calcext:value-type="float">
            <text:p>32,6999999999534</text:p>
          </table:table-cell>
          <table:table-cell table:style-name="Default" office:value-type="float" office:value="20.9000000000233" calcext:value-type="float">
            <text:p>20,9000000000233</text:p>
          </table:table-cell>
          <table:table-cell table:style-name="Default" office:value-type="float" office:value="55.9000000000233" calcext:value-type="float">
            <text:p>55,9000000000233</text:p>
          </table:table-cell>
          <table:table-cell table:style-name="Default" office:value-type="float" office:value="36.7999999999302" calcext:value-type="float">
            <text:p>36,7999999999302</text:p>
          </table:table-cell>
          <table:table-cell table:number-columns-repeated="17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Default" office:value-type="float" office:value="1.19999999995343" calcext:value-type="float">
            <text:p>1,199999999953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0000000002328" calcext:value-type="float">
            <text:p>1,90000000002328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29999999993015" calcext:value-type="float">
            <text:p>1,2999999999301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5.0999999999767" calcext:value-type="float">
            <text:p>15,0999999999767</text:p>
          </table:table-cell>
          <table:table-cell table:style-name="Default" office:value-type="float" office:value="9.5" calcext:value-type="float">
            <text:p>9,5</text:p>
          </table:table-cell>
          <table:table-cell table:style-name="Default" office:value-type="float" office:value="42.0999999999767" calcext:value-type="float">
            <text:p>42,0999999999767</text:p>
          </table:table-cell>
          <table:table-cell table:style-name="Default" office:value-type="float" office:value="20.9000000000233" calcext:value-type="float">
            <text:p>20,9000000000233</text:p>
          </table:table-cell>
          <table:table-cell table:style-name="Default" office:value-type="float" office:value="55.7000000000699" calcext:value-type="float">
            <text:p>55,7000000000699</text:p>
          </table:table-cell>
          <table:table-cell table:style-name="Default" office:value-type="float" office:value="36.5999999999767" calcext:value-type="float">
            <text:p>36,5999999999767</text:p>
          </table:table-cell>
          <table:table-cell table:number-columns-repeated="17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300000000046566" calcext:value-type="float">
            <text:p>0,300000000046566</text:p>
          </table:table-cell>
          <table:table-cell table:style-name="Default" office:value-type="float" office:value="1.79999999993015" calcext:value-type="float">
            <text:p>1,7999999999301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10000000009313" calcext:value-type="float">
            <text:p>4,10000000009313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5.9000000000233" calcext:value-type="float">
            <text:p>15,9000000000233</text:p>
          </table:table-cell>
          <table:table-cell table:style-name="Default" office:value-type="float" office:value="9.40000000002328" calcext:value-type="float">
            <text:p>9,40000000002328</text:p>
          </table:table-cell>
          <table:table-cell table:style-name="Default" office:value-type="float" office:value="32.1000000000931" calcext:value-type="float">
            <text:p>32,1000000000931</text:p>
          </table:table-cell>
          <table:table-cell table:style-name="Default" office:value-type="float" office:value="20.5999999999767" calcext:value-type="float">
            <text:p>20,5999999999767</text:p>
          </table:table-cell>
          <table:table-cell table:style-name="Default" office:value-type="float" office:value="55.8000000000466" calcext:value-type="float">
            <text:p>55,8000000000466</text:p>
          </table:table-cell>
          <table:table-cell table:style-name="Default" office:value-type="float" office:value="36.9000000000233" calcext:value-type="float">
            <text:p>36,9000000000233</text:p>
          </table:table-cell>
          <table:table-cell table:number-columns-repeated="17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20000000006985" calcext:value-type="float">
            <text:p>4,20000000006985</text:p>
          </table:table-cell>
          <table:table-cell table:style-name="Default" office:value-type="float" office:value="2.39999999990687" calcext:value-type="float">
            <text:p>2,39999999990687</text:p>
          </table:table-cell>
          <table:table-cell table:style-name="Default" office:value-type="float" office:value="15.1000000000931" calcext:value-type="float">
            <text:p>15,1000000000931</text:p>
          </table:table-cell>
          <table:table-cell table:style-name="Default" office:value-type="float" office:value="9.59999999997672" calcext:value-type="float">
            <text:p>9,59999999997672</text:p>
          </table:table-cell>
          <table:table-cell table:style-name="Default" office:value-type="float" office:value="31.8000000000466" calcext:value-type="float">
            <text:p>31,8000000000466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office:value-type="float" office:value="64.2000000000699" calcext:value-type="float">
            <text:p>64,2000000000699</text:p>
          </table:table-cell>
          <table:table-cell table:style-name="Default" office:value-type="float" office:value="36.7999999999302" calcext:value-type="float">
            <text:p>36,7999999999302</text:p>
          </table:table-cell>
          <table:table-cell table:number-columns-repeated="17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10000000009313" calcext:value-type="float">
            <text:p>4,10000000009313</text:p>
          </table:table-cell>
          <table:table-cell table:style-name="Default" office:value-type="float" office:value="2.39999999990687" calcext:value-type="float">
            <text:p>2,39999999990687</text:p>
          </table:table-cell>
          <table:table-cell table:style-name="Default" office:value-type="float" office:value="16.6999999999534" calcext:value-type="float">
            <text:p>16,6999999999534</text:p>
          </table:table-cell>
          <table:table-cell table:style-name="Default" office:value-type="float" office:value="9.5" calcext:value-type="float">
            <text:p>9,5</text:p>
          </table:table-cell>
          <table:table-cell table:style-name="Default" office:value-type="float" office:value="31.7999999999302" calcext:value-type="float">
            <text:p>31,7999999999302</text:p>
          </table:table-cell>
          <table:table-cell table:style-name="Default" office:value-type="float" office:value="20.6000000000931" calcext:value-type="float">
            <text:p>20,6000000000931</text:p>
          </table:table-cell>
          <table:table-cell table:style-name="Default" office:value-type="float" office:value="55.5999999999767" calcext:value-type="float">
            <text:p>55,5999999999767</text:p>
          </table:table-cell>
          <table:table-cell table:style-name="Default" office:value-type="float" office:value="36.9000000000233" calcext:value-type="float">
            <text:p>36,9000000000233</text:p>
          </table:table-cell>
          <table:table-cell table:number-columns-repeated="17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70000000006985" calcext:value-type="float">
            <text:p>1,7000000000698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39999999990687" calcext:value-type="float">
            <text:p>2,39999999990687</text:p>
          </table:table-cell>
          <table:table-cell table:style-name="Default" office:value-type="float" office:value="15.2999999999302" calcext:value-type="float">
            <text:p>15,2999999999302</text:p>
          </table:table-cell>
          <table:table-cell table:style-name="Default" office:value-type="float" office:value="9.20000000006985" calcext:value-type="float">
            <text:p>9,20000000006985</text:p>
          </table:table-cell>
          <table:table-cell table:style-name="Default" office:value-type="float" office:value="32.1999999999534" calcext:value-type="float">
            <text:p>32,1999999999534</text:p>
          </table:table-cell>
          <table:table-cell table:style-name="Default" office:value-type="float" office:value="20.8000000000466" calcext:value-type="float">
            <text:p>20,8000000000466</text:p>
          </table:table-cell>
          <table:table-cell table:style-name="Default" office:value-type="float" office:value="65.4000000000233" calcext:value-type="float">
            <text:p>65,4000000000233</text:p>
          </table:table-cell>
          <table:table-cell table:style-name="Default" office:value-type="float" office:value="36.9000000000233" calcext:value-type="float">
            <text:p>36,9000000000233</text:p>
          </table:table-cell>
          <table:table-cell table:number-columns-repeated="17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29999999993015" calcext:value-type="float">
            <text:p>1,29999999993015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4.40000000002328" calcext:value-type="float">
            <text:p>4,40000000002328</text:p>
          </table:table-cell>
          <table:table-cell table:style-name="Default" office:value-type="float" office:value="2.59999999997672" calcext:value-type="float">
            <text:p>2,59999999997672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.40000000002328" calcext:value-type="float">
            <text:p>9,40000000002328</text:p>
          </table:table-cell>
          <table:table-cell table:style-name="Default" office:value-type="float" office:value="32.5" calcext:value-type="float">
            <text:p>32,5</text:p>
          </table:table-cell>
          <table:table-cell table:style-name="Default" office:value-type="float" office:value="20.7000000000699" calcext:value-type="float">
            <text:p>20,7000000000699</text:p>
          </table:table-cell>
          <table:table-cell table:style-name="Default" office:value-type="float" office:value="55.0999999999767" calcext:value-type="float">
            <text:p>55,0999999999767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17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899999999906868" calcext:value-type="float">
            <text:p>0,899999999906868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40000000002328" calcext:value-type="float">
            <text:p>4,40000000002328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5.4000000000233" calcext:value-type="float">
            <text:p>15,4000000000233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41.1999999999534" calcext:value-type="float">
            <text:p>41,1999999999534</text:p>
          </table:table-cell>
          <table:table-cell table:style-name="Default" office:value-type="float" office:value="20.7000000000699" calcext:value-type="float">
            <text:p>20,7000000000699</text:p>
          </table:table-cell>
          <table:table-cell table:style-name="Default" office:value-type="float" office:value="54.7000000000699" calcext:value-type="float">
            <text:p>54,7000000000699</text:p>
          </table:table-cell>
          <table:table-cell table:style-name="Default" office:value-type="float" office:value="37.0999999999767" calcext:value-type="float">
            <text:p>37,0999999999767</text:p>
          </table:table-cell>
          <table:table-cell table:number-columns-repeated="17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99999999906868" calcext:value-type="float">
            <text:p>0,8999999999068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99999999906868" calcext:value-type="float">
            <text:p>0,899999999906868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20000000006985" calcext:value-type="float">
            <text:p>4,20000000006985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15.7999999999302" calcext:value-type="float">
            <text:p>15,7999999999302</text:p>
          </table:table-cell>
          <table:table-cell table:style-name="Default" office:value-type="float" office:value="9.20000000006985" calcext:value-type="float">
            <text:p>9,20000000006985</text:p>
          </table:table-cell>
          <table:table-cell table:style-name="Default" office:value-type="float" office:value="33.8000000000466" calcext:value-type="float">
            <text:p>33,8000000000466</text:p>
          </table:table-cell>
          <table:table-cell table:style-name="Default" office:value-type="float" office:value="20.5999999999767" calcext:value-type="float">
            <text:p>20,5999999999767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17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4.29999999993015" calcext:value-type="float">
            <text:p>4,29999999993015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.1999999999534" calcext:value-type="float">
            <text:p>15,199999999953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2.5" calcext:value-type="float">
            <text:p>32,5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office:value-type="float" office:value="55.0999999999767" calcext:value-type="float">
            <text:p>55,0999999999767</text:p>
          </table:table-cell>
          <table:table-cell table:style-name="Default" office:value-type="float" office:value="36.6000000000931" calcext:value-type="float">
            <text:p>36,6000000000931</text:p>
          </table:table-cell>
          <table:table-cell table:number-columns-repeated="17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80000000004657" calcext:value-type="float">
            <text:p>1,80000000004657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59999999997672" calcext:value-type="float">
            <text:p>4,59999999997672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.5" calcext:value-type="float">
            <text:p>15,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2.1999999999534" calcext:value-type="float">
            <text:p>32,1999999999534</text:p>
          </table:table-cell>
          <table:table-cell table:style-name="Default" office:value-type="float" office:value="20.9000000000233" calcext:value-type="float">
            <text:p>20,9000000000233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17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Default" office:value-type="float" office:value="1.89999999990687" calcext:value-type="float">
            <text:p>1,89999999990687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0.899999999906868" calcext:value-type="float">
            <text:p>0,899999999906868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1.09999999997672" calcext:value-type="float">
            <text:p>1,09999999997672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70000000006985" calcext:value-type="float">
            <text:p>1,70000000006985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5.5" calcext:value-type="float">
            <text:p>15,5</text:p>
          </table:table-cell>
          <table:table-cell table:style-name="Default" office:value-type="float" office:value="9.20000000006985" calcext:value-type="float">
            <text:p>9,20000000006985</text:p>
          </table:table-cell>
          <table:table-cell table:style-name="Default" office:value-type="float" office:value="31.9000000000233" calcext:value-type="float">
            <text:p>31,9000000000233</text:p>
          </table:table-cell>
          <table:table-cell table:style-name="Default" office:value-type="float" office:value="20.4000000000233" calcext:value-type="float">
            <text:p>20,4000000000233</text:p>
          </table:table-cell>
          <table:table-cell table:style-name="Default" office:value-type="float" office:value="55.4000000000233" calcext:value-type="float">
            <text:p>55,4000000000233</text:p>
          </table:table-cell>
          <table:table-cell table:style-name="Default" office:value-type="float" office:value="36.0999999999767" calcext:value-type="float">
            <text:p>36,0999999999767</text:p>
          </table:table-cell>
          <table:table-cell table:number-columns-repeated="17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09999999997672" calcext:value-type="float">
            <text:p>1,0999999999767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90000000002328" calcext:value-type="float">
            <text:p>1,90000000002328</text:p>
          </table:table-cell>
          <table:table-cell table:style-name="Default" office:value-type="float" office:value="0.300000000046566" calcext:value-type="float">
            <text:p>0,300000000046566</text:p>
          </table:table-cell>
          <table:table-cell table:style-name="Default" office:value-type="float" office:value="3.09999999997672" calcext:value-type="float">
            <text:p>3,09999999997672</text:p>
          </table:table-cell>
          <table:table-cell table:style-name="Default" office:value-type="float" office:value="1.19999999995343" calcext:value-type="float">
            <text:p>1,19999999995343</text:p>
          </table:table-cell>
          <table:table-cell table:style-name="Default" office:value-type="float" office:value="6.80000000004657" calcext:value-type="float">
            <text:p>6,80000000004657</text:p>
          </table:table-cell>
          <table:table-cell table:style-name="Default" office:value-type="float" office:value="3.19999999995343" calcext:value-type="float">
            <text:p>3,19999999995343</text:p>
          </table:table-cell>
          <table:table-cell table:style-name="Default" office:value-type="float" office:value="16.5" calcext:value-type="float">
            <text:p>16,5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31.5999999999767" calcext:value-type="float">
            <text:p>31,5999999999767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office:value-type="float" office:value="66.7000000000699" calcext:value-type="float">
            <text:p>66,7000000000699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17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40000000002328" calcext:value-type="float">
            <text:p>1,40000000002328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40000000002328" calcext:value-type="float">
            <text:p>4,40000000002328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office:value-type="float" office:value="64.7000000000699" calcext:value-type="float">
            <text:p>64,7000000000699</text:p>
          </table:table-cell>
          <table:table-cell table:style-name="Default" office:value-type="float" office:value="36.0999999999767" calcext:value-type="float">
            <text:p>36,0999999999767</text:p>
          </table:table-cell>
          <table:table-cell table:number-columns-repeated="17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Default" office:value-type="float" office:value="2.10000000009313" calcext:value-type="float">
            <text:p>2,100000000093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70000000006985" calcext:value-type="float">
            <text:p>1,70000000006985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40000000002328" calcext:value-type="float">
            <text:p>4,40000000002328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5.1999999999534" calcext:value-type="float">
            <text:p>15,1999999999534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32.1999999999534" calcext:value-type="float">
            <text:p>32,1999999999534</text:p>
          </table:table-cell>
          <table:table-cell table:style-name="Default" office:value-type="float" office:value="20.3000000000466" calcext:value-type="float">
            <text:p>20,3000000000466</text:p>
          </table:table-cell>
          <table:table-cell table:style-name="Default" office:value-type="float" office:value="55.7999999999302" calcext:value-type="float">
            <text:p>55,7999999999302</text:p>
          </table:table-cell>
          <table:table-cell table:style-name="Default" office:value-type="float" office:value="35.9000000000233" calcext:value-type="float">
            <text:p>35,9000000000233</text:p>
          </table:table-cell>
          <table:table-cell table:number-columns-repeated="17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79999999993015" calcext:value-type="float">
            <text:p>1,7999999999301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19999999995343" calcext:value-type="float">
            <text:p>4,19999999995343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.0999999999767" calcext:value-type="float">
            <text:p>15,0999999999767</text:p>
          </table:table-cell>
          <table:table-cell table:style-name="Default" office:value-type="float" office:value="9.20000000006985" calcext:value-type="float">
            <text:p>9,20000000006985</text:p>
          </table:table-cell>
          <table:table-cell table:style-name="Default" office:value-type="float" office:value="31.9000000000233" calcext:value-type="float">
            <text:p>31,9000000000233</text:p>
          </table:table-cell>
          <table:table-cell table:style-name="Default" office:value-type="float" office:value="20.2999999999302" calcext:value-type="float">
            <text:p>20,2999999999302</text:p>
          </table:table-cell>
          <table:table-cell table:style-name="Default" office:value-type="float" office:value="55.5999999999767" calcext:value-type="float">
            <text:p>55,5999999999767</text:p>
          </table:table-cell>
          <table:table-cell table:style-name="Default" office:value-type="float" office:value="36.5999999999767" calcext:value-type="float">
            <text:p>36,5999999999767</text:p>
          </table:table-cell>
          <table:table-cell table:number-columns-repeated="17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899999999906868" calcext:value-type="float">
            <text:p>0,899999999906868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4.60000000009313" calcext:value-type="float">
            <text:p>4,60000000009313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5.4000000000233" calcext:value-type="float">
            <text:p>15,4000000000233</text:p>
          </table:table-cell>
          <table:table-cell table:style-name="Default" office:value-type="float" office:value="8.90000000002328" calcext:value-type="float">
            <text:p>8,90000000002328</text:p>
          </table:table-cell>
          <table:table-cell table:style-name="Default" office:value-type="float" office:value="31.8000000000466" calcext:value-type="float">
            <text:p>31,8000000000466</text:p>
          </table:table-cell>
          <table:table-cell table:style-name="Default" office:value-type="float" office:value="20.4000000000233" calcext:value-type="float">
            <text:p>20,4000000000233</text:p>
          </table:table-cell>
          <table:table-cell table:style-name="Default" office:value-type="float" office:value="55.2999999999302" calcext:value-type="float">
            <text:p>55,2999999999302</text:p>
          </table:table-cell>
          <table:table-cell table:style-name="Default" office:value-type="float" office:value="36.0999999999767" calcext:value-type="float">
            <text:p>36,0999999999767</text:p>
          </table:table-cell>
          <table:table-cell table:number-columns-repeated="17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Default" office:value-type="float" office:value="1.79999999993015" calcext:value-type="float">
            <text:p>1,79999999993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4.30000000004657" calcext:value-type="float">
            <text:p>4,30000000004657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16.1000000000931" calcext:value-type="float">
            <text:p>16,1000000000931</text:p>
          </table:table-cell>
          <table:table-cell table:style-name="Default" office:value-type="float" office:value="9.39999999990687" calcext:value-type="float">
            <text:p>9,39999999990687</text:p>
          </table:table-cell>
          <table:table-cell table:style-name="Default" office:value-type="float" office:value="32.1999999999534" calcext:value-type="float">
            <text:p>32,1999999999534</text:p>
          </table:table-cell>
          <table:table-cell table:style-name="Default" office:value-type="float" office:value="20.4000000000233" calcext:value-type="float">
            <text:p>20,4000000000233</text:p>
          </table:table-cell>
          <table:table-cell table:style-name="Default" office:value-type="float" office:value="58.8000000000466" calcext:value-type="float">
            <text:p>58,8000000000466</text:p>
          </table:table-cell>
          <table:table-cell table:style-name="Default" office:value-type="float" office:value="36.1999999999534" calcext:value-type="float">
            <text:p>36,1999999999534</text:p>
          </table:table-cell>
          <table:table-cell table:number-columns-repeated="17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79999999993015" calcext:value-type="float">
            <text:p>1,79999999993015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5.1000000000931" calcext:value-type="float">
            <text:p>15,100000000093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4.0999999999767" calcext:value-type="float">
            <text:p>34,0999999999767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37.5999999999767" calcext:value-type="float">
            <text:p>37,5999999999767</text:p>
          </table:table-cell>
          <table:table-cell table:number-columns-repeated="17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9999999993015" calcext:value-type="float">
            <text:p>1,29999999993015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19999999995343" calcext:value-type="float">
            <text:p>1,19999999995343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5.1000000000931" calcext:value-type="float">
            <text:p>15,1000000000931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33.4000000000233" calcext:value-type="float">
            <text:p>33,4000000000233</text:p>
          </table:table-cell>
          <table:table-cell table:style-name="Default" office:value-type="float" office:value="20.4000000000233" calcext:value-type="float">
            <text:p>20,4000000000233</text:p>
          </table:table-cell>
          <table:table-cell table:style-name="Default" office:value-type="float" office:value="57.7000000000699" calcext:value-type="float">
            <text:p>57,7000000000699</text:p>
          </table:table-cell>
          <table:table-cell table:style-name="Default" office:value-type="float" office:value="37.9000000000233" calcext:value-type="float">
            <text:p>37,9000000000233</text:p>
          </table:table-cell>
          <table:table-cell table:number-columns-repeated="17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10000000009313" calcext:value-type="float">
            <text:p>4,10000000009313</text:p>
          </table:table-cell>
          <table:table-cell table:style-name="Default" office:value-type="float" office:value="2.39999999990687" calcext:value-type="float">
            <text:p>2,39999999990687</text:p>
          </table:table-cell>
          <table:table-cell table:style-name="Default" office:value-type="float" office:value="14.6999999999534" calcext:value-type="float">
            <text:p>14,6999999999534</text:p>
          </table:table-cell>
          <table:table-cell table:style-name="Default" office:value-type="float" office:value="9.20000000006985" calcext:value-type="float">
            <text:p>9,20000000006985</text:p>
          </table:table-cell>
          <table:table-cell table:style-name="Default" office:value-type="float" office:value="40.7000000000699" calcext:value-type="float">
            <text:p>40,7000000000699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office:value-type="float" office:value="62.6999999999534" calcext:value-type="float">
            <text:p>62,6999999999534</text:p>
          </table:table-cell>
          <table:table-cell table:style-name="Default" office:value-type="float" office:value="38.3000000000466" calcext:value-type="float">
            <text:p>38,3000000000466</text:p>
          </table:table-cell>
          <table:table-cell table:number-columns-repeated="17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Default" office:value-type="float" office:value="1.20000000006985" calcext:value-type="float">
            <text:p>1,200000000069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19999999995343" calcext:value-type="float">
            <text:p>4,19999999995343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.0999999999767" calcext:value-type="float">
            <text:p>15,0999999999767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35.0999999999767" calcext:value-type="float">
            <text:p>35,0999999999767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5.1999999999534" calcext:value-type="float">
            <text:p>55,1999999999534</text:p>
          </table:table-cell>
          <table:table-cell table:style-name="Default" office:value-type="float" office:value="38.0999999999767" calcext:value-type="float">
            <text:p>38,0999999999767</text:p>
          </table:table-cell>
          <table:table-cell table:number-columns-repeated="17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30000000004657" calcext:value-type="float">
            <text:p>1,30000000004657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19999999995343" calcext:value-type="float">
            <text:p>4,19999999995343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6.5" calcext:value-type="float">
            <text:p>16,5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31.8999999999069" calcext:value-type="float">
            <text:p>31,8999999999069</text:p>
          </table:table-cell>
          <table:table-cell table:style-name="Default" office:value-type="float" office:value="22.5" calcext:value-type="float">
            <text:p>22,5</text:p>
          </table:table-cell>
          <table:table-cell table:style-name="Default" office:value-type="float" office:value="58.5" calcext:value-type="float">
            <text:p>58,5</text:p>
          </table:table-cell>
          <table:table-cell table:style-name="Default" office:value-type="float" office:value="37.3000000000466" calcext:value-type="float">
            <text:p>37,3000000000466</text:p>
          </table:table-cell>
          <table:table-cell table:number-columns-repeated="17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40000000002328" calcext:value-type="float">
            <text:p>1,40000000002328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4.9000000000233" calcext:value-type="float">
            <text:p>14,9000000000233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22.0999999999767" calcext:value-type="float">
            <text:p>22,0999999999767</text:p>
          </table:table-cell>
          <table:table-cell table:style-name="Default" office:value-type="float" office:value="64.5999999999767" calcext:value-type="float">
            <text:p>64,5999999999767</text:p>
          </table:table-cell>
          <table:table-cell table:style-name="Default" office:value-type="float" office:value="37.4000000000233" calcext:value-type="float">
            <text:p>37,4000000000233</text:p>
          </table:table-cell>
          <table:table-cell table:number-columns-repeated="17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Default" office:value-type="float" office:value="1.80000000004657" calcext:value-type="float">
            <text:p>1,800000000046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0000000006985" calcext:value-type="float">
            <text:p>1,200000000069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10000000009313" calcext:value-type="float">
            <text:p>4,10000000009313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43.3000000000466" calcext:value-type="float">
            <text:p>43,3000000000466</text:p>
          </table:table-cell>
          <table:table-cell table:style-name="Default" office:value-type="float" office:value="20.6999999999534" calcext:value-type="float">
            <text:p>20,6999999999534</text:p>
          </table:table-cell>
          <table:table-cell table:style-name="Default" office:value-type="float" office:value="56.2000000000699" calcext:value-type="float">
            <text:p>56,2000000000699</text:p>
          </table:table-cell>
          <table:table-cell table:style-name="Default" office:value-type="float" office:value="37.5999999999767" calcext:value-type="float">
            <text:p>37,5999999999767</text:p>
          </table:table-cell>
          <table:table-cell table:number-columns-repeated="17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Default" office:value-type="float" office:value="1.40000000002328" calcext:value-type="float">
            <text:p>1,40000000002328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39999999990687" calcext:value-type="float">
            <text:p>1,399999999906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0000000006985" calcext:value-type="float">
            <text:p>1,20000000006985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80000000004657" calcext:value-type="float">
            <text:p>1,80000000004657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19999999995343" calcext:value-type="float">
            <text:p>4,19999999995343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.2999999999302" calcext:value-type="float">
            <text:p>15,2999999999302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32.0999999999767" calcext:value-type="float">
            <text:p>32,0999999999767</text:p>
          </table:table-cell>
          <table:table-cell table:style-name="Default" office:value-type="float" office:value="21.5" calcext:value-type="float">
            <text:p>21,5</text:p>
          </table:table-cell>
          <table:table-cell table:style-name="Default" office:value-type="float" office:value="55.9000000000233" calcext:value-type="float">
            <text:p>55,9000000000233</text:p>
          </table:table-cell>
          <table:table-cell table:style-name="Default" office:value-type="float" office:value="36.6999999999534" calcext:value-type="float">
            <text:p>36,6999999999534</text:p>
          </table:table-cell>
          <table:table-cell table:number-columns-repeated="17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80000000004657" calcext:value-type="float">
            <text:p>4,80000000004657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4.7999999999302" calcext:value-type="float">
            <text:p>14,7999999999302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32.2999999999302" calcext:value-type="float">
            <text:p>32,2999999999302</text:p>
          </table:table-cell>
          <table:table-cell table:style-name="Default" office:value-type="float" office:value="20.4000000000233" calcext:value-type="float">
            <text:p>20,4000000000233</text:p>
          </table:table-cell>
          <table:table-cell table:style-name="Default" office:value-type="float" office:value="64.1999999999534" calcext:value-type="float">
            <text:p>64,1999999999534</text:p>
          </table:table-cell>
          <table:table-cell table:style-name="Default" office:value-type="float" office:value="36.5999999999767" calcext:value-type="float">
            <text:p>36,5999999999767</text:p>
          </table:table-cell>
          <table:table-cell table:number-columns-repeated="17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Default" office:value-type="float" office:value="1.79999999993015" calcext:value-type="float">
            <text:p>1,79999999993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0000000006985" calcext:value-type="float">
            <text:p>1,200000000069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10000000009313" calcext:value-type="float">
            <text:p>4,10000000009313</text:p>
          </table:table-cell>
          <table:table-cell table:style-name="Default" office:value-type="float" office:value="2.39999999990687" calcext:value-type="float">
            <text:p>2,39999999990687</text:p>
          </table:table-cell>
          <table:table-cell table:style-name="Default" office:value-type="float" office:value="15.0999999999767" calcext:value-type="float">
            <text:p>15,0999999999767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0.2999999999302" calcext:value-type="float">
            <text:p>20,2999999999302</text:p>
          </table:table-cell>
          <table:table-cell table:style-name="Default" office:value-type="float" office:value="55.6999999999534" calcext:value-type="float">
            <text:p>55,6999999999534</text:p>
          </table:table-cell>
          <table:table-cell table:style-name="Default" office:value-type="float" office:value="36.3000000000466" calcext:value-type="float">
            <text:p>36,3000000000466</text:p>
          </table:table-cell>
          <table:table-cell table:number-columns-repeated="17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Default" office:value-type="float" office:value="1.90000000002328" calcext:value-type="float">
            <text:p>1,90000000002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60000000009313" calcext:value-type="float">
            <text:p>1,6000000000931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40000000002328" calcext:value-type="float">
            <text:p>4,40000000002328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4.7999999999302" calcext:value-type="float">
            <text:p>14,7999999999302</text:p>
          </table:table-cell>
          <table:table-cell table:style-name="Default" office:value-type="float" office:value="9.20000000006985" calcext:value-type="float">
            <text:p>9,20000000006985</text:p>
          </table:table-cell>
          <table:table-cell table:style-name="Default" office:value-type="float" office:value="31.8000000000466" calcext:value-type="float">
            <text:p>31,8000000000466</text:p>
          </table:table-cell>
          <table:table-cell table:style-name="Default" office:value-type="float" office:value="20.5999999999767" calcext:value-type="float">
            <text:p>20,5999999999767</text:p>
          </table:table-cell>
          <table:table-cell table:style-name="Default" office:value-type="float" office:value="64.6000000000931" calcext:value-type="float">
            <text:p>64,6000000000931</text:p>
          </table:table-cell>
          <table:table-cell table:style-name="Default" office:value-type="float" office:value="36.1999999999534" calcext:value-type="float">
            <text:p>36,1999999999534</text:p>
          </table:table-cell>
          <table:table-cell table:number-columns-repeated="17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29999999993015" calcext:value-type="float">
            <text:p>4,29999999993015</text:p>
          </table:table-cell>
          <table:table-cell table:style-name="Default" office:value-type="float" office:value="2.39999999990687" calcext:value-type="float">
            <text:p>2,39999999990687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9.29999999993015" calcext:value-type="float">
            <text:p>9,29999999993015</text:p>
          </table:table-cell>
          <table:table-cell table:style-name="Default" office:value-type="float" office:value="31.8000000000466" calcext:value-type="float">
            <text:p>31,8000000000466</text:p>
          </table:table-cell>
          <table:table-cell table:style-name="Default" office:value-type="float" office:value="20.3000000000466" calcext:value-type="float">
            <text:p>20,3000000000466</text:p>
          </table:table-cell>
          <table:table-cell table:style-name="Default" office:value-type="float" office:value="55.7000000000699" calcext:value-type="float">
            <text:p>55,7000000000699</text:p>
          </table:table-cell>
          <table:table-cell table:style-name="Default" office:value-type="float" office:value="36.6999999999534" calcext:value-type="float">
            <text:p>36,6999999999534</text:p>
          </table:table-cell>
          <table:table-cell table:number-columns-repeated="17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09999999997672" calcext:value-type="float">
            <text:p>1,0999999999767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90000000002328" calcext:value-type="float">
            <text:p>1,90000000002328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20000000006985" calcext:value-type="float">
            <text:p>4,20000000006985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5.6000000000931" calcext:value-type="float">
            <text:p>15,6000000000931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43.5" calcext:value-type="float">
            <text:p>43,5</text:p>
          </table:table-cell>
          <table:table-cell table:style-name="Default" office:value-type="float" office:value="20.2000000000699" calcext:value-type="float">
            <text:p>20,2000000000699</text:p>
          </table:table-cell>
          <table:table-cell table:style-name="Default" office:value-type="float" office:value="64.5999999999767" calcext:value-type="float">
            <text:p>64,5999999999767</text:p>
          </table:table-cell>
          <table:table-cell table:style-name="Default" office:value-type="float" office:value="36.7000000000699" calcext:value-type="float">
            <text:p>36,7000000000699</text:p>
          </table:table-cell>
          <table:table-cell table:number-columns-repeated="17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20000000006985" calcext:value-type="float">
            <text:p>4,20000000006985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1.6999999999534" calcext:value-type="float">
            <text:p>31,6999999999534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office:value-type="float" office:value="55.5999999999767" calcext:value-type="float">
            <text:p>55,5999999999767</text:p>
          </table:table-cell>
          <table:table-cell table:style-name="Default" office:value-type="float" office:value="36.5999999999767" calcext:value-type="float">
            <text:p>36,5999999999767</text:p>
          </table:table-cell>
          <table:table-cell table:number-columns-repeated="17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Default" office:value-type="float" office:value="1.20000000006985" calcext:value-type="float">
            <text:p>1,20000000006985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40000000002328" calcext:value-type="float">
            <text:p>1,40000000002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40000000002328" calcext:value-type="float">
            <text:p>3,40000000002328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8.60000000009313" calcext:value-type="float">
            <text:p>8,6000000000931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19999999995343" calcext:value-type="float">
            <text:p>4,19999999995343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.5" calcext:value-type="float">
            <text:p>9,5</text:p>
          </table:table-cell>
          <table:table-cell table:style-name="Default" office:value-type="float" office:value="31.8000000000466" calcext:value-type="float">
            <text:p>31,8000000000466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office:value-type="float" office:value="55.9000000000233" calcext:value-type="float">
            <text:p>55,9000000000233</text:p>
          </table:table-cell>
          <table:table-cell table:style-name="Default" office:value-type="float" office:value="36.5999999999767" calcext:value-type="float">
            <text:p>36,5999999999767</text:p>
          </table:table-cell>
          <table:table-cell table:number-columns-repeated="17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Default" office:value-type="float" office:value="1.80000000004657" calcext:value-type="float">
            <text:p>1,800000000046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40000000002328" calcext:value-type="float">
            <text:p>1,40000000002328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4.10000000009313" calcext:value-type="float">
            <text:p>4,10000000009313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6.3000000000466" calcext:value-type="float">
            <text:p>16,3000000000466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32.3999999999069" calcext:value-type="float">
            <text:p>32,3999999999069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office:value-type="float" office:value="64.5" calcext:value-type="float">
            <text:p>64,5</text:p>
          </table:table-cell>
          <table:table-cell table:style-name="Default" office:value-type="float" office:value="36.5" calcext:value-type="float">
            <text:p>36,5</text:p>
          </table:table-cell>
          <table:table-cell table:number-columns-repeated="17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39999999990687" calcext:value-type="float">
            <text:p>1,39999999990687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0.899999999906868" calcext:value-type="float">
            <text:p>0,899999999906868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30000000004657" calcext:value-type="float">
            <text:p>4,30000000004657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4.9000000000233" calcext:value-type="float">
            <text:p>14,9000000000233</text:p>
          </table:table-cell>
          <table:table-cell table:style-name="Default" office:value-type="float" office:value="9.29999999993015" calcext:value-type="float">
            <text:p>9,29999999993015</text:p>
          </table:table-cell>
          <table:table-cell table:style-name="Default" office:value-type="float" office:value="32.2000000000699" calcext:value-type="float">
            <text:p>32,2000000000699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office:value-type="float" office:value="54.5" calcext:value-type="float">
            <text:p>54,5</text:p>
          </table:table-cell>
          <table:table-cell table:style-name="Default" office:value-type="float" office:value="36.5" calcext:value-type="float">
            <text:p>36,5</text:p>
          </table:table-cell>
          <table:table-cell table:number-columns-repeated="17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Default" office:value-type="float" office:value="1.09999999997672" calcext:value-type="float">
            <text:p>1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0000000006985" calcext:value-type="float">
            <text:p>1,20000000006985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60000000009313" calcext:value-type="float">
            <text:p>1,60000000009313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6.5999999999767" calcext:value-type="float">
            <text:p>16,5999999999767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32.2999999999302" calcext:value-type="float">
            <text:p>32,2999999999302</text:p>
          </table:table-cell>
          <table:table-cell table:style-name="Default" office:value-type="float" office:value="20.5999999999767" calcext:value-type="float">
            <text:p>20,5999999999767</text:p>
          </table:table-cell>
          <table:table-cell table:style-name="Default" office:value-type="float" office:value="55.0999999999767" calcext:value-type="float">
            <text:p>55,0999999999767</text:p>
          </table:table-cell>
          <table:table-cell table:style-name="Default" office:value-type="float" office:value="37.8000000000466" calcext:value-type="float">
            <text:p>37,8000000000466</text:p>
          </table:table-cell>
          <table:table-cell table:number-columns-repeated="17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Default" office:value-type="float" office:value="1.70000000006985" calcext:value-type="float">
            <text:p>1,700000000069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09999999997672" calcext:value-type="float">
            <text:p>1,09999999997672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20000000006985" calcext:value-type="float">
            <text:p>4,20000000006985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4.8000000000466" calcext:value-type="float">
            <text:p>14,8000000000466</text:p>
          </table:table-cell>
          <table:table-cell table:style-name="Default" office:value-type="float" office:value="9.29999999993015" calcext:value-type="float">
            <text:p>9,29999999993015</text:p>
          </table:table-cell>
          <table:table-cell table:style-name="Default" office:value-type="float" office:value="31.8000000000466" calcext:value-type="float">
            <text:p>31,8000000000466</text:p>
          </table:table-cell>
          <table:table-cell table:style-name="Default" office:value-type="float" office:value="20.7999999999302" calcext:value-type="float">
            <text:p>20,7999999999302</text:p>
          </table:table-cell>
          <table:table-cell table:style-name="Default" office:value-type="float" office:value="56.1999999999534" calcext:value-type="float">
            <text:p>56,1999999999534</text:p>
          </table:table-cell>
          <table:table-cell table:style-name="Default" office:value-type="float" office:value="36.2000000000699" calcext:value-type="float">
            <text:p>36,2000000000699</text:p>
          </table:table-cell>
          <table:table-cell table:number-columns-repeated="17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4.6999999999534" calcext:value-type="float">
            <text:p>14,6999999999534</text:p>
          </table:table-cell>
          <table:table-cell table:style-name="Default" office:value-type="float" office:value="9.40000000002328" calcext:value-type="float">
            <text:p>9,40000000002328</text:p>
          </table:table-cell>
          <table:table-cell table:style-name="Default" office:value-type="float" office:value="32.3000000000466" calcext:value-type="float">
            <text:p>32,3000000000466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5.5999999999767" calcext:value-type="float">
            <text:p>55,5999999999767</text:p>
          </table:table-cell>
          <table:table-cell table:style-name="Default" office:value-type="float" office:value="36.8000000000466" calcext:value-type="float">
            <text:p>36,8000000000466</text:p>
          </table:table-cell>
          <table:table-cell table:number-columns-repeated="17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40000000002328" calcext:value-type="float">
            <text:p>1,40000000002328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10000000009313" calcext:value-type="float">
            <text:p>1,1000000000931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19999999995343" calcext:value-type="float">
            <text:p>4,19999999995343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6.1999999999534" calcext:value-type="float">
            <text:p>16,1999999999534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office:value-type="float" office:value="58.4000000000233" calcext:value-type="float">
            <text:p>58,4000000000233</text:p>
          </table:table-cell>
          <table:table-cell table:style-name="Default" office:value-type="float" office:value="36.5999999999767" calcext:value-type="float">
            <text:p>36,5999999999767</text:p>
          </table:table-cell>
          <table:table-cell table:number-columns-repeated="17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70000000006985" calcext:value-type="float">
            <text:p>1,7000000000698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25.8000000000466" calcext:value-type="float">
            <text:p>25,8000000000466</text:p>
          </table:table-cell>
          <table:table-cell table:style-name="Default" office:value-type="float" office:value="9.29999999993015" calcext:value-type="float">
            <text:p>9,29999999993015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20.4000000000233" calcext:value-type="float">
            <text:p>20,4000000000233</text:p>
          </table:table-cell>
          <table:table-cell table:style-name="Default" office:value-type="float" office:value="64.9000000000233" calcext:value-type="float">
            <text:p>64,9000000000233</text:p>
          </table:table-cell>
          <table:table-cell table:style-name="Default" office:value-type="float" office:value="36.3000000000466" calcext:value-type="float">
            <text:p>36,3000000000466</text:p>
          </table:table-cell>
          <table:table-cell table:number-columns-repeated="17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4.30000000004657" calcext:value-type="float">
            <text:p>4,30000000004657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14.9000000000233" calcext:value-type="float">
            <text:p>14,9000000000233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32.2999999999302" calcext:value-type="float">
            <text:p>32,2999999999302</text:p>
          </table:table-cell>
          <table:table-cell table:style-name="Default" office:value-type="float" office:value="20.5999999999767" calcext:value-type="float">
            <text:p>20,5999999999767</text:p>
          </table:table-cell>
          <table:table-cell table:style-name="Default" office:value-type="float" office:value="58.5" calcext:value-type="float">
            <text:p>58,5</text:p>
          </table:table-cell>
          <table:table-cell table:style-name="Default" office:value-type="float" office:value="36.3000000000466" calcext:value-type="float">
            <text:p>36,3000000000466</text:p>
          </table:table-cell>
          <table:table-cell table:number-columns-repeated="17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Default" office:value-type="float" office:value="1.90000000002328" calcext:value-type="float">
            <text:p>1,90000000002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0000000004657" calcext:value-type="float">
            <text:p>1,30000000004657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70000000006985" calcext:value-type="float">
            <text:p>1,70000000006985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19999999995343" calcext:value-type="float">
            <text:p>4,19999999995343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6.1999999999534" calcext:value-type="float">
            <text:p>16,1999999999534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2.0999999999767" calcext:value-type="float">
            <text:p>32,0999999999767</text:p>
          </table:table-cell>
          <table:table-cell table:style-name="Default" office:value-type="float" office:value="20.4000000000233" calcext:value-type="float">
            <text:p>20,4000000000233</text:p>
          </table:table-cell>
          <table:table-cell table:style-name="Default" office:value-type="float" office:value="55.8999999999069" calcext:value-type="float">
            <text:p>55,8999999999069</text:p>
          </table:table-cell>
          <table:table-cell table:style-name="Default" office:value-type="float" office:value="36.4000000000233" calcext:value-type="float">
            <text:p>36,4000000000233</text:p>
          </table:table-cell>
          <table:table-cell table:number-columns-repeated="17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60000000009313" calcext:value-type="float">
            <text:p>1,6000000000931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31.9000000000233" calcext:value-type="float">
            <text:p>31,9000000000233</text:p>
          </table:table-cell>
          <table:table-cell table:style-name="Default" office:value-type="float" office:value="20.4000000000233" calcext:value-type="float">
            <text:p>20,4000000000233</text:p>
          </table:table-cell>
          <table:table-cell table:style-name="Default" office:value-type="float" office:value="55.9000000000233" calcext:value-type="float">
            <text:p>55,9000000000233</text:p>
          </table:table-cell>
          <table:table-cell table:style-name="Default" office:value-type="float" office:value="36.9000000000233" calcext:value-type="float">
            <text:p>36,9000000000233</text:p>
          </table:table-cell>
          <table:table-cell table:number-columns-repeated="17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Default" office:value-type="float" office:value="1.90000000002328" calcext:value-type="float">
            <text:p>1,90000000002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4.59999999997672" calcext:value-type="float">
            <text:p>4,59999999997672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43.2000000000699" calcext:value-type="float">
            <text:p>43,2000000000699</text:p>
          </table:table-cell>
          <table:table-cell table:style-name="Default" office:value-type="float" office:value="20.5999999999767" calcext:value-type="float">
            <text:p>20,5999999999767</text:p>
          </table:table-cell>
          <table:table-cell table:style-name="Default" office:value-type="float" office:value="56.3000000000466" calcext:value-type="float">
            <text:p>56,3000000000466</text:p>
          </table:table-cell>
          <table:table-cell table:style-name="Default" office:value-type="float" office:value="36.5" calcext:value-type="float">
            <text:p>36,5</text:p>
          </table:table-cell>
          <table:table-cell table:number-columns-repeated="17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Default" office:value-type="float" office:value="1.40000000002328" calcext:value-type="float">
            <text:p>1,40000000002328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40000000002328" calcext:value-type="float">
            <text:p>1,40000000002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40000000002328" calcext:value-type="float">
            <text:p>1,40000000002328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40000000002328" calcext:value-type="float">
            <text:p>4,40000000002328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15.5" calcext:value-type="float">
            <text:p>15,5</text:p>
          </table:table-cell>
          <table:table-cell table:style-name="Default" office:value-type="float" office:value="9.29999999993015" calcext:value-type="float">
            <text:p>9,29999999993015</text:p>
          </table:table-cell>
          <table:table-cell table:style-name="Default" office:value-type="float" office:value="32.4000000000233" calcext:value-type="float">
            <text:p>32,4000000000233</text:p>
          </table:table-cell>
          <table:table-cell table:style-name="Default" office:value-type="float" office:value="20.9000000000233" calcext:value-type="float">
            <text:p>20,9000000000233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36.6999999999534" calcext:value-type="float">
            <text:p>36,6999999999534</text:p>
          </table:table-cell>
          <table:table-cell table:number-columns-repeated="17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Default" office:value-type="float" office:value="1.20000000006985" calcext:value-type="float">
            <text:p>1,200000000069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0000000002328" calcext:value-type="float">
            <text:p>1,40000000002328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30000000004657" calcext:value-type="float">
            <text:p>4,30000000004657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.40000000002328" calcext:value-type="float">
            <text:p>9,40000000002328</text:p>
          </table:table-cell>
          <table:table-cell table:style-name="Default" office:value-type="float" office:value="33.0999999999767" calcext:value-type="float">
            <text:p>33,0999999999767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office:value-type="float" office:value="55.4000000000233" calcext:value-type="float">
            <text:p>55,4000000000233</text:p>
          </table:table-cell>
          <table:table-cell table:style-name="Default" office:value-type="float" office:value="36.5" calcext:value-type="float">
            <text:p>36,5</text:p>
          </table:table-cell>
          <table:table-cell table:number-columns-repeated="17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1.89999999990687" calcext:value-type="float">
            <text:p>1,89999999990687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4.39999999990687" calcext:value-type="float">
            <text:p>4,39999999990687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5.3000000000466" calcext:value-type="float">
            <text:p>15,3000000000466</text:p>
          </table:table-cell>
          <table:table-cell table:style-name="Default" office:value-type="float" office:value="9.29999999993015" calcext:value-type="float">
            <text:p>9,29999999993015</text:p>
          </table:table-cell>
          <table:table-cell table:style-name="Default" office:value-type="float" office:value="32.5999999999767" calcext:value-type="float">
            <text:p>32,5999999999767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office:value-type="float" office:value="64.2000000000699" calcext:value-type="float">
            <text:p>64,2000000000699</text:p>
          </table:table-cell>
          <table:table-cell table:style-name="Default" office:value-type="float" office:value="37.1999999999534" calcext:value-type="float">
            <text:p>37,1999999999534</text:p>
          </table:table-cell>
          <table:table-cell table:number-columns-repeated="17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70000000006985" calcext:value-type="float">
            <text:p>1,7000000000698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59999999997672" calcext:value-type="float">
            <text:p>4,59999999997672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.6999999999534" calcext:value-type="float">
            <text:p>15,6999999999534</text:p>
          </table:table-cell>
          <table:table-cell table:style-name="Default" office:value-type="float" office:value="9.10000000009313" calcext:value-type="float">
            <text:p>9,10000000009313</text:p>
          </table:table-cell>
          <table:table-cell table:style-name="Default" office:value-type="float" office:value="32.8000000000466" calcext:value-type="float">
            <text:p>32,8000000000466</text:p>
          </table:table-cell>
          <table:table-cell table:style-name="Default" office:value-type="float" office:value="20.6999999999534" calcext:value-type="float">
            <text:p>20,6999999999534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17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Default" office:value-type="float" office:value="1.09999999997672" calcext:value-type="float">
            <text:p>1,09999999997672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19999999995343" calcext:value-type="float">
            <text:p>1,19999999995343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80000000004657" calcext:value-type="float">
            <text:p>1,80000000004657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40000000002328" calcext:value-type="float">
            <text:p>4,40000000002328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16.1999999999534" calcext:value-type="float">
            <text:p>16,1999999999534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2.5" calcext:value-type="float">
            <text:p>32,5</text:p>
          </table:table-cell>
          <table:table-cell table:style-name="Default" office:value-type="float" office:value="21.0999999999767" calcext:value-type="float">
            <text:p>21,0999999999767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6.6999999999534" calcext:value-type="float">
            <text:p>36,6999999999534</text:p>
          </table:table-cell>
          <table:table-cell table:number-columns-repeated="17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3.90000000002328" calcext:value-type="float">
            <text:p>3,90000000002328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32.1999999999534" calcext:value-type="float">
            <text:p>32,1999999999534</text:p>
          </table:table-cell>
          <table:table-cell table:style-name="Default" office:value-type="float" office:value="20.8000000000466" calcext:value-type="float">
            <text:p>20,8000000000466</text:p>
          </table:table-cell>
          <table:table-cell table:style-name="Default" office:value-type="float" office:value="58.0999999999767" calcext:value-type="float">
            <text:p>58,0999999999767</text:p>
          </table:table-cell>
          <table:table-cell table:style-name="Default" office:value-type="float" office:value="37.1000000000931" calcext:value-type="float">
            <text:p>37,1000000000931</text:p>
          </table:table-cell>
          <table:table-cell table:number-columns-repeated="17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Default" office:value-type="float" office:value="1.90000000002328" calcext:value-type="float">
            <text:p>1,90000000002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8.09999999997672" calcext:value-type="float">
            <text:p>8,09999999997672</text:p>
          </table:table-cell>
          <table:table-cell table:style-name="Default" office:value-type="float" office:value="4.10000000009313" calcext:value-type="float">
            <text:p>4,10000000009313</text:p>
          </table:table-cell>
          <table:table-cell table:style-name="Default" office:value-type="float" office:value="18.4000000000233" calcext:value-type="float">
            <text:p>18,4000000000233</text:p>
          </table:table-cell>
          <table:table-cell table:style-name="Default" office:value-type="float" office:value="9.29999999993015" calcext:value-type="float">
            <text:p>9,29999999993015</text:p>
          </table:table-cell>
          <table:table-cell table:style-name="Default" office:value-type="float" office:value="32.0999999999767" calcext:value-type="float">
            <text:p>32,0999999999767</text:p>
          </table:table-cell>
          <table:table-cell table:style-name="Default" office:value-type="float" office:value="20.5999999999767" calcext:value-type="float">
            <text:p>20,5999999999767</text:p>
          </table:table-cell>
          <table:table-cell table:style-name="Default" office:value-type="float" office:value="55.8000000000466" calcext:value-type="float">
            <text:p>55,8000000000466</text:p>
          </table:table-cell>
          <table:table-cell table:style-name="Default" office:value-type="float" office:value="36.5999999999767" calcext:value-type="float">
            <text:p>36,5999999999767</text:p>
          </table:table-cell>
          <table:table-cell table:number-columns-repeated="17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Default" office:value-type="float" office:value="1.09999999997672" calcext:value-type="float">
            <text:p>1,09999999997672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40000000002328" calcext:value-type="float">
            <text:p>3,40000000002328</text:p>
          </table:table-cell>
          <table:table-cell table:style-name="Default" office:value-type="float" office:value="0.299999999930151" calcext:value-type="float">
            <text:p>0,299999999930151</text:p>
          </table:table-cell>
          <table:table-cell table:style-name="Default" office:value-type="float" office:value="8.60000000009313" calcext:value-type="float">
            <text:p>8,6000000000931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59999999997672" calcext:value-type="float">
            <text:p>4,59999999997672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4.6999999999534" calcext:value-type="float">
            <text:p>14,6999999999534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32.2000000000699" calcext:value-type="float">
            <text:p>32,2000000000699</text:p>
          </table:table-cell>
          <table:table-cell table:style-name="Default" office:value-type="float" office:value="20.6999999999534" calcext:value-type="float">
            <text:p>20,6999999999534</text:p>
          </table:table-cell>
          <table:table-cell table:style-name="Default" office:value-type="float" office:value="55.7000000000699" calcext:value-type="float">
            <text:p>55,7000000000699</text:p>
          </table:table-cell>
          <table:table-cell table:style-name="Default" office:value-type="float" office:value="35.7999999999302" calcext:value-type="float">
            <text:p>35,7999999999302</text:p>
          </table:table-cell>
          <table:table-cell table:number-columns-repeated="17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1.09999999997672" calcext:value-type="float">
            <text:p>1,09999999997672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70000000006985" calcext:value-type="float">
            <text:p>1,70000000006985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15.3999999999069" calcext:value-type="float">
            <text:p>15,3999999999069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2.0999999999767" calcext:value-type="float">
            <text:p>32,0999999999767</text:p>
          </table:table-cell>
          <table:table-cell table:style-name="Default" office:value-type="float" office:value="20.6000000000931" calcext:value-type="float">
            <text:p>20,6000000000931</text:p>
          </table:table-cell>
          <table:table-cell table:style-name="Default" office:value-type="float" office:value="64.5" calcext:value-type="float">
            <text:p>64,5</text:p>
          </table:table-cell>
          <table:table-cell table:style-name="Default" office:value-type="float" office:value="35.5999999999767" calcext:value-type="float">
            <text:p>35,5999999999767</text:p>
          </table:table-cell>
          <table:table-cell table:number-columns-repeated="17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4.39999999990687" calcext:value-type="float">
            <text:p>4,39999999990687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4.7000000000699" calcext:value-type="float">
            <text:p>14,7000000000699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31.9000000000233" calcext:value-type="float">
            <text:p>31,9000000000233</text:p>
          </table:table-cell>
          <table:table-cell table:style-name="Default" office:value-type="float" office:value="20.7000000000699" calcext:value-type="float">
            <text:p>20,7000000000699</text:p>
          </table:table-cell>
          <table:table-cell table:style-name="Default" office:value-type="float" office:value="57.9000000000233" calcext:value-type="float">
            <text:p>57,9000000000233</text:p>
          </table:table-cell>
          <table:table-cell table:style-name="Default" office:value-type="float" office:value="36.2999999999302" calcext:value-type="float">
            <text:p>36,2999999999302</text:p>
          </table:table-cell>
          <table:table-cell table:number-columns-repeated="17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4.9000000000233" calcext:value-type="float">
            <text:p>14,9000000000233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0.2000000000699" calcext:value-type="float">
            <text:p>20,2000000000699</text:p>
          </table:table-cell>
          <table:table-cell table:style-name="Default" office:value-type="float" office:value="56.0999999999767" calcext:value-type="float">
            <text:p>56,0999999999767</text:p>
          </table:table-cell>
          <table:table-cell table:style-name="Default" office:value-type="float" office:value="36.4000000000233" calcext:value-type="float">
            <text:p>36,4000000000233</text:p>
          </table:table-cell>
          <table:table-cell table:number-columns-repeated="17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Default" office:value-type="float" office:value="1.90000000002328" calcext:value-type="float">
            <text:p>1,90000000002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70000000006985" calcext:value-type="float">
            <text:p>1,7000000000698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4.9000000000233" calcext:value-type="float">
            <text:p>14,9000000000233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1.5" calcext:value-type="float">
            <text:p>31,5</text:p>
          </table:table-cell>
          <table:table-cell table:style-name="Default" office:value-type="float" office:value="20.4000000000233" calcext:value-type="float">
            <text:p>20,4000000000233</text:p>
          </table:table-cell>
          <table:table-cell table:style-name="Default" office:value-type="float" office:value="56.2000000000699" calcext:value-type="float">
            <text:p>56,2000000000699</text:p>
          </table:table-cell>
          <table:table-cell table:style-name="Default" office:value-type="float" office:value="36.2999999999302" calcext:value-type="float">
            <text:p>36,2999999999302</text:p>
          </table:table-cell>
          <table:table-cell table:number-columns-repeated="17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20000000006985" calcext:value-type="float">
            <text:p>4,20000000006985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.20000000006985" calcext:value-type="float">
            <text:p>9,20000000006985</text:p>
          </table:table-cell>
          <table:table-cell table:style-name="Default" office:value-type="float" office:value="32.7000000000699" calcext:value-type="float">
            <text:p>32,7000000000699</text:p>
          </table:table-cell>
          <table:table-cell table:style-name="Default" office:value-type="float" office:value="20.2999999999302" calcext:value-type="float">
            <text:p>20,2999999999302</text:p>
          </table:table-cell>
          <table:table-cell table:style-name="Default" office:value-type="float" office:value="67.2999999999302" calcext:value-type="float">
            <text:p>67,2999999999302</text:p>
          </table:table-cell>
          <table:table-cell table:style-name="Default" office:value-type="float" office:value="36.5" calcext:value-type="float">
            <text:p>36,5</text:p>
          </table:table-cell>
          <table:table-cell table:number-columns-repeated="17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Default" office:value-type="float" office:value="1.90000000002328" calcext:value-type="float">
            <text:p>1,90000000002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32.0999999999767" calcext:value-type="float">
            <text:p>32,0999999999767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office:value-type="float" office:value="55.0999999999767" calcext:value-type="float">
            <text:p>55,0999999999767</text:p>
          </table:table-cell>
          <table:table-cell table:style-name="Default" office:value-type="float" office:value="36.3000000000466" calcext:value-type="float">
            <text:p>36,3000000000466</text:p>
          </table:table-cell>
          <table:table-cell table:number-columns-repeated="17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1.5999999999767" calcext:value-type="float">
            <text:p>11,5999999999767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5.40000000002328" calcext:value-type="float">
            <text:p>5,40000000002328</text:p>
          </table:table-cell>
          <table:table-cell table:style-name="Default" office:value-type="float" office:value="3.20000000006985" calcext:value-type="float">
            <text:p>3,20000000006985</text:p>
          </table:table-cell>
          <table:table-cell table:style-name="Default" office:value-type="float" office:value="15.7999999999302" calcext:value-type="float">
            <text:p>15,7999999999302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32.2999999999302" calcext:value-type="float">
            <text:p>32,2999999999302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office:value-type="float" office:value="68.5999999999767" calcext:value-type="float">
            <text:p>68,5999999999767</text:p>
          </table:table-cell>
          <table:table-cell table:style-name="Default" office:value-type="float" office:value="36.3000000000466" calcext:value-type="float">
            <text:p>36,3000000000466</text:p>
          </table:table-cell>
          <table:table-cell table:number-columns-repeated="17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40000000002328" calcext:value-type="float">
            <text:p>1,40000000002328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30000000004657" calcext:value-type="float">
            <text:p>4,30000000004657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.20000000006985" calcext:value-type="float">
            <text:p>9,20000000006985</text:p>
          </table:table-cell>
          <table:table-cell table:style-name="Default" office:value-type="float" office:value="42.1999999999534" calcext:value-type="float">
            <text:p>42,1999999999534</text:p>
          </table:table-cell>
          <table:table-cell table:style-name="Default" office:value-type="float" office:value="20.2000000000699" calcext:value-type="float">
            <text:p>20,2000000000699</text:p>
          </table:table-cell>
          <table:table-cell table:style-name="Default" office:value-type="float" office:value="56.2000000000699" calcext:value-type="float">
            <text:p>56,2000000000699</text:p>
          </table:table-cell>
          <table:table-cell table:style-name="Default" office:value-type="float" office:value="36.2999999999302" calcext:value-type="float">
            <text:p>36,2999999999302</text:p>
          </table:table-cell>
          <table:table-cell table:number-columns-repeated="17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20000000006985" calcext:value-type="float">
            <text:p>4,20000000006985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5.8000000000466" calcext:value-type="float">
            <text:p>15,8000000000466</text:p>
          </table:table-cell>
          <table:table-cell table:style-name="Default" office:value-type="float" office:value="9.29999999993015" calcext:value-type="float">
            <text:p>9,29999999993015</text:p>
          </table:table-cell>
          <table:table-cell table:style-name="Default" office:value-type="float" office:value="32.2999999999302" calcext:value-type="float">
            <text:p>32,2999999999302</text:p>
          </table:table-cell>
          <table:table-cell table:style-name="Default" office:value-type="float" office:value="20.3000000000466" calcext:value-type="float">
            <text:p>20,3000000000466</text:p>
          </table:table-cell>
          <table:table-cell table:style-name="Default" office:value-type="float" office:value="55.7000000000699" calcext:value-type="float">
            <text:p>55,7000000000699</text:p>
          </table:table-cell>
          <table:table-cell table:style-name="Default" office:value-type="float" office:value="36.1999999999534" calcext:value-type="float">
            <text:p>36,1999999999534</text:p>
          </table:table-cell>
          <table:table-cell table:number-columns-repeated="17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Default" office:value-type="float" office:value="1.20000000006985" calcext:value-type="float">
            <text:p>1,200000000069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9999999997672" calcext:value-type="float">
            <text:p>1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.5" calcext:value-type="float">
            <text:p>4,5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0.1999999999534" calcext:value-type="float">
            <text:p>10,1999999999534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6.40000000002328" calcext:value-type="float">
            <text:p>6,40000000002328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14.9000000000233" calcext:value-type="float">
            <text:p>14,9000000000233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31.9000000000233" calcext:value-type="float">
            <text:p>31,9000000000233</text:p>
          </table:table-cell>
          <table:table-cell table:style-name="Default" office:value-type="float" office:value="20.3999999999069" calcext:value-type="float">
            <text:p>20,3999999999069</text:p>
          </table:table-cell>
          <table:table-cell table:style-name="Default" office:value-type="float" office:value="56.4000000000233" calcext:value-type="float">
            <text:p>56,4000000000233</text:p>
          </table:table-cell>
          <table:table-cell table:style-name="Default" office:value-type="float" office:value="36.4000000000233" calcext:value-type="float">
            <text:p>36,4000000000233</text:p>
          </table:table-cell>
          <table:table-cell table:number-columns-repeated="17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20000000006985" calcext:value-type="float">
            <text:p>4,20000000006985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4.9000000000233" calcext:value-type="float">
            <text:p>14,9000000000233</text:p>
          </table:table-cell>
          <table:table-cell table:style-name="Default" office:value-type="float" office:value="8.90000000002328" calcext:value-type="float">
            <text:p>8,90000000002328</text:p>
          </table:table-cell>
          <table:table-cell table:style-name="Default" office:value-type="float" office:value="32.4000000000233" calcext:value-type="float">
            <text:p>32,4000000000233</text:p>
          </table:table-cell>
          <table:table-cell table:style-name="Default" office:value-type="float" office:value="20.3000000000466" calcext:value-type="float">
            <text:p>20,3000000000466</text:p>
          </table:table-cell>
          <table:table-cell table:style-name="Default" office:value-type="float" office:value="54.9000000000233" calcext:value-type="float">
            <text:p>54,9000000000233</text:p>
          </table:table-cell>
          <table:table-cell table:style-name="Default" office:value-type="float" office:value="36.0999999999767" calcext:value-type="float">
            <text:p>36,0999999999767</text:p>
          </table:table-cell>
          <table:table-cell table:number-columns-repeated="17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4.39999999990687" calcext:value-type="float">
            <text:p>4,39999999990687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15.7000000000699" calcext:value-type="float">
            <text:p>15,7000000000699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36.3000000000466" calcext:value-type="float">
            <text:p>36,3000000000466</text:p>
          </table:table-cell>
          <table:table-cell table:number-columns-repeated="17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Default" office:value-type="float" office:value="1.90000000002328" calcext:value-type="float">
            <text:p>1,90000000002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19999999995343" calcext:value-type="float">
            <text:p>4,19999999995343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5.0999999999767" calcext:value-type="float">
            <text:p>15,0999999999767</text:p>
          </table:table-cell>
          <table:table-cell table:style-name="Default" office:value-type="float" office:value="9.10000000009313" calcext:value-type="float">
            <text:p>9,10000000009313</text:p>
          </table:table-cell>
          <table:table-cell table:style-name="Default" office:value-type="float" office:value="32.0999999999767" calcext:value-type="float">
            <text:p>32,0999999999767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office:value-type="float" office:value="55.4000000000233" calcext:value-type="float">
            <text:p>55,4000000000233</text:p>
          </table:table-cell>
          <table:table-cell table:style-name="Default" office:value-type="float" office:value="35.9000000000233" calcext:value-type="float">
            <text:p>35,9000000000233</text:p>
          </table:table-cell>
          <table:table-cell table:number-columns-repeated="17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Default" office:value-type="float" office:value="1.79999999993015" calcext:value-type="float">
            <text:p>1,79999999993015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4.5" calcext:value-type="float">
            <text:p>4,5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23.2000000000699" calcext:value-type="float">
            <text:p>23,2000000000699</text:p>
          </table:table-cell>
          <table:table-cell table:style-name="Default" office:value-type="float" office:value="10.0999999999767" calcext:value-type="float">
            <text:p>10,0999999999767</text:p>
          </table:table-cell>
          <table:table-cell table:style-name="Default" office:value-type="float" office:value="41.0999999999767" calcext:value-type="float">
            <text:p>41,0999999999767</text:p>
          </table:table-cell>
          <table:table-cell table:style-name="Default" office:value-type="float" office:value="20.6000000000931" calcext:value-type="float">
            <text:p>20,6000000000931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35.6999999999534" calcext:value-type="float">
            <text:p>35,6999999999534</text:p>
          </table:table-cell>
          <table:table-cell table:number-columns-repeated="17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6.7000000000699" calcext:value-type="float">
            <text:p>16,7000000000699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1.7000000000699" calcext:value-type="float">
            <text:p>21,7000000000699</text:p>
          </table:table-cell>
          <table:table-cell table:style-name="Default" office:value-type="float" office:value="55.5999999999767" calcext:value-type="float">
            <text:p>55,5999999999767</text:p>
          </table:table-cell>
          <table:table-cell table:style-name="Default" office:value-type="float" office:value="36.5999999999767" calcext:value-type="float">
            <text:p>36,5999999999767</text:p>
          </table:table-cell>
          <table:table-cell table:number-columns-repeated="17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4.19999999995343" calcext:value-type="float">
            <text:p>4,19999999995343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5.6999999999534" calcext:value-type="float">
            <text:p>15,6999999999534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31.7999999999302" calcext:value-type="float">
            <text:p>31,7999999999302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36.2000000000699" calcext:value-type="float">
            <text:p>36,2000000000699</text:p>
          </table:table-cell>
          <table:table-cell table:number-columns-repeated="17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29999999993015" calcext:value-type="float">
            <text:p>1,2999999999301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60000000009313" calcext:value-type="float">
            <text:p>4,60000000009313</text:p>
          </table:table-cell>
          <table:table-cell table:style-name="Default" office:value-type="float" office:value="2.39999999990687" calcext:value-type="float">
            <text:p>2,39999999990687</text:p>
          </table:table-cell>
          <table:table-cell table:style-name="Default" office:value-type="float" office:value="14.9000000000233" calcext:value-type="float">
            <text:p>14,900000000023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3.5999999999767" calcext:value-type="float">
            <text:p>33,5999999999767</text:p>
          </table:table-cell>
          <table:table-cell table:style-name="Default" office:value-type="float" office:value="19.9000000000233" calcext:value-type="float">
            <text:p>19,9000000000233</text:p>
          </table:table-cell>
          <table:table-cell table:style-name="Default" office:value-type="float" office:value="58.5" calcext:value-type="float">
            <text:p>58,5</text:p>
          </table:table-cell>
          <table:table-cell table:style-name="Default" office:value-type="float" office:value="36.5" calcext:value-type="float">
            <text:p>36,5</text:p>
          </table:table-cell>
          <table:table-cell table:number-columns-repeated="17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Default" office:value-type="float" office:value="1.09999999997672" calcext:value-type="float">
            <text:p>1,0999999999767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40000000002328" calcext:value-type="float">
            <text:p>1,40000000002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.0999999999767" calcext:value-type="float">
            <text:p>15,0999999999767</text:p>
          </table:table-cell>
          <table:table-cell table:style-name="Default" office:value-type="float" office:value="9.20000000006985" calcext:value-type="float">
            <text:p>9,20000000006985</text:p>
          </table:table-cell>
          <table:table-cell table:style-name="Default" office:value-type="float" office:value="31.5" calcext:value-type="float">
            <text:p>31,5</text:p>
          </table:table-cell>
          <table:table-cell table:style-name="Default" office:value-type="float" office:value="20.0999999999767" calcext:value-type="float">
            <text:p>20,0999999999767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17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10000000009313" calcext:value-type="float">
            <text:p>4,10000000009313</text:p>
          </table:table-cell>
          <table:table-cell table:style-name="Default" office:value-type="float" office:value="2.39999999990687" calcext:value-type="float">
            <text:p>2,39999999990687</text:p>
          </table:table-cell>
          <table:table-cell table:style-name="Default" office:value-type="float" office:value="14.7999999999302" calcext:value-type="float">
            <text:p>14,7999999999302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32.7999999999302" calcext:value-type="float">
            <text:p>32,7999999999302</text:p>
          </table:table-cell>
          <table:table-cell table:style-name="Default" office:value-type="float" office:value="20.2000000000699" calcext:value-type="float">
            <text:p>20,2000000000699</text:p>
          </table:table-cell>
          <table:table-cell table:style-name="Default" office:value-type="float" office:value="55.2999999999302" calcext:value-type="float">
            <text:p>55,2999999999302</text:p>
          </table:table-cell>
          <table:table-cell table:style-name="Default" office:value-type="float" office:value="36.2000000000699" calcext:value-type="float">
            <text:p>36,2000000000699</text:p>
          </table:table-cell>
          <table:table-cell table:number-columns-repeated="17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9999999995343" calcext:value-type="float">
            <text:p>1,19999999995343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1.79999999993015" calcext:value-type="float">
            <text:p>1,79999999993015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3.90000000002328" calcext:value-type="float">
            <text:p>3,90000000002328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8.80000000004657" calcext:value-type="float">
            <text:p>8,80000000004657</text:p>
          </table:table-cell>
          <table:table-cell table:style-name="Default" office:value-type="float" office:value="32.3000000000466" calcext:value-type="float">
            <text:p>32,3000000000466</text:p>
          </table:table-cell>
          <table:table-cell table:style-name="Default" office:value-type="float" office:value="20.2999999999302" calcext:value-type="float">
            <text:p>20,2999999999302</text:p>
          </table:table-cell>
          <table:table-cell table:style-name="Default" office:value-type="float" office:value="54.9000000000233" calcext:value-type="float">
            <text:p>54,9000000000233</text:p>
          </table:table-cell>
          <table:table-cell table:style-name="Default" office:value-type="float" office:value="36.2999999999302" calcext:value-type="float">
            <text:p>36,2999999999302</text:p>
          </table:table-cell>
          <table:table-cell table:number-columns-repeated="17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4.40000000002328" calcext:value-type="float">
            <text:p>4,40000000002328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33.2999999999302" calcext:value-type="float">
            <text:p>33,2999999999302</text:p>
          </table:table-cell>
          <table:table-cell table:style-name="Default" office:value-type="float" office:value="20.3000000000466" calcext:value-type="float">
            <text:p>20,3000000000466</text:p>
          </table:table-cell>
          <table:table-cell table:style-name="Default" office:value-type="float" office:value="55.3000000000466" calcext:value-type="float">
            <text:p>55,3000000000466</text:p>
          </table:table-cell>
          <table:table-cell table:style-name="Default" office:value-type="float" office:value="38" calcext:value-type="float">
            <text:p>38</text:p>
          </table:table-cell>
          <table:table-cell table:number-columns-repeated="17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9999999990687" calcext:value-type="float">
            <text:p>1,399999999906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4.9000000000233" calcext:value-type="float">
            <text:p>14,9000000000233</text:p>
          </table:table-cell>
          <table:table-cell table:style-name="Default" office:value-type="float" office:value="8.90000000002328" calcext:value-type="float">
            <text:p>8,90000000002328</text:p>
          </table:table-cell>
          <table:table-cell table:style-name="Default" office:value-type="float" office:value="33.5999999999767" calcext:value-type="float">
            <text:p>33,5999999999767</text:p>
          </table:table-cell>
          <table:table-cell table:style-name="Default" office:value-type="float" office:value="20.5999999999767" calcext:value-type="float">
            <text:p>20,5999999999767</text:p>
          </table:table-cell>
          <table:table-cell table:style-name="Default" office:value-type="float" office:value="64.4000000000233" calcext:value-type="float">
            <text:p>64,4000000000233</text:p>
          </table:table-cell>
          <table:table-cell table:style-name="Default" office:value-type="float" office:value="38.5999999999767" calcext:value-type="float">
            <text:p>38,5999999999767</text:p>
          </table:table-cell>
          <table:table-cell table:number-columns-repeated="17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70000000006985" calcext:value-type="float">
            <text:p>1,70000000006985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40000000002328" calcext:value-type="float">
            <text:p>4,40000000002328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1.3999999999069" calcext:value-type="float">
            <text:p>21,3999999999069</text:p>
          </table:table-cell>
          <table:table-cell table:style-name="Default" office:value-type="float" office:value="55.3000000000466" calcext:value-type="float">
            <text:p>55,3000000000466</text:p>
          </table:table-cell>
          <table:table-cell table:style-name="Default" office:value-type="float" office:value="37.2999999999302" calcext:value-type="float">
            <text:p>37,2999999999302</text:p>
          </table:table-cell>
          <table:table-cell table:number-columns-repeated="17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2.80000000004657" calcext:value-type="float">
            <text:p>2,80000000004657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7.09999999997672" calcext:value-type="float">
            <text:p>7,0999999999767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5" calcext:value-type="float">
            <text:p>4,5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5.6999999999534" calcext:value-type="float">
            <text:p>15,6999999999534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32.2000000000699" calcext:value-type="float">
            <text:p>32,2000000000699</text:p>
          </table:table-cell>
          <table:table-cell table:style-name="Default" office:value-type="float" office:value="21.9000000000233" calcext:value-type="float">
            <text:p>21,9000000000233</text:p>
          </table:table-cell>
          <table:table-cell table:style-name="Default" office:value-type="float" office:value="57.7000000000699" calcext:value-type="float">
            <text:p>57,7000000000699</text:p>
          </table:table-cell>
          <table:table-cell table:style-name="Default" office:value-type="float" office:value="37.2999999999302" calcext:value-type="float">
            <text:p>37,2999999999302</text:p>
          </table:table-cell>
          <table:table-cell table:number-columns-repeated="17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Default" office:value-type="float" office:value="2.89999999990687" calcext:value-type="float">
            <text:p>2,899999999906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09999999997672" calcext:value-type="float">
            <text:p>1,09999999997672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4.29999999993015" calcext:value-type="float">
            <text:p>4,29999999993015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23.3000000000466" calcext:value-type="float">
            <text:p>23,3000000000466</text:p>
          </table:table-cell>
          <table:table-cell table:style-name="Default" office:value-type="float" office:value="9.90000000002328" calcext:value-type="float">
            <text:p>9,90000000002328</text:p>
          </table:table-cell>
          <table:table-cell table:style-name="Default" office:value-type="float" office:value="42.4000000000233" calcext:value-type="float">
            <text:p>42,4000000000233</text:p>
          </table:table-cell>
          <table:table-cell table:style-name="Default" office:value-type="float" office:value="20.4000000000233" calcext:value-type="float">
            <text:p>20,4000000000233</text:p>
          </table:table-cell>
          <table:table-cell table:style-name="Default" office:value-type="float" office:value="55.3000000000466" calcext:value-type="float">
            <text:p>55,3000000000466</text:p>
          </table:table-cell>
          <table:table-cell table:style-name="Default" office:value-type="float" office:value="37.1999999999534" calcext:value-type="float">
            <text:p>37,1999999999534</text:p>
          </table:table-cell>
          <table:table-cell table:number-columns-repeated="17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60000000009313" calcext:value-type="float">
            <text:p>1,6000000000931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19999999995343" calcext:value-type="float">
            <text:p>4,19999999995343</text:p>
          </table:table-cell>
          <table:table-cell table:style-name="Default" office:value-type="float" office:value="2.60000000009313" calcext:value-type="float">
            <text:p>2,60000000009313</text:p>
          </table:table-cell>
          <table:table-cell table:style-name="Default" office:value-type="float" office:value="15.7999999999302" calcext:value-type="float">
            <text:p>15,799999999930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2.1999999999534" calcext:value-type="float">
            <text:p>32,1999999999534</text:p>
          </table:table-cell>
          <table:table-cell table:style-name="Default" office:value-type="float" office:value="21.8000000000466" calcext:value-type="float">
            <text:p>21,8000000000466</text:p>
          </table:table-cell>
          <table:table-cell table:style-name="Default" office:value-type="float" office:value="56.1000000000931" calcext:value-type="float">
            <text:p>56,1000000000931</text:p>
          </table:table-cell>
          <table:table-cell table:style-name="Default" office:value-type="float" office:value="37.3999999999069" calcext:value-type="float">
            <text:p>37,3999999999069</text:p>
          </table:table-cell>
          <table:table-cell table:number-columns-repeated="17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40000000002328" calcext:value-type="float">
            <text:p>1,40000000002328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5.8000000000466" calcext:value-type="float">
            <text:p>15,8000000000466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2.0999999999767" calcext:value-type="float">
            <text:p>32,0999999999767</text:p>
          </table:table-cell>
          <table:table-cell table:style-name="Default" office:value-type="float" office:value="21.5999999999767" calcext:value-type="float">
            <text:p>21,5999999999767</text:p>
          </table:table-cell>
          <table:table-cell table:style-name="Default" office:value-type="float" office:value="57.5" calcext:value-type="float">
            <text:p>57,5</text:p>
          </table:table-cell>
          <table:table-cell table:style-name="Default" office:value-type="float" office:value="36.0999999999767" calcext:value-type="float">
            <text:p>36,0999999999767</text:p>
          </table:table-cell>
          <table:table-cell table:number-columns-repeated="17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40000000002328" calcext:value-type="float">
            <text:p>1,40000000002328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19999999995343" calcext:value-type="float">
            <text:p>4,19999999995343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.0999999999767" calcext:value-type="float">
            <text:p>15,0999999999767</text:p>
          </table:table-cell>
          <table:table-cell table:style-name="Default" office:value-type="float" office:value="9.20000000006985" calcext:value-type="float">
            <text:p>9,20000000006985</text:p>
          </table:table-cell>
          <table:table-cell table:style-name="Default" office:value-type="float" office:value="32.2999999999302" calcext:value-type="float">
            <text:p>32,2999999999302</text:p>
          </table:table-cell>
          <table:table-cell table:style-name="Default" office:value-type="float" office:value="20.3000000000466" calcext:value-type="float">
            <text:p>20,3000000000466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36.0999999999767" calcext:value-type="float">
            <text:p>36,0999999999767</text:p>
          </table:table-cell>
          <table:table-cell table:number-columns-repeated="17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1.79999999993015" calcext:value-type="float">
            <text:p>1,79999999993015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15.5" calcext:value-type="float">
            <text:p>15,5</text:p>
          </table:table-cell>
          <table:table-cell table:style-name="Default" office:value-type="float" office:value="9.29999999993015" calcext:value-type="float">
            <text:p>9,29999999993015</text:p>
          </table:table-cell>
          <table:table-cell table:style-name="Default" office:value-type="float" office:value="33.6999999999534" calcext:value-type="float">
            <text:p>33,6999999999534</text:p>
          </table:table-cell>
          <table:table-cell table:style-name="Default" office:value-type="float" office:value="20.4000000000233" calcext:value-type="float">
            <text:p>20,4000000000233</text:p>
          </table:table-cell>
          <table:table-cell table:style-name="Default" office:value-type="float" office:value="55.7000000000699" calcext:value-type="float">
            <text:p>55,7000000000699</text:p>
          </table:table-cell>
          <table:table-cell table:style-name="Default" office:value-type="float" office:value="36.3000000000466" calcext:value-type="float">
            <text:p>36,3000000000466</text:p>
          </table:table-cell>
          <table:table-cell table:number-columns-repeated="17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6.4000000000233" calcext:value-type="float">
            <text:p>16,4000000000233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2.0999999999767" calcext:value-type="float">
            <text:p>32,0999999999767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6.1000000000931" calcext:value-type="float">
            <text:p>56,1000000000931</text:p>
          </table:table-cell>
          <table:table-cell table:style-name="Default" office:value-type="float" office:value="36.5" calcext:value-type="float">
            <text:p>36,5</text:p>
          </table:table-cell>
          <table:table-cell table:number-columns-repeated="17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10000000009313" calcext:value-type="float">
            <text:p>4,10000000009313</text:p>
          </table:table-cell>
          <table:table-cell table:style-name="Default" office:value-type="float" office:value="2.39999999990687" calcext:value-type="float">
            <text:p>2,39999999990687</text:p>
          </table:table-cell>
          <table:table-cell table:style-name="Default" office:value-type="float" office:value="14.5999999999767" calcext:value-type="float">
            <text:p>14,5999999999767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41.7999999999302" calcext:value-type="float">
            <text:p>41,7999999999302</text:p>
          </table:table-cell>
          <table:table-cell table:style-name="Default" office:value-type="float" office:value="20.4000000000233" calcext:value-type="float">
            <text:p>20,4000000000233</text:p>
          </table:table-cell>
          <table:table-cell table:style-name="Default" office:value-type="float" office:value="58.6999999999534" calcext:value-type="float">
            <text:p>58,6999999999534</text:p>
          </table:table-cell>
          <table:table-cell table:style-name="Default" office:value-type="float" office:value="36.3000000000466" calcext:value-type="float">
            <text:p>36,3000000000466</text:p>
          </table:table-cell>
          <table:table-cell table:number-columns-repeated="17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10000000009313" calcext:value-type="float">
            <text:p>4,10000000009313</text:p>
          </table:table-cell>
          <table:table-cell table:style-name="Default" office:value-type="float" office:value="2.39999999990687" calcext:value-type="float">
            <text:p>2,39999999990687</text:p>
          </table:table-cell>
          <table:table-cell table:style-name="Default" office:value-type="float" office:value="15.1999999999534" calcext:value-type="float">
            <text:p>15,1999999999534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0.3000000000466" calcext:value-type="float">
            <text:p>20,3000000000466</text:p>
          </table:table-cell>
          <table:table-cell table:style-name="Default" office:value-type="float" office:value="55.1999999999534" calcext:value-type="float">
            <text:p>55,1999999999534</text:p>
          </table:table-cell>
          <table:table-cell table:style-name="Default" office:value-type="float" office:value="36.1000000000931" calcext:value-type="float">
            <text:p>36,1000000000931</text:p>
          </table:table-cell>
          <table:table-cell table:number-columns-repeated="17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70000000006985" calcext:value-type="float">
            <text:p>1,70000000006985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5" calcext:value-type="float">
            <text:p>4,5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15.3999999999069" calcext:value-type="float">
            <text:p>15,399999999906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2.2999999999302" calcext:value-type="float">
            <text:p>32,2999999999302</text:p>
          </table:table-cell>
          <table:table-cell table:style-name="Default" office:value-type="float" office:value="20.4000000000233" calcext:value-type="float">
            <text:p>20,4000000000233</text:p>
          </table:table-cell>
          <table:table-cell table:style-name="Default" office:value-type="float" office:value="55.0999999999767" calcext:value-type="float">
            <text:p>55,0999999999767</text:p>
          </table:table-cell>
          <table:table-cell table:style-name="Default" office:value-type="float" office:value="36.5" calcext:value-type="float">
            <text:p>36,5</text:p>
          </table:table-cell>
          <table:table-cell table:number-columns-repeated="17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Default" office:value-type="float" office:value="1.90000000002328" calcext:value-type="float">
            <text:p>1,90000000002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3.90000000002328" calcext:value-type="float">
            <text:p>3,90000000002328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14.9000000000233" calcext:value-type="float">
            <text:p>14,9000000000233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32.4000000000233" calcext:value-type="float">
            <text:p>32,4000000000233</text:p>
          </table:table-cell>
          <table:table-cell table:style-name="Default" office:value-type="float" office:value="20.9000000000233" calcext:value-type="float">
            <text:p>20,9000000000233</text:p>
          </table:table-cell>
          <table:table-cell table:style-name="Default" office:value-type="float" office:value="56.0999999999767" calcext:value-type="float">
            <text:p>56,0999999999767</text:p>
          </table:table-cell>
          <table:table-cell table:style-name="Default" office:value-type="float" office:value="37.3000000000466" calcext:value-type="float">
            <text:p>37,3000000000466</text:p>
          </table:table-cell>
          <table:table-cell table:number-columns-repeated="17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10000000009313" calcext:value-type="float">
            <text:p>4,10000000009313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16.3000000000466" calcext:value-type="float">
            <text:p>16,3000000000466</text:p>
          </table:table-cell>
          <table:table-cell table:style-name="Default" office:value-type="float" office:value="9.29999999993015" calcext:value-type="float">
            <text:p>9,29999999993015</text:p>
          </table:table-cell>
          <table:table-cell table:style-name="Default" office:value-type="float" office:value="32.6999999999534" calcext:value-type="float">
            <text:p>32,6999999999534</text:p>
          </table:table-cell>
          <table:table-cell table:style-name="Default" office:value-type="float" office:value="20.6999999999534" calcext:value-type="float">
            <text:p>20,6999999999534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36.5999999999767" calcext:value-type="float">
            <text:p>36,5999999999767</text:p>
          </table:table-cell>
          <table:table-cell table:number-columns-repeated="17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300000000046566" calcext:value-type="float">
            <text:p>0,300000000046566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69999999995343" calcext:value-type="float">
            <text:p>4,69999999995343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.4000000000233" calcext:value-type="float">
            <text:p>15,4000000000233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32.4000000000233" calcext:value-type="float">
            <text:p>32,4000000000233</text:p>
          </table:table-cell>
          <table:table-cell table:style-name="Default" office:value-type="float" office:value="20.5999999999767" calcext:value-type="float">
            <text:p>20,5999999999767</text:p>
          </table:table-cell>
          <table:table-cell table:style-name="Default" office:value-type="float" office:value="55.9000000000233" calcext:value-type="float">
            <text:p>55,9000000000233</text:p>
          </table:table-cell>
          <table:table-cell table:style-name="Default" office:value-type="float" office:value="35.8999999999069" calcext:value-type="float">
            <text:p>35,8999999999069</text:p>
          </table:table-cell>
          <table:table-cell table:number-columns-repeated="17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1.29999999993015" calcext:value-type="float">
            <text:p>1,29999999993015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14.7000000000699" calcext:value-type="float">
            <text:p>14,7000000000699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0.2000000000699" calcext:value-type="float">
            <text:p>20,2000000000699</text:p>
          </table:table-cell>
          <table:table-cell table:style-name="Default" office:value-type="float" office:value="59.6999999999534" calcext:value-type="float">
            <text:p>59,6999999999534</text:p>
          </table:table-cell>
          <table:table-cell table:style-name="Default" office:value-type="float" office:value="35.9000000000233" calcext:value-type="float">
            <text:p>35,9000000000233</text:p>
          </table:table-cell>
          <table:table-cell table:number-columns-repeated="17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3.90000000002328" calcext:value-type="float">
            <text:p>3,90000000002328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15.3999999999069" calcext:value-type="float">
            <text:p>15,3999999999069</text:p>
          </table:table-cell>
          <table:table-cell table:style-name="Default" office:value-type="float" office:value="9.10000000009313" calcext:value-type="float">
            <text:p>9,10000000009313</text:p>
          </table:table-cell>
          <table:table-cell table:style-name="Default" office:value-type="float" office:value="31.8000000000466" calcext:value-type="float">
            <text:p>31,8000000000466</text:p>
          </table:table-cell>
          <table:table-cell table:style-name="Default" office:value-type="float" office:value="20.2999999999302" calcext:value-type="float">
            <text:p>20,2999999999302</text:p>
          </table:table-cell>
          <table:table-cell table:style-name="Default" office:value-type="float" office:value="65.8000000000466" calcext:value-type="float">
            <text:p>65,8000000000466</text:p>
          </table:table-cell>
          <table:table-cell table:style-name="Default" office:value-type="float" office:value="35.9000000000233" calcext:value-type="float">
            <text:p>35,9000000000233</text:p>
          </table:table-cell>
          <table:table-cell table:number-columns-repeated="17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0.899999999906868" calcext:value-type="float">
            <text:p>0,899999999906868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15.5" calcext:value-type="float">
            <text:p>15,5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32.5" calcext:value-type="float">
            <text:p>32,5</text:p>
          </table:table-cell>
          <table:table-cell table:style-name="Default" office:value-type="float" office:value="20.0999999999767" calcext:value-type="float">
            <text:p>20,0999999999767</text:p>
          </table:table-cell>
          <table:table-cell table:style-name="Default" office:value-type="float" office:value="55.5999999999767" calcext:value-type="float">
            <text:p>55,5999999999767</text:p>
          </table:table-cell>
          <table:table-cell table:style-name="Default" office:value-type="float" office:value="36.1999999999534" calcext:value-type="float">
            <text:p>36,1999999999534</text:p>
          </table:table-cell>
          <table:table-cell table:number-columns-repeated="17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Default" office:value-type="float" office:value="1.19999999995343" calcext:value-type="float">
            <text:p>1,199999999953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0000000004657" calcext:value-type="float">
            <text:p>1,30000000004657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3.89999999990687" calcext:value-type="float">
            <text:p>3,89999999990687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4.5" calcext:value-type="float">
            <text:p>14,5</text:p>
          </table:table-cell>
          <table:table-cell table:style-name="Default" office:value-type="float" office:value="8.90000000002328" calcext:value-type="float">
            <text:p>8,90000000002328</text:p>
          </table:table-cell>
          <table:table-cell table:style-name="Default" office:value-type="float" office:value="32.0999999999767" calcext:value-type="float">
            <text:p>32,0999999999767</text:p>
          </table:table-cell>
          <table:table-cell table:style-name="Default" office:value-type="float" office:value="20.1999999999534" calcext:value-type="float">
            <text:p>20,1999999999534</text:p>
          </table:table-cell>
          <table:table-cell table:style-name="Default" office:value-type="float" office:value="64.7999999999302" calcext:value-type="float">
            <text:p>64,7999999999302</text:p>
          </table:table-cell>
          <table:table-cell table:style-name="Default" office:value-type="float" office:value="36" calcext:value-type="float">
            <text:p>36</text:p>
          </table:table-cell>
          <table:table-cell table:number-columns-repeated="17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3.90000000002328" calcext:value-type="float">
            <text:p>3,90000000002328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5.8000000000466" calcext:value-type="float">
            <text:p>15,8000000000466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32.0999999999767" calcext:value-type="float">
            <text:p>32,0999999999767</text:p>
          </table:table-cell>
          <table:table-cell table:style-name="Default" office:value-type="float" office:value="20.3000000000466" calcext:value-type="float">
            <text:p>20,3000000000466</text:p>
          </table:table-cell>
          <table:table-cell table:style-name="Default" office:value-type="float" office:value="67.5" calcext:value-type="float">
            <text:p>67,5</text:p>
          </table:table-cell>
          <table:table-cell table:style-name="Default" office:value-type="float" office:value="36.0999999999767" calcext:value-type="float">
            <text:p>36,0999999999767</text:p>
          </table:table-cell>
          <table:table-cell table:number-columns-repeated="17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Default" office:value-type="float" office:value="1.39999999990687" calcext:value-type="float">
            <text:p>1,399999999906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9999999995343" calcext:value-type="float">
            <text:p>1,19999999995343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39999999990687" calcext:value-type="float">
            <text:p>2,3999999999068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2.0999999999767" calcext:value-type="float">
            <text:p>32,0999999999767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office:value-type="float" office:value="55.5" calcext:value-type="float">
            <text:p>55,5</text:p>
          </table:table-cell>
          <table:table-cell table:style-name="Default" office:value-type="float" office:value="36.6999999999534" calcext:value-type="float">
            <text:p>36,6999999999534</text:p>
          </table:table-cell>
          <table:table-cell table:number-columns-repeated="17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Default" office:value-type="float" office:value="2.39999999990687" calcext:value-type="float">
            <text:p>2,39999999990687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60000000009313" calcext:value-type="float">
            <text:p>1,6000000000931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6.5999999999767" calcext:value-type="float">
            <text:p>16,5999999999767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34.2999999999302" calcext:value-type="float">
            <text:p>34,2999999999302</text:p>
          </table:table-cell>
          <table:table-cell table:style-name="Default" office:value-type="float" office:value="20.4000000000233" calcext:value-type="float">
            <text:p>20,4000000000233</text:p>
          </table:table-cell>
          <table:table-cell table:style-name="Default" office:value-type="float" office:value="58.1999999999534" calcext:value-type="float">
            <text:p>58,1999999999534</text:p>
          </table:table-cell>
          <table:table-cell table:style-name="Default" office:value-type="float" office:value="36.7000000000699" calcext:value-type="float">
            <text:p>36,7000000000699</text:p>
          </table:table-cell>
          <table:table-cell table:number-columns-repeated="17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0000000009313" calcext:value-type="float">
            <text:p>1,60000000009313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2.90000000002328" calcext:value-type="float">
            <text:p>2,90000000002328</text:p>
          </table:table-cell>
          <table:table-cell table:style-name="Default" office:value-type="float" office:value="1.39999999990687" calcext:value-type="float">
            <text:p>1,3999999999068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.69999999995343" calcext:value-type="float">
            <text:p>3,69999999995343</text:p>
          </table:table-cell>
          <table:table-cell table:style-name="Default" office:value-type="float" office:value="16.9000000000233" calcext:value-type="float">
            <text:p>16,9000000000233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41.0999999999767" calcext:value-type="float">
            <text:p>41,0999999999767</text:p>
          </table:table-cell>
          <table:table-cell table:style-name="Default" office:value-type="float" office:value="20.3000000000466" calcext:value-type="float">
            <text:p>20,3000000000466</text:p>
          </table:table-cell>
          <table:table-cell table:style-name="Default" office:value-type="float" office:value="55.5999999999767" calcext:value-type="float">
            <text:p>55,5999999999767</text:p>
          </table:table-cell>
          <table:table-cell table:style-name="Default" office:value-type="float" office:value="36.7999999999302" calcext:value-type="float">
            <text:p>36,7999999999302</text:p>
          </table:table-cell>
          <table:table-cell table:number-columns-repeated="17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.5999999999767" calcext:value-type="float">
            <text:p>15,5999999999767</text:p>
          </table:table-cell>
          <table:table-cell table:style-name="Default" office:value-type="float" office:value="9.10000000009313" calcext:value-type="float">
            <text:p>9,10000000009313</text:p>
          </table:table-cell>
          <table:table-cell table:style-name="Default" office:value-type="float" office:value="32.8000000000466" calcext:value-type="float">
            <text:p>32,8000000000466</text:p>
          </table:table-cell>
          <table:table-cell table:style-name="Default" office:value-type="float" office:value="20.5999999999767" calcext:value-type="float">
            <text:p>20,5999999999767</text:p>
          </table:table-cell>
          <table:table-cell table:style-name="Default" office:value-type="float" office:value="57.7000000000699" calcext:value-type="float">
            <text:p>57,7000000000699</text:p>
          </table:table-cell>
          <table:table-cell table:style-name="Default" office:value-type="float" office:value="36.9000000000233" calcext:value-type="float">
            <text:p>36,9000000000233</text:p>
          </table:table-cell>
          <table:table-cell table:number-columns-repeated="17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10000000009313" calcext:value-type="float">
            <text:p>1,1000000000931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5.5" calcext:value-type="float">
            <text:p>15,5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32.5" calcext:value-type="float">
            <text:p>32,5</text:p>
          </table:table-cell>
          <table:table-cell table:style-name="Default" office:value-type="float" office:value="21.4000000000233" calcext:value-type="float">
            <text:p>21,4000000000233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36.6999999999534" calcext:value-type="float">
            <text:p>36,6999999999534</text:p>
          </table:table-cell>
          <table:table-cell table:number-columns-repeated="17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21.1000000000931" calcext:value-type="float">
            <text:p>21,1000000000931</text:p>
          </table:table-cell>
          <table:table-cell table:style-name="Default" office:value-type="float" office:value="55.5" calcext:value-type="float">
            <text:p>55,5</text:p>
          </table:table-cell>
          <table:table-cell table:style-name="Default" office:value-type="float" office:value="36.7000000000699" calcext:value-type="float">
            <text:p>36,7000000000699</text:p>
          </table:table-cell>
          <table:table-cell table:number-columns-repeated="17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00000000046566" calcext:value-type="float">
            <text:p>0,30000000004656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30000000004657" calcext:value-type="float">
            <text:p>4,30000000004657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23.1999999999534" calcext:value-type="float">
            <text:p>23,1999999999534</text:p>
          </table:table-cell>
          <table:table-cell table:style-name="Default" office:value-type="float" office:value="10.1999999999534" calcext:value-type="float">
            <text:p>10,1999999999534</text:p>
          </table:table-cell>
          <table:table-cell table:style-name="Default" office:value-type="float" office:value="32.0999999999767" calcext:value-type="float">
            <text:p>32,0999999999767</text:p>
          </table:table-cell>
          <table:table-cell table:style-name="Default" office:value-type="float" office:value="21.0999999999767" calcext:value-type="float">
            <text:p>21,0999999999767</text:p>
          </table:table-cell>
          <table:table-cell table:style-name="Default" office:value-type="float" office:value="55.1000000000931" calcext:value-type="float">
            <text:p>55,1000000000931</text:p>
          </table:table-cell>
          <table:table-cell table:style-name="Default" office:value-type="float" office:value="36.6999999999534" calcext:value-type="float">
            <text:p>36,6999999999534</text:p>
          </table:table-cell>
          <table:table-cell table:number-columns-repeated="17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Default" office:value-type="float" office:value="1.79999999993015" calcext:value-type="float">
            <text:p>1,79999999993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5" calcext:value-type="float">
            <text:p>4,5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33.2999999999302" calcext:value-type="float">
            <text:p>33,2999999999302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5.5999999999767" calcext:value-type="float">
            <text:p>55,5999999999767</text:p>
          </table:table-cell>
          <table:table-cell table:style-name="Default" office:value-type="float" office:value="36.5" calcext:value-type="float">
            <text:p>36,5</text:p>
          </table:table-cell>
          <table:table-cell table:number-columns-repeated="17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Default" office:value-type="float" office:value="2.39999999990687" calcext:value-type="float">
            <text:p>2,39999999990687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80000000004657" calcext:value-type="float">
            <text:p>1,80000000004657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30000000004657" calcext:value-type="float">
            <text:p>4,30000000004657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5.6000000000931" calcext:value-type="float">
            <text:p>15,6000000000931</text:p>
          </table:table-cell>
          <table:table-cell table:style-name="Default" office:value-type="float" office:value="9.29999999993015" calcext:value-type="float">
            <text:p>9,29999999993015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0.3000000000466" calcext:value-type="float">
            <text:p>20,3000000000466</text:p>
          </table:table-cell>
          <table:table-cell table:style-name="Default" office:value-type="float" office:value="56.1000000000931" calcext:value-type="float">
            <text:p>56,1000000000931</text:p>
          </table:table-cell>
          <table:table-cell table:style-name="Default" office:value-type="float" office:value="36.3999999999069" calcext:value-type="float">
            <text:p>36,3999999999069</text:p>
          </table:table-cell>
          <table:table-cell table:number-columns-repeated="17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Default" office:value-type="float" office:value="1.90000000002328" calcext:value-type="float">
            <text:p>1,90000000002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70000000006985" calcext:value-type="float">
            <text:p>1,70000000006985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4.30000000004657" calcext:value-type="float">
            <text:p>4,30000000004657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5.1000000000931" calcext:value-type="float">
            <text:p>15,1000000000931</text:p>
          </table:table-cell>
          <table:table-cell table:style-name="Default" office:value-type="float" office:value="9.29999999993015" calcext:value-type="float">
            <text:p>9,29999999993015</text:p>
          </table:table-cell>
          <table:table-cell table:style-name="Default" office:value-type="float" office:value="32.2999999999302" calcext:value-type="float">
            <text:p>32,2999999999302</text:p>
          </table:table-cell>
          <table:table-cell table:style-name="Default" office:value-type="float" office:value="20.2000000000699" calcext:value-type="float">
            <text:p>20,2000000000699</text:p>
          </table:table-cell>
          <table:table-cell table:style-name="Default" office:value-type="float" office:value="55.9000000000233" calcext:value-type="float">
            <text:p>55,9000000000233</text:p>
          </table:table-cell>
          <table:table-cell table:style-name="Default" office:value-type="float" office:value="36.7000000000699" calcext:value-type="float">
            <text:p>36,7000000000699</text:p>
          </table:table-cell>
          <table:table-cell table:number-columns-repeated="17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Default" office:value-type="float" office:value="2.39999999990687" calcext:value-type="float">
            <text:p>2,399999999906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30000000004657" calcext:value-type="float">
            <text:p>4,30000000004657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.1999999999534" calcext:value-type="float">
            <text:p>15,1999999999534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31.5999999999767" calcext:value-type="float">
            <text:p>31,5999999999767</text:p>
          </table:table-cell>
          <table:table-cell table:style-name="Default" office:value-type="float" office:value="20.5999999999767" calcext:value-type="float">
            <text:p>20,5999999999767</text:p>
          </table:table-cell>
          <table:table-cell table:style-name="Default" office:value-type="float" office:value="56.3999999999069" calcext:value-type="float">
            <text:p>56,3999999999069</text:p>
          </table:table-cell>
          <table:table-cell table:style-name="Default" office:value-type="float" office:value="36.6000000000931" calcext:value-type="float">
            <text:p>36,6000000000931</text:p>
          </table:table-cell>
          <table:table-cell table:number-columns-repeated="17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Default" office:value-type="float" office:value="2.10000000009313" calcext:value-type="float">
            <text:p>2,100000000093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0000000002328" calcext:value-type="float">
            <text:p>1,40000000002328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.299999999930151" calcext:value-type="float">
            <text:p>0,299999999930151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3.90000000002328" calcext:value-type="float">
            <text:p>3,90000000002328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14.8000000000466" calcext:value-type="float">
            <text:p>14,8000000000466</text:p>
          </table:table-cell>
          <table:table-cell table:style-name="Default" office:value-type="float" office:value="9.5" calcext:value-type="float">
            <text:p>9,5</text:p>
          </table:table-cell>
          <table:table-cell table:style-name="Default" office:value-type="float" office:value="31.9000000000233" calcext:value-type="float">
            <text:p>31,9000000000233</text:p>
          </table:table-cell>
          <table:table-cell table:style-name="Default" office:value-type="float" office:value="20.6999999999534" calcext:value-type="float">
            <text:p>20,6999999999534</text:p>
          </table:table-cell>
          <table:table-cell table:style-name="Default" office:value-type="float" office:value="59.1999999999534" calcext:value-type="float">
            <text:p>59,1999999999534</text:p>
          </table:table-cell>
          <table:table-cell table:style-name="Default" office:value-type="float" office:value="36.5" calcext:value-type="float">
            <text:p>36,5</text:p>
          </table:table-cell>
          <table:table-cell table:number-columns-repeated="17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99999999906868" calcext:value-type="float">
            <text:p>0,899999999906868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40000000002328" calcext:value-type="float">
            <text:p>4,40000000002328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4.9000000000233" calcext:value-type="float">
            <text:p>14,9000000000233</text:p>
          </table:table-cell>
          <table:table-cell table:style-name="Default" office:value-type="float" office:value="9.29999999993015" calcext:value-type="float">
            <text:p>9,29999999993015</text:p>
          </table:table-cell>
          <table:table-cell table:style-name="Default" office:value-type="float" office:value="32.2999999999302" calcext:value-type="float">
            <text:p>32,2999999999302</text:p>
          </table:table-cell>
          <table:table-cell table:style-name="Default" office:value-type="float" office:value="20.7000000000699" calcext:value-type="float">
            <text:p>20,7000000000699</text:p>
          </table:table-cell>
          <table:table-cell table:style-name="Default" office:value-type="float" office:value="55.7000000000699" calcext:value-type="float">
            <text:p>55,7000000000699</text:p>
          </table:table-cell>
          <table:table-cell table:style-name="Default" office:value-type="float" office:value="37.5" calcext:value-type="float">
            <text:p>37,5</text:p>
          </table:table-cell>
          <table:table-cell table:number-columns-repeated="17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Default" office:value-type="float" office:value="1.90000000002328" calcext:value-type="float">
            <text:p>1,90000000002328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0000000009313" calcext:value-type="float">
            <text:p>1,10000000009313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80000000004657" calcext:value-type="float">
            <text:p>1,80000000004657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59999999997672" calcext:value-type="float">
            <text:p>4,59999999997672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.2000000000699" calcext:value-type="float">
            <text:p>15,2000000000699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32.3000000000466" calcext:value-type="float">
            <text:p>32,3000000000466</text:p>
          </table:table-cell>
          <table:table-cell table:style-name="Default" office:value-type="float" office:value="20.9000000000233" calcext:value-type="float">
            <text:p>20,9000000000233</text:p>
          </table:table-cell>
          <table:table-cell table:style-name="Default" office:value-type="float" office:value="58.0999999999767" calcext:value-type="float">
            <text:p>58,0999999999767</text:p>
          </table:table-cell>
          <table:table-cell table:style-name="Default" office:value-type="float" office:value="37.0999999999767" calcext:value-type="float">
            <text:p>37,0999999999767</text:p>
          </table:table-cell>
          <table:table-cell table:number-columns-repeated="17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Default" office:value-type="float" office:value="2.39999999990687" calcext:value-type="float">
            <text:p>2,399999999906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40000000002328" calcext:value-type="float">
            <text:p>4,40000000002328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4.2999999999302" calcext:value-type="float">
            <text:p>14,2999999999302</text:p>
          </table:table-cell>
          <table:table-cell table:style-name="Default" office:value-type="float" office:value="9.10000000009313" calcext:value-type="float">
            <text:p>9,10000000009313</text:p>
          </table:table-cell>
          <table:table-cell table:style-name="Default" office:value-type="float" office:value="32.5" calcext:value-type="float">
            <text:p>32,5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office:value-type="float" office:value="55.3000000000466" calcext:value-type="float">
            <text:p>55,3000000000466</text:p>
          </table:table-cell>
          <table:table-cell table:style-name="Default" office:value-type="float" office:value="36.5999999999767" calcext:value-type="float">
            <text:p>36,5999999999767</text:p>
          </table:table-cell>
          <table:table-cell table:number-columns-repeated="17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Default" office:value-type="float" office:value="1.79999999993015" calcext:value-type="float">
            <text:p>1,79999999993015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10000000009313" calcext:value-type="float">
            <text:p>4,10000000009313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20.6000000000931" calcext:value-type="float">
            <text:p>20,6000000000931</text:p>
          </table:table-cell>
          <table:table-cell table:style-name="Default" office:value-type="float" office:value="56.3000000000466" calcext:value-type="float">
            <text:p>56,3000000000466</text:p>
          </table:table-cell>
          <table:table-cell table:style-name="Default" office:value-type="float" office:value="36.0999999999767" calcext:value-type="float">
            <text:p>36,0999999999767</text:p>
          </table:table-cell>
          <table:table-cell table:number-columns-repeated="17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Default" office:value-type="float" office:value="1.90000000002328" calcext:value-type="float">
            <text:p>1,90000000002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0000000002328" calcext:value-type="float">
            <text:p>1,40000000002328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15.1999999999534" calcext:value-type="float">
            <text:p>15,1999999999534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40.5999999999767" calcext:value-type="float">
            <text:p>40,5999999999767</text:p>
          </table:table-cell>
          <table:table-cell table:style-name="Default" office:value-type="float" office:value="20.3999999999069" calcext:value-type="float">
            <text:p>20,3999999999069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36.7999999999302" calcext:value-type="float">
            <text:p>36,7999999999302</text:p>
          </table:table-cell>
          <table:table-cell table:number-columns-repeated="17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79999999993015" calcext:value-type="float">
            <text:p>1,79999999993015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14.8000000000466" calcext:value-type="float">
            <text:p>14,8000000000466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0.9000000000233" calcext:value-type="float">
            <text:p>20,9000000000233</text:p>
          </table:table-cell>
          <table:table-cell table:style-name="Default" office:value-type="float" office:value="56.5999999999767" calcext:value-type="float">
            <text:p>56,5999999999767</text:p>
          </table:table-cell>
          <table:table-cell table:style-name="Default" office:value-type="float" office:value="36.6999999999534" calcext:value-type="float">
            <text:p>36,6999999999534</text:p>
          </table:table-cell>
          <table:table-cell table:number-columns-repeated="17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9.20000000006985" calcext:value-type="float">
            <text:p>9,20000000006985</text:p>
          </table:table-cell>
          <table:table-cell table:style-name="Default" office:value-type="float" office:value="41.0999999999767" calcext:value-type="float">
            <text:p>41,0999999999767</text:p>
          </table:table-cell>
          <table:table-cell table:style-name="Default" office:value-type="float" office:value="20.8000000000466" calcext:value-type="float">
            <text:p>20,8000000000466</text:p>
          </table:table-cell>
          <table:table-cell table:style-name="Default" office:value-type="float" office:value="55.8000000000466" calcext:value-type="float">
            <text:p>55,8000000000466</text:p>
          </table:table-cell>
          <table:table-cell table:style-name="Default" office:value-type="float" office:value="36.5999999999767" calcext:value-type="float">
            <text:p>36,5999999999767</text:p>
          </table:table-cell>
          <table:table-cell table:number-columns-repeated="17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.299999999930151" calcext:value-type="float">
            <text:p>0,299999999930151</text:p>
          </table:table-cell>
          <table:table-cell table:style-name="Default" office:value-type="float" office:value="1.70000000006985" calcext:value-type="float">
            <text:p>1,70000000006985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4.20000000006985" calcext:value-type="float">
            <text:p>4,20000000006985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4.9000000000233" calcext:value-type="float">
            <text:p>14,9000000000233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2.0999999999767" calcext:value-type="float">
            <text:p>32,0999999999767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office:value-type="float" office:value="66.5" calcext:value-type="float">
            <text:p>66,5</text:p>
          </table:table-cell>
          <table:table-cell table:style-name="Default" office:value-type="float" office:value="36.4000000000233" calcext:value-type="float">
            <text:p>36,4000000000233</text:p>
          </table:table-cell>
          <table:table-cell table:number-columns-repeated="17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60000000009313" calcext:value-type="float">
            <text:p>1,60000000009313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3.09999999997672" calcext:value-type="float">
            <text:p>3,09999999997672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6.89999999990687" calcext:value-type="float">
            <text:p>6,89999999990687</text:p>
          </table:table-cell>
          <table:table-cell table:style-name="Default" office:value-type="float" office:value="3.40000000002328" calcext:value-type="float">
            <text:p>3,40000000002328</text:p>
          </table:table-cell>
          <table:table-cell table:style-name="Default" office:value-type="float" office:value="16.7000000000699" calcext:value-type="float">
            <text:p>16,7000000000699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0.2999999999302" calcext:value-type="float">
            <text:p>20,2999999999302</text:p>
          </table:table-cell>
          <table:table-cell table:style-name="Default" office:value-type="float" office:value="59.5999999999767" calcext:value-type="float">
            <text:p>59,5999999999767</text:p>
          </table:table-cell>
          <table:table-cell table:style-name="Default" office:value-type="float" office:value="36.5" calcext:value-type="float">
            <text:p>36,5</text:p>
          </table:table-cell>
          <table:table-cell table:number-columns-repeated="17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19999999995343" calcext:value-type="float">
            <text:p>1,199999999953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70000000006985" calcext:value-type="float">
            <text:p>1,70000000006985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.59999999997672" calcext:value-type="float">
            <text:p>2,59999999997672</text:p>
          </table:table-cell>
          <table:table-cell table:style-name="Default" office:value-type="float" office:value="15.2999999999302" calcext:value-type="float">
            <text:p>15,2999999999302</text:p>
          </table:table-cell>
          <table:table-cell table:style-name="Default" office:value-type="float" office:value="9.20000000006985" calcext:value-type="float">
            <text:p>9,20000000006985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0.5999999999767" calcext:value-type="float">
            <text:p>20,5999999999767</text:p>
          </table:table-cell>
          <table:table-cell table:style-name="Default" office:value-type="float" office:value="57.6999999999534" calcext:value-type="float">
            <text:p>57,6999999999534</text:p>
          </table:table-cell>
          <table:table-cell table:style-name="Default" office:value-type="float" office:value="36.7000000000699" calcext:value-type="float">
            <text:p>36,7000000000699</text:p>
          </table:table-cell>
          <table:table-cell table:number-columns-repeated="17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Default" office:value-type="float" office:value="2.39999999990687" calcext:value-type="float">
            <text:p>2,39999999990687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30000000004657" calcext:value-type="float">
            <text:p>1,30000000004657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59999999997672" calcext:value-type="float">
            <text:p>4,59999999997672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6.9000000000233" calcext:value-type="float">
            <text:p>16,9000000000233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office:value-type="float" office:value="67.3000000000466" calcext:value-type="float">
            <text:p>67,3000000000466</text:p>
          </table:table-cell>
          <table:table-cell table:style-name="Default" office:value-type="float" office:value="36.6999999999534" calcext:value-type="float">
            <text:p>36,6999999999534</text:p>
          </table:table-cell>
          <table:table-cell table:number-columns-repeated="17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40000000002328" calcext:value-type="float">
            <text:p>1,40000000002328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30000000004657" calcext:value-type="float">
            <text:p>4,30000000004657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6.6999999999534" calcext:value-type="float">
            <text:p>16,6999999999534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0.4000000000233" calcext:value-type="float">
            <text:p>20,4000000000233</text:p>
          </table:table-cell>
          <table:table-cell table:style-name="Default" office:value-type="float" office:value="66.7999999999302" calcext:value-type="float">
            <text:p>66,7999999999302</text:p>
          </table:table-cell>
          <table:table-cell table:style-name="Default" office:value-type="float" office:value="36.6000000000931" calcext:value-type="float">
            <text:p>36,6000000000931</text:p>
          </table:table-cell>
          <table:table-cell table:number-columns-repeated="17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70000000006985" calcext:value-type="float">
            <text:p>1,70000000006985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4.19999999995343" calcext:value-type="float">
            <text:p>4,19999999995343</text:p>
          </table:table-cell>
          <table:table-cell table:style-name="Default" office:value-type="float" office:value="2.60000000009313" calcext:value-type="float">
            <text:p>2,60000000009313</text:p>
          </table:table-cell>
          <table:table-cell table:style-name="Default" office:value-type="float" office:value="16.1999999999534" calcext:value-type="float">
            <text:p>16,1999999999534</text:p>
          </table:table-cell>
          <table:table-cell table:style-name="Default" office:value-type="float" office:value="9.20000000006985" calcext:value-type="float">
            <text:p>9,20000000006985</text:p>
          </table:table-cell>
          <table:table-cell table:style-name="Default" office:value-type="float" office:value="31.4000000000233" calcext:value-type="float">
            <text:p>31,4000000000233</text:p>
          </table:table-cell>
          <table:table-cell table:style-name="Default" office:value-type="float" office:value="20.6999999999534" calcext:value-type="float">
            <text:p>20,6999999999534</text:p>
          </table:table-cell>
          <table:table-cell table:style-name="Default" office:value-type="float" office:value="57.2000000000699" calcext:value-type="float">
            <text:p>57,2000000000699</text:p>
          </table:table-cell>
          <table:table-cell table:style-name="Default" office:value-type="float" office:value="36.6999999999534" calcext:value-type="float">
            <text:p>36,6999999999534</text:p>
          </table:table-cell>
          <table:table-cell table:number-columns-repeated="17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19999999995343" calcext:value-type="float">
            <text:p>4,19999999995343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.40000000002328" calcext:value-type="float">
            <text:p>9,40000000002328</text:p>
          </table:table-cell>
          <table:table-cell table:style-name="Default" office:value-type="float" office:value="31.6999999999534" calcext:value-type="float">
            <text:p>31,6999999999534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office:value-type="float" office:value="55.4000000000233" calcext:value-type="float">
            <text:p>55,4000000000233</text:p>
          </table:table-cell>
          <table:table-cell table:style-name="Default" office:value-type="float" office:value="36.6999999999534" calcext:value-type="float">
            <text:p>36,6999999999534</text:p>
          </table:table-cell>
          <table:table-cell table:number-columns-repeated="17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Default" office:value-type="float" office:value="2.10000000009313" calcext:value-type="float">
            <text:p>2,1000000000931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20000000006985" calcext:value-type="float">
            <text:p>4,20000000006985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4.5999999999767" calcext:value-type="float">
            <text:p>14,5999999999767</text:p>
          </table:table-cell>
          <table:table-cell table:style-name="Default" office:value-type="float" office:value="9.20000000006985" calcext:value-type="float">
            <text:p>9,20000000006985</text:p>
          </table:table-cell>
          <table:table-cell table:style-name="Default" office:value-type="float" office:value="32.9000000000233" calcext:value-type="float">
            <text:p>32,9000000000233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5.4000000000233" calcext:value-type="float">
            <text:p>55,4000000000233</text:p>
          </table:table-cell>
          <table:table-cell table:style-name="Default" office:value-type="float" office:value="37.1999999999534" calcext:value-type="float">
            <text:p>37,1999999999534</text:p>
          </table:table-cell>
          <table:table-cell table:number-columns-repeated="17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5" calcext:value-type="float">
            <text:p>4,5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33.0999999999767" calcext:value-type="float">
            <text:p>33,0999999999767</text:p>
          </table:table-cell>
          <table:table-cell table:style-name="Default" office:value-type="float" office:value="21.1999999999534" calcext:value-type="float">
            <text:p>21,1999999999534</text:p>
          </table:table-cell>
          <table:table-cell table:style-name="Default" office:value-type="float" office:value="55.5999999999767" calcext:value-type="float">
            <text:p>55,5999999999767</text:p>
          </table:table-cell>
          <table:table-cell table:style-name="Default" office:value-type="float" office:value="39.4000000000233" calcext:value-type="float">
            <text:p>39,4000000000233</text:p>
          </table:table-cell>
          <table:table-cell table:number-columns-repeated="17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4.19999999995343" calcext:value-type="float">
            <text:p>4,19999999995343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.6999999999534" calcext:value-type="float">
            <text:p>15,6999999999534</text:p>
          </table:table-cell>
          <table:table-cell table:style-name="Default" office:value-type="float" office:value="9.40000000002328" calcext:value-type="float">
            <text:p>9,40000000002328</text:p>
          </table:table-cell>
          <table:table-cell table:style-name="Default" office:value-type="float" office:value="32.5999999999767" calcext:value-type="float">
            <text:p>32,5999999999767</text:p>
          </table:table-cell>
          <table:table-cell table:style-name="Default" office:value-type="float" office:value="20.5999999999767" calcext:value-type="float">
            <text:p>20,5999999999767</text:p>
          </table:table-cell>
          <table:table-cell table:style-name="Default" office:value-type="float" office:value="55.4000000000233" calcext:value-type="float">
            <text:p>55,4000000000233</text:p>
          </table:table-cell>
          <table:table-cell table:style-name="Default" office:value-type="float" office:value="37.5" calcext:value-type="float">
            <text:p>37,5</text:p>
          </table:table-cell>
          <table:table-cell table:number-columns-repeated="17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4.39999999990687" calcext:value-type="float">
            <text:p>4,39999999990687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5.2000000000699" calcext:value-type="float">
            <text:p>15,2000000000699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33.7000000000699" calcext:value-type="float">
            <text:p>33,7000000000699</text:p>
          </table:table-cell>
          <table:table-cell table:style-name="Default" office:value-type="float" office:value="20.6999999999534" calcext:value-type="float">
            <text:p>20,6999999999534</text:p>
          </table:table-cell>
          <table:table-cell table:style-name="Default" office:value-type="float" office:value="58.6999999999534" calcext:value-type="float">
            <text:p>58,6999999999534</text:p>
          </table:table-cell>
          <table:table-cell table:style-name="Default" office:value-type="float" office:value="36.8000000000466" calcext:value-type="float">
            <text:p>36,8000000000466</text:p>
          </table:table-cell>
          <table:table-cell table:number-columns-repeated="17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20000000006985" calcext:value-type="float">
            <text:p>1,20000000006985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.7000000000699" calcext:value-type="float">
            <text:p>15,7000000000699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32.0999999999767" calcext:value-type="float">
            <text:p>32,0999999999767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37.3000000000466" calcext:value-type="float">
            <text:p>37,3000000000466</text:p>
          </table:table-cell>
          <table:table-cell table:number-columns-repeated="17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Default" office:value-type="float" office:value="1.09999999997672" calcext:value-type="float">
            <text:p>1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19999999995343" calcext:value-type="float">
            <text:p>1,1999999999534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20000000006985" calcext:value-type="float">
            <text:p>4,20000000006985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4.7000000000699" calcext:value-type="float">
            <text:p>14,7000000000699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41.2999999999302" calcext:value-type="float">
            <text:p>41,2999999999302</text:p>
          </table:table-cell>
          <table:table-cell table:style-name="Default" office:value-type="float" office:value="20.5999999999767" calcext:value-type="float">
            <text:p>20,5999999999767</text:p>
          </table:table-cell>
          <table:table-cell table:style-name="Default" office:value-type="float" office:value="55.9000000000233" calcext:value-type="float">
            <text:p>55,9000000000233</text:p>
          </table:table-cell>
          <table:table-cell table:style-name="Default" office:value-type="float" office:value="36.5" calcext:value-type="float">
            <text:p>36,5</text:p>
          </table:table-cell>
          <table:table-cell table:number-columns-repeated="17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30000000004657" calcext:value-type="float">
            <text:p>4,30000000004657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15.8000000000466" calcext:value-type="float">
            <text:p>15,8000000000466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32.1999999999534" calcext:value-type="float">
            <text:p>32,1999999999534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office:value-type="float" office:value="57.8000000000466" calcext:value-type="float">
            <text:p>57,8000000000466</text:p>
          </table:table-cell>
          <table:table-cell table:style-name="Default" office:value-type="float" office:value="36.6999999999534" calcext:value-type="float">
            <text:p>36,6999999999534</text:p>
          </table:table-cell>
          <table:table-cell table:number-columns-repeated="17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Default" office:value-type="float" office:value="1.90000000002328" calcext:value-type="float">
            <text:p>1,90000000002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10000000009313" calcext:value-type="float">
            <text:p>1,1000000000931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40000000002328" calcext:value-type="float">
            <text:p>4,40000000002328</text:p>
          </table:table-cell>
          <table:table-cell table:style-name="Default" office:value-type="float" office:value="2.59999999997672" calcext:value-type="float">
            <text:p>2,59999999997672</text:p>
          </table:table-cell>
          <table:table-cell table:style-name="Default" office:value-type="float" office:value="16.5" calcext:value-type="float">
            <text:p>16,5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31.4000000000233" calcext:value-type="float">
            <text:p>31,4000000000233</text:p>
          </table:table-cell>
          <table:table-cell table:style-name="Default" office:value-type="float" office:value="20.5999999999767" calcext:value-type="float">
            <text:p>20,5999999999767</text:p>
          </table:table-cell>
          <table:table-cell table:style-name="Default" office:value-type="float" office:value="57.5" calcext:value-type="float">
            <text:p>57,5</text:p>
          </table:table-cell>
          <table:table-cell table:style-name="Default" office:value-type="float" office:value="36.7999999999302" calcext:value-type="float">
            <text:p>36,7999999999302</text:p>
          </table:table-cell>
          <table:table-cell table:number-columns-repeated="17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30000000004657" calcext:value-type="float">
            <text:p>4,30000000004657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6.8999999999069" calcext:value-type="float">
            <text:p>16,8999999999069</text:p>
          </table:table-cell>
          <table:table-cell table:style-name="Default" office:value-type="float" office:value="9.40000000002328" calcext:value-type="float">
            <text:p>9,40000000002328</text:p>
          </table:table-cell>
          <table:table-cell table:style-name="Default" office:value-type="float" office:value="31.9000000000233" calcext:value-type="float">
            <text:p>31,9000000000233</text:p>
          </table:table-cell>
          <table:table-cell table:style-name="Default" office:value-type="float" office:value="20.5999999999767" calcext:value-type="float">
            <text:p>20,5999999999767</text:p>
          </table:table-cell>
          <table:table-cell table:style-name="Default" office:value-type="float" office:value="66.3999999999069" calcext:value-type="float">
            <text:p>66,3999999999069</text:p>
          </table:table-cell>
          <table:table-cell table:style-name="Default" office:value-type="float" office:value="36.7000000000699" calcext:value-type="float">
            <text:p>36,7000000000699</text:p>
          </table:table-cell>
          <table:table-cell table:number-columns-repeated="17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60000000009313" calcext:value-type="float">
            <text:p>1,6000000000931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6.7999999999302" calcext:value-type="float">
            <text:p>16,7999999999302</text:p>
          </table:table-cell>
          <table:table-cell table:style-name="Default" office:value-type="float" office:value="9.40000000002328" calcext:value-type="float">
            <text:p>9,40000000002328</text:p>
          </table:table-cell>
          <table:table-cell table:style-name="Default" office:value-type="float" office:value="40.6999999999534" calcext:value-type="float">
            <text:p>40,6999999999534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office:value-type="float" office:value="57.2999999999302" calcext:value-type="float">
            <text:p>57,2999999999302</text:p>
          </table:table-cell>
          <table:table-cell table:style-name="Default" office:value-type="float" office:value="36.7000000000699" calcext:value-type="float">
            <text:p>36,7000000000699</text:p>
          </table:table-cell>
          <table:table-cell table:number-columns-repeated="17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99999999930151" calcext:value-type="float">
            <text:p>0,299999999930151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7.5" calcext:value-type="float">
            <text:p>17,5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1.3000000000466" calcext:value-type="float">
            <text:p>31,3000000000466</text:p>
          </table:table-cell>
          <table:table-cell table:style-name="Default" office:value-type="float" office:value="20.4000000000233" calcext:value-type="float">
            <text:p>20,4000000000233</text:p>
          </table:table-cell>
          <table:table-cell table:style-name="Default" office:value-type="float" office:value="61.7000000000699" calcext:value-type="float">
            <text:p>61,7000000000699</text:p>
          </table:table-cell>
          <table:table-cell table:style-name="Default" office:value-type="float" office:value="36.6999999999534" calcext:value-type="float">
            <text:p>36,6999999999534</text:p>
          </table:table-cell>
          <table:table-cell table:number-columns-repeated="17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70000000006985" calcext:value-type="float">
            <text:p>4,70000000006985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5.1000000000931" calcext:value-type="float">
            <text:p>15,1000000000931</text:p>
          </table:table-cell>
          <table:table-cell table:style-name="Default" office:value-type="float" office:value="10.5" calcext:value-type="float">
            <text:p>10,5</text:p>
          </table:table-cell>
          <table:table-cell table:style-name="Default" office:value-type="float" office:value="32.1999999999534" calcext:value-type="float">
            <text:p>32,1999999999534</text:p>
          </table:table-cell>
          <table:table-cell table:style-name="Default" office:value-type="float" office:value="20.5999999999767" calcext:value-type="float">
            <text:p>20,5999999999767</text:p>
          </table:table-cell>
          <table:table-cell table:style-name="Default" office:value-type="float" office:value="55.9000000000233" calcext:value-type="float">
            <text:p>55,9000000000233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17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70000000006985" calcext:value-type="float">
            <text:p>1,7000000000698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19999999995343" calcext:value-type="float">
            <text:p>4,19999999995343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5.7000000000699" calcext:value-type="float">
            <text:p>15,7000000000699</text:p>
          </table:table-cell>
          <table:table-cell table:style-name="Default" office:value-type="float" office:value="9.29999999993015" calcext:value-type="float">
            <text:p>9,29999999993015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0.6999999999534" calcext:value-type="float">
            <text:p>20,6999999999534</text:p>
          </table:table-cell>
          <table:table-cell table:style-name="Default" office:value-type="float" office:value="57.2000000000699" calcext:value-type="float">
            <text:p>57,2000000000699</text:p>
          </table:table-cell>
          <table:table-cell table:style-name="Default" office:value-type="float" office:value="36.6999999999534" calcext:value-type="float">
            <text:p>36,6999999999534</text:p>
          </table:table-cell>
          <table:table-cell table:number-columns-repeated="17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99999999906868" calcext:value-type="float">
            <text:p>0,8999999999068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29999999993015" calcext:value-type="float">
            <text:p>1,2999999999301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30000000004657" calcext:value-type="float">
            <text:p>4,30000000004657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14.5999999999767" calcext:value-type="float">
            <text:p>14,5999999999767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32.5" calcext:value-type="float">
            <text:p>32,5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8.2999999999302" calcext:value-type="float">
            <text:p>58,2999999999302</text:p>
          </table:table-cell>
          <table:table-cell table:style-name="Default" office:value-type="float" office:value="36.9000000000233" calcext:value-type="float">
            <text:p>36,9000000000233</text:p>
          </table:table-cell>
          <table:table-cell table:number-columns-repeated="17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15.5" calcext:value-type="float">
            <text:p>15,5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32.1000000000931" calcext:value-type="float">
            <text:p>32,1000000000931</text:p>
          </table:table-cell>
          <table:table-cell table:style-name="Default" office:value-type="float" office:value="20.5999999999767" calcext:value-type="float">
            <text:p>20,5999999999767</text:p>
          </table:table-cell>
          <table:table-cell table:style-name="Default" office:value-type="float" office:value="55.5" calcext:value-type="float">
            <text:p>55,5</text:p>
          </table:table-cell>
          <table:table-cell table:style-name="Default" office:value-type="float" office:value="36.6000000000931" calcext:value-type="float">
            <text:p>36,6000000000931</text:p>
          </table:table-cell>
          <table:table-cell table:number-columns-repeated="17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29999999993015" calcext:value-type="float">
            <text:p>1,29999999993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.300000000046566" calcext:value-type="float">
            <text:p>0,300000000046566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3.90000000002328" calcext:value-type="float">
            <text:p>3,90000000002328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40.6999999999534" calcext:value-type="float">
            <text:p>40,6999999999534</text:p>
          </table:table-cell>
          <table:table-cell table:style-name="Default" office:value-type="float" office:value="20.7000000000699" calcext:value-type="float">
            <text:p>20,7000000000699</text:p>
          </table:table-cell>
          <table:table-cell table:style-name="Default" office:value-type="float" office:value="57.9000000000233" calcext:value-type="float">
            <text:p>57,9000000000233</text:p>
          </table:table-cell>
          <table:table-cell table:style-name="Default" office:value-type="float" office:value="36.7000000000699" calcext:value-type="float">
            <text:p>36,7000000000699</text:p>
          </table:table-cell>
          <table:table-cell table:number-columns-repeated="17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9999999995343" calcext:value-type="float">
            <text:p>1,1999999999534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70000000006985" calcext:value-type="float">
            <text:p>1,7000000000698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59999999997672" calcext:value-type="float">
            <text:p>2,59999999997672</text:p>
          </table:table-cell>
          <table:table-cell table:style-name="Default" office:value-type="float" office:value="14.7000000000699" calcext:value-type="float">
            <text:p>14,7000000000699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32.2000000000699" calcext:value-type="float">
            <text:p>32,2000000000699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office:value-type="float" office:value="56.0999999999767" calcext:value-type="float">
            <text:p>56,0999999999767</text:p>
          </table:table-cell>
          <table:table-cell table:style-name="Default" office:value-type="float" office:value="36.6000000000931" calcext:value-type="float">
            <text:p>36,6000000000931</text:p>
          </table:table-cell>
          <table:table-cell table:number-columns-repeated="17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09999999997672" calcext:value-type="float">
            <text:p>1,0999999999767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90000000002328" calcext:value-type="float">
            <text:p>1,90000000002328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69999999995343" calcext:value-type="float">
            <text:p>4,69999999995343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4.7000000000699" calcext:value-type="float">
            <text:p>14,7000000000699</text:p>
          </table:table-cell>
          <table:table-cell table:style-name="Default" office:value-type="float" office:value="9.29999999993015" calcext:value-type="float">
            <text:p>9,29999999993015</text:p>
          </table:table-cell>
          <table:table-cell table:style-name="Default" office:value-type="float" office:value="32.3000000000466" calcext:value-type="float">
            <text:p>32,3000000000466</text:p>
          </table:table-cell>
          <table:table-cell table:style-name="Default" office:value-type="float" office:value="20.4000000000233" calcext:value-type="float">
            <text:p>20,4000000000233</text:p>
          </table:table-cell>
          <table:table-cell table:style-name="Default" office:value-type="float" office:value="56.4000000000233" calcext:value-type="float">
            <text:p>56,4000000000233</text:p>
          </table:table-cell>
          <table:table-cell table:style-name="Default" office:value-type="float" office:value="36.5" calcext:value-type="float">
            <text:p>36,5</text:p>
          </table:table-cell>
          <table:table-cell table:number-columns-repeated="17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Default" office:value-type="float" office:value="1.60000000009313" calcext:value-type="float">
            <text:p>1,600000000093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0000000004657" calcext:value-type="float">
            <text:p>1,30000000004657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09999999997672" calcext:value-type="float">
            <text:p>1,0999999999767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60000000009313" calcext:value-type="float">
            <text:p>1,6000000000931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19999999995343" calcext:value-type="float">
            <text:p>4,19999999995343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.0999999999767" calcext:value-type="float">
            <text:p>15,0999999999767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1.5999999999767" calcext:value-type="float">
            <text:p>31,5999999999767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office:value-type="float" office:value="56.5999999999767" calcext:value-type="float">
            <text:p>56,5999999999767</text:p>
          </table:table-cell>
          <table:table-cell table:style-name="Default" office:value-type="float" office:value="37.3000000000466" calcext:value-type="float">
            <text:p>37,3000000000466</text:p>
          </table:table-cell>
          <table:table-cell table:number-columns-repeated="17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10000000009313" calcext:value-type="float">
            <text:p>1,10000000009313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80000000004657" calcext:value-type="float">
            <text:p>1,80000000004657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6.2999999999302" calcext:value-type="float">
            <text:p>16,2999999999302</text:p>
          </table:table-cell>
          <table:table-cell table:style-name="Default" office:value-type="float" office:value="9.80000000004657" calcext:value-type="float">
            <text:p>9,80000000004657</text:p>
          </table:table-cell>
          <table:table-cell table:style-name="Default" office:value-type="float" office:value="31.7000000000699" calcext:value-type="float">
            <text:p>31,7000000000699</text:p>
          </table:table-cell>
          <table:table-cell table:style-name="Default" office:value-type="float" office:value="20.3999999999069" calcext:value-type="float">
            <text:p>20,3999999999069</text:p>
          </table:table-cell>
          <table:table-cell table:style-name="Default" office:value-type="float" office:value="56.7000000000699" calcext:value-type="float">
            <text:p>56,7000000000699</text:p>
          </table:table-cell>
          <table:table-cell table:style-name="Default" office:value-type="float" office:value="37.2999999999302" calcext:value-type="float">
            <text:p>37,2999999999302</text:p>
          </table:table-cell>
          <table:table-cell table:number-columns-repeated="17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Default" office:value-type="float" office:value="1.09999999997672" calcext:value-type="float">
            <text:p>1,0999999999767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40000000002328" calcext:value-type="float">
            <text:p>1,40000000002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40000000002328" calcext:value-type="float">
            <text:p>1,40000000002328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30000000004657" calcext:value-type="float">
            <text:p>4,30000000004657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4.8000000000466" calcext:value-type="float">
            <text:p>14,8000000000466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31.9000000000233" calcext:value-type="float">
            <text:p>31,9000000000233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6.1999999999534" calcext:value-type="float">
            <text:p>56,1999999999534</text:p>
          </table:table-cell>
          <table:table-cell table:style-name="Default" office:value-type="float" office:value="37.5" calcext:value-type="float">
            <text:p>37,5</text:p>
          </table:table-cell>
          <table:table-cell table:number-columns-repeated="17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9999999997672" calcext:value-type="float">
            <text:p>1,09999999997672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.9000000000233" calcext:value-type="float">
            <text:p>15,9000000000233</text:p>
          </table:table-cell>
          <table:table-cell table:style-name="Default" office:value-type="float" office:value="9.29999999993015" calcext:value-type="float">
            <text:p>9,29999999993015</text:p>
          </table:table-cell>
          <table:table-cell table:style-name="Default" office:value-type="float" office:value="32.2999999999302" calcext:value-type="float">
            <text:p>32,2999999999302</text:p>
          </table:table-cell>
          <table:table-cell table:style-name="Default" office:value-type="float" office:value="20.5999999999767" calcext:value-type="float">
            <text:p>20,5999999999767</text:p>
          </table:table-cell>
          <table:table-cell table:style-name="Default" office:value-type="float" office:value="59.6999999999534" calcext:value-type="float">
            <text:p>59,6999999999534</text:p>
          </table:table-cell>
          <table:table-cell table:style-name="Default" office:value-type="float" office:value="37.3000000000466" calcext:value-type="float">
            <text:p>37,3000000000466</text:p>
          </table:table-cell>
          <table:table-cell table:number-columns-repeated="17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40000000002328" calcext:value-type="float">
            <text:p>4,40000000002328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38.0999999999767" calcext:value-type="float">
            <text:p>38,0999999999767</text:p>
          </table:table-cell>
          <table:table-cell table:style-name="Default" office:value-type="float" office:value="20.5999999999767" calcext:value-type="float">
            <text:p>20,5999999999767</text:p>
          </table:table-cell>
          <table:table-cell table:style-name="Default" office:value-type="float" office:value="64.5" calcext:value-type="float">
            <text:p>64,5</text:p>
          </table:table-cell>
          <table:table-cell table:style-name="Default" office:value-type="float" office:value="36.5999999999767" calcext:value-type="float">
            <text:p>36,5999999999767</text:p>
          </table:table-cell>
          <table:table-cell table:number-columns-repeated="17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4.10000000009313" calcext:value-type="float">
            <text:p>4,10000000009313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4.6999999999534" calcext:value-type="float">
            <text:p>14,6999999999534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32.3999999999069" calcext:value-type="float">
            <text:p>32,3999999999069</text:p>
          </table:table-cell>
          <table:table-cell table:style-name="Default" office:value-type="float" office:value="20.8000000000466" calcext:value-type="float">
            <text:p>20,8000000000466</text:p>
          </table:table-cell>
          <table:table-cell table:style-name="Default" office:value-type="float" office:value="58.6999999999534" calcext:value-type="float">
            <text:p>58,6999999999534</text:p>
          </table:table-cell>
          <table:table-cell table:style-name="Default" office:value-type="float" office:value="37.9000000000233" calcext:value-type="float">
            <text:p>37,9000000000233</text:p>
          </table:table-cell>
          <table:table-cell table:number-columns-repeated="17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9999999995343" calcext:value-type="float">
            <text:p>1,19999999995343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20000000006985" calcext:value-type="float">
            <text:p>4,20000000006985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15.3000000000466" calcext:value-type="float">
            <text:p>15,3000000000466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32.6999999999534" calcext:value-type="float">
            <text:p>32,6999999999534</text:p>
          </table:table-cell>
          <table:table-cell table:style-name="Default" office:value-type="float" office:value="20.6999999999534" calcext:value-type="float">
            <text:p>20,6999999999534</text:p>
          </table:table-cell>
          <table:table-cell table:style-name="Default" office:value-type="float" office:value="55.5999999999767" calcext:value-type="float">
            <text:p>55,5999999999767</text:p>
          </table:table-cell>
          <table:table-cell table:style-name="Default" office:value-type="float" office:value="37.5999999999767" calcext:value-type="float">
            <text:p>37,5999999999767</text:p>
          </table:table-cell>
          <table:table-cell table:number-columns-repeated="17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70000000006985" calcext:value-type="float">
            <text:p>1,70000000006985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29999999993015" calcext:value-type="float">
            <text:p>4,29999999993015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4.6999999999534" calcext:value-type="float">
            <text:p>14,6999999999534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2.2000000000699" calcext:value-type="float">
            <text:p>32,2000000000699</text:p>
          </table:table-cell>
          <table:table-cell table:style-name="Default" office:value-type="float" office:value="20.6999999999534" calcext:value-type="float">
            <text:p>20,6999999999534</text:p>
          </table:table-cell>
          <table:table-cell table:style-name="Default" office:value-type="float" office:value="55.5999999999767" calcext:value-type="float">
            <text:p>55,5999999999767</text:p>
          </table:table-cell>
          <table:table-cell table:style-name="Default" office:value-type="float" office:value="37.1999999999534" calcext:value-type="float">
            <text:p>37,1999999999534</text:p>
          </table:table-cell>
          <table:table-cell table:number-columns-repeated="17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.20000000006985" calcext:value-type="float">
            <text:p>9,20000000006985</text:p>
          </table:table-cell>
          <table:table-cell table:style-name="Default" office:value-type="float" office:value="31.8000000000466" calcext:value-type="float">
            <text:p>31,8000000000466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office:value-type="float" office:value="56.0999999999767" calcext:value-type="float">
            <text:p>56,0999999999767</text:p>
          </table:table-cell>
          <table:table-cell table:style-name="Default" office:value-type="float" office:value="37.4000000000233" calcext:value-type="float">
            <text:p>37,4000000000233</text:p>
          </table:table-cell>
          <table:table-cell table:number-columns-repeated="17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Default" office:value-type="float" office:value="1.30000000004657" calcext:value-type="float">
            <text:p>1,300000000046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0000000002328" calcext:value-type="float">
            <text:p>1,90000000002328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19999999995343" calcext:value-type="float">
            <text:p>4,19999999995343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6.1999999999534" calcext:value-type="float">
            <text:p>16,1999999999534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3.3000000000466" calcext:value-type="float">
            <text:p>33,3000000000466</text:p>
          </table:table-cell>
          <table:table-cell table:style-name="Default" office:value-type="float" office:value="20.5999999999767" calcext:value-type="float">
            <text:p>20,5999999999767</text:p>
          </table:table-cell>
          <table:table-cell table:style-name="Default" office:value-type="float" office:value="56.1999999999534" calcext:value-type="float">
            <text:p>56,1999999999534</text:p>
          </table:table-cell>
          <table:table-cell table:style-name="Default" office:value-type="float" office:value="37.3000000000466" calcext:value-type="float">
            <text:p>37,3000000000466</text:p>
          </table:table-cell>
          <table:table-cell table:number-columns-repeated="17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Default" office:value-type="float" office:value="1.90000000002328" calcext:value-type="float">
            <text:p>1,90000000002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79999999993015" calcext:value-type="float">
            <text:p>1,79999999993015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4.29999999993015" calcext:value-type="float">
            <text:p>4,29999999993015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31.5999999999767" calcext:value-type="float">
            <text:p>31,5999999999767</text:p>
          </table:table-cell>
          <table:table-cell table:style-name="Default" office:value-type="float" office:value="20.7999999999302" calcext:value-type="float">
            <text:p>20,7999999999302</text:p>
          </table:table-cell>
          <table:table-cell table:style-name="Default" office:value-type="float" office:value="56.4000000000233" calcext:value-type="float">
            <text:p>56,4000000000233</text:p>
          </table:table-cell>
          <table:table-cell table:style-name="Default" office:value-type="float" office:value="37.0999999999767" calcext:value-type="float">
            <text:p>37,0999999999767</text:p>
          </table:table-cell>
          <table:table-cell table:number-columns-repeated="17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Default" office:value-type="float" office:value="1.20000000006985" calcext:value-type="float">
            <text:p>1,20000000006985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30000000004657" calcext:value-type="float">
            <text:p>1,300000000046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19999999995343" calcext:value-type="float">
            <text:p>1,1999999999534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16.1999999999534" calcext:value-type="float">
            <text:p>16,1999999999534</text:p>
          </table:table-cell>
          <table:table-cell table:style-name="Default" office:value-type="float" office:value="9.70000000006985" calcext:value-type="float">
            <text:p>9,70000000006985</text:p>
          </table:table-cell>
          <table:table-cell table:style-name="Default" office:value-type="float" office:value="31.8000000000466" calcext:value-type="float">
            <text:p>31,8000000000466</text:p>
          </table:table-cell>
          <table:table-cell table:style-name="Default" office:value-type="float" office:value="20.5999999999767" calcext:value-type="float">
            <text:p>20,5999999999767</text:p>
          </table:table-cell>
          <table:table-cell table:style-name="Default" office:value-type="float" office:value="56.2000000000699" calcext:value-type="float">
            <text:p>56,2000000000699</text:p>
          </table:table-cell>
          <table:table-cell table:style-name="Default" office:value-type="float" office:value="37.5" calcext:value-type="float">
            <text:p>37,5</text:p>
          </table:table-cell>
          <table:table-cell table:number-columns-repeated="17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15.0999999999767" calcext:value-type="float">
            <text:p>15,0999999999767</text:p>
          </table:table-cell>
          <table:table-cell table:style-name="Default" office:value-type="float" office:value="9.40000000002328" calcext:value-type="float">
            <text:p>9,40000000002328</text:p>
          </table:table-cell>
          <table:table-cell table:style-name="Default" office:value-type="float" office:value="32.5" calcext:value-type="float">
            <text:p>32,5</text:p>
          </table:table-cell>
          <table:table-cell table:style-name="Default" office:value-type="float" office:value="20.8999999999069" calcext:value-type="float">
            <text:p>20,8999999999069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37.3000000000466" calcext:value-type="float">
            <text:p>37,3000000000466</text:p>
          </table:table-cell>
          <table:table-cell table:number-columns-repeated="17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1.29999999993015" calcext:value-type="float">
            <text:p>1,29999999993015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89999999990687" calcext:value-type="float">
            <text:p>1,89999999990687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32.5999999999767" calcext:value-type="float">
            <text:p>32,5999999999767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64.3000000000466" calcext:value-type="float">
            <text:p>64,3000000000466</text:p>
          </table:table-cell>
          <table:table-cell table:style-name="Default" office:value-type="float" office:value="36.9000000000233" calcext:value-type="float">
            <text:p>36,9000000000233</text:p>
          </table:table-cell>
          <table:table-cell table:number-columns-repeated="17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30000000004657" calcext:value-type="float">
            <text:p>1,30000000004657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15.2999999999302" calcext:value-type="float">
            <text:p>15,2999999999302</text:p>
          </table:table-cell>
          <table:table-cell table:style-name="Default" office:value-type="float" office:value="9.40000000002328" calcext:value-type="float">
            <text:p>9,40000000002328</text:p>
          </table:table-cell>
          <table:table-cell table:style-name="Default" office:value-type="float" office:value="32.2999999999302" calcext:value-type="float">
            <text:p>32,2999999999302</text:p>
          </table:table-cell>
          <table:table-cell table:style-name="Default" office:value-type="float" office:value="20.8000000000466" calcext:value-type="float">
            <text:p>20,8000000000466</text:p>
          </table:table-cell>
          <table:table-cell table:style-name="Default" office:value-type="float" office:value="64.3000000000466" calcext:value-type="float">
            <text:p>64,3000000000466</text:p>
          </table:table-cell>
          <table:table-cell table:style-name="Default" office:value-type="float" office:value="36.9000000000233" calcext:value-type="float">
            <text:p>36,9000000000233</text:p>
          </table:table-cell>
          <table:table-cell table:number-columns-repeated="17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39999999990687" calcext:value-type="float">
            <text:p>4,39999999990687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.0999999999767" calcext:value-type="float">
            <text:p>15,0999999999767</text:p>
          </table:table-cell>
          <table:table-cell table:style-name="Default" office:value-type="float" office:value="9.40000000002328" calcext:value-type="float">
            <text:p>9,40000000002328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6.2999999999302" calcext:value-type="float">
            <text:p>56,2999999999302</text:p>
          </table:table-cell>
          <table:table-cell table:style-name="Default" office:value-type="float" office:value="37.9000000000233" calcext:value-type="float">
            <text:p>37,9000000000233</text:p>
          </table:table-cell>
          <table:table-cell table:number-columns-repeated="17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16.1000000000931" calcext:value-type="float">
            <text:p>16,1000000000931</text:p>
          </table:table-cell>
          <table:table-cell table:style-name="Default" office:value-type="float" office:value="9.29999999993015" calcext:value-type="float">
            <text:p>9,29999999993015</text:p>
          </table:table-cell>
          <table:table-cell table:style-name="Default" office:value-type="float" office:value="34.6999999999534" calcext:value-type="float">
            <text:p>34,6999999999534</text:p>
          </table:table-cell>
          <table:table-cell table:style-name="Default" office:value-type="float" office:value="20.5999999999767" calcext:value-type="float">
            <text:p>20,5999999999767</text:p>
          </table:table-cell>
          <table:table-cell table:style-name="Default" office:value-type="float" office:value="56.3999999999069" calcext:value-type="float">
            <text:p>56,3999999999069</text:p>
          </table:table-cell>
          <table:table-cell table:style-name="Default" office:value-type="float" office:value="37.9000000000233" calcext:value-type="float">
            <text:p>37,9000000000233</text:p>
          </table:table-cell>
          <table:table-cell table:number-columns-repeated="17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40000000002328" calcext:value-type="float">
            <text:p>4,40000000002328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4.9000000000233" calcext:value-type="float">
            <text:p>14,9000000000233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41.0999999999767" calcext:value-type="float">
            <text:p>41,0999999999767</text:p>
          </table:table-cell>
          <table:table-cell table:style-name="Default" office:value-type="float" office:value="20.6999999999534" calcext:value-type="float">
            <text:p>20,6999999999534</text:p>
          </table:table-cell>
          <table:table-cell table:style-name="Default" office:value-type="float" office:value="55.3000000000466" calcext:value-type="float">
            <text:p>55,3000000000466</text:p>
          </table:table-cell>
          <table:table-cell table:style-name="Default" office:value-type="float" office:value="37.8999999999069" calcext:value-type="float">
            <text:p>37,8999999999069</text:p>
          </table:table-cell>
          <table:table-cell table:number-columns-repeated="17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Default" office:value-type="float" office:value="1.30000000004657" calcext:value-type="float">
            <text:p>1,300000000046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0000000004657" calcext:value-type="float">
            <text:p>1,30000000004657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09999999997672" calcext:value-type="float">
            <text:p>1,0999999999767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2.90000000002328" calcext:value-type="float">
            <text:p>2,90000000002328</text:p>
          </table:table-cell>
          <table:table-cell table:style-name="Default" office:value-type="float" office:value="1.40000000002328" calcext:value-type="float">
            <text:p>1,40000000002328</text:p>
          </table:table-cell>
          <table:table-cell table:style-name="Default" office:value-type="float" office:value="7.30000000004657" calcext:value-type="float">
            <text:p>7,30000000004657</text:p>
          </table:table-cell>
          <table:table-cell table:style-name="Default" office:value-type="float" office:value="3.69999999995343" calcext:value-type="float">
            <text:p>3,69999999995343</text:p>
          </table:table-cell>
          <table:table-cell table:style-name="Default" office:value-type="float" office:value="17.4000000000233" calcext:value-type="float">
            <text:p>17,4000000000233</text:p>
          </table:table-cell>
          <table:table-cell table:style-name="Default" office:value-type="float" office:value="9.40000000002328" calcext:value-type="float">
            <text:p>9,40000000002328</text:p>
          </table:table-cell>
          <table:table-cell table:style-name="Default" office:value-type="float" office:value="32.7000000000699" calcext:value-type="float">
            <text:p>32,7000000000699</text:p>
          </table:table-cell>
          <table:table-cell table:style-name="Default" office:value-type="float" office:value="20.7999999999302" calcext:value-type="float">
            <text:p>20,7999999999302</text:p>
          </table:table-cell>
          <table:table-cell table:style-name="Default" office:value-type="float" office:value="64.3999999999069" calcext:value-type="float">
            <text:p>64,3999999999069</text:p>
          </table:table-cell>
          <table:table-cell table:style-name="Default" office:value-type="float" office:value="37.2000000000699" calcext:value-type="float">
            <text:p>37,2000000000699</text:p>
          </table:table-cell>
          <table:table-cell table:number-columns-repeated="17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5.6999999999534" calcext:value-type="float">
            <text:p>15,6999999999534</text:p>
          </table:table-cell>
          <table:table-cell table:style-name="Default" office:value-type="float" office:value="9.40000000002328" calcext:value-type="float">
            <text:p>9,40000000002328</text:p>
          </table:table-cell>
          <table:table-cell table:style-name="Default" office:value-type="float" office:value="34.5" calcext:value-type="float">
            <text:p>34,5</text:p>
          </table:table-cell>
          <table:table-cell table:style-name="Default" office:value-type="float" office:value="20.9000000000233" calcext:value-type="float">
            <text:p>20,9000000000233</text:p>
          </table:table-cell>
          <table:table-cell table:style-name="Default" office:value-type="float" office:value="64.4000000000233" calcext:value-type="float">
            <text:p>64,4000000000233</text:p>
          </table:table-cell>
          <table:table-cell table:style-name="Default" office:value-type="float" office:value="37.3000000000466" calcext:value-type="float">
            <text:p>37,3000000000466</text:p>
          </table:table-cell>
          <table:table-cell table:number-columns-repeated="17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40000000002328" calcext:value-type="float">
            <text:p>4,40000000002328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9.39999999990687" calcext:value-type="float">
            <text:p>9,39999999990687</text:p>
          </table:table-cell>
          <table:table-cell table:style-name="Default" office:value-type="float" office:value="32.5" calcext:value-type="float">
            <text:p>32,5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5.5999999999767" calcext:value-type="float">
            <text:p>55,5999999999767</text:p>
          </table:table-cell>
          <table:table-cell table:style-name="Default" office:value-type="float" office:value="37.6000000000931" calcext:value-type="float">
            <text:p>37,6000000000931</text:p>
          </table:table-cell>
          <table:table-cell table:number-columns-repeated="17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80000000004657" calcext:value-type="float">
            <text:p>1,80000000004657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30000000004657" calcext:value-type="float">
            <text:p>4,30000000004657</text:p>
          </table:table-cell>
          <table:table-cell table:style-name="Default" office:value-type="float" office:value="2.39999999990687" calcext:value-type="float">
            <text:p>2,39999999990687</text:p>
          </table:table-cell>
          <table:table-cell table:style-name="Default" office:value-type="float" office:value="14.9000000000233" calcext:value-type="float">
            <text:p>14,9000000000233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1.4000000000233" calcext:value-type="float">
            <text:p>21,4000000000233</text:p>
          </table:table-cell>
          <table:table-cell table:style-name="Default" office:value-type="float" office:value="59.0999999999767" calcext:value-type="float">
            <text:p>59,0999999999767</text:p>
          </table:table-cell>
          <table:table-cell table:style-name="Default" office:value-type="float" office:value="37.5" calcext:value-type="float">
            <text:p>37,5</text:p>
          </table:table-cell>
          <table:table-cell table:number-columns-repeated="17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9999999995343" calcext:value-type="float">
            <text:p>1,1999999999534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09999999997672" calcext:value-type="float">
            <text:p>1,09999999997672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1.79999999993015" calcext:value-type="float">
            <text:p>1,7999999999301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20000000006985" calcext:value-type="float">
            <text:p>4,20000000006985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15.3000000000466" calcext:value-type="float">
            <text:p>15,3000000000466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1.8000000000466" calcext:value-type="float">
            <text:p>31,8000000000466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64.8000000000466" calcext:value-type="float">
            <text:p>64,8000000000466</text:p>
          </table:table-cell>
          <table:table-cell table:style-name="Default" office:value-type="float" office:value="36.5999999999767" calcext:value-type="float">
            <text:p>36,5999999999767</text:p>
          </table:table-cell>
          <table:table-cell table:number-columns-repeated="17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Default" office:value-type="float" office:value="1.89999999990687" calcext:value-type="float">
            <text:p>1,89999999990687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9999999997672" calcext:value-type="float">
            <text:p>1,09999999997672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79999999993015" calcext:value-type="float">
            <text:p>1,7999999999301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15.1999999999534" calcext:value-type="float">
            <text:p>15,1999999999534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2.0999999999767" calcext:value-type="float">
            <text:p>32,0999999999767</text:p>
          </table:table-cell>
          <table:table-cell table:style-name="Default" office:value-type="float" office:value="20.8000000000466" calcext:value-type="float">
            <text:p>20,8000000000466</text:p>
          </table:table-cell>
          <table:table-cell table:style-name="Default" office:value-type="float" office:value="59.1999999999534" calcext:value-type="float">
            <text:p>59,1999999999534</text:p>
          </table:table-cell>
          <table:table-cell table:style-name="Default" office:value-type="float" office:value="37.2000000000699" calcext:value-type="float">
            <text:p>37,2000000000699</text:p>
          </table:table-cell>
          <table:table-cell table:number-columns-repeated="17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Default" office:value-type="float" office:value="1.30000000004657" calcext:value-type="float">
            <text:p>1,300000000046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30000000004657" calcext:value-type="float">
            <text:p>1,30000000004657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7.80000000004657" calcext:value-type="float">
            <text:p>7,80000000004657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18.1999999999534" calcext:value-type="float">
            <text:p>18,1999999999534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3.2000000000699" calcext:value-type="float">
            <text:p>33,2000000000699</text:p>
          </table:table-cell>
          <table:table-cell table:style-name="Default" office:value-type="float" office:value="20.5999999999767" calcext:value-type="float">
            <text:p>20,5999999999767</text:p>
          </table:table-cell>
          <table:table-cell table:style-name="Default" office:value-type="float" office:value="55.5999999999767" calcext:value-type="float">
            <text:p>55,5999999999767</text:p>
          </table:table-cell>
          <table:table-cell table:style-name="Default" office:value-type="float" office:value="37.0999999999767" calcext:value-type="float">
            <text:p>37,0999999999767</text:p>
          </table:table-cell>
          <table:table-cell table:number-columns-repeated="17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Default" office:value-type="float" office:value="1.89999999990687" calcext:value-type="float">
            <text:p>1,899999999906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300000000046566" calcext:value-type="float">
            <text:p>0,300000000046566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6.0999999999767" calcext:value-type="float">
            <text:p>16,0999999999767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3.3000000000466" calcext:value-type="float">
            <text:p>33,3000000000466</text:p>
          </table:table-cell>
          <table:table-cell table:style-name="Default" office:value-type="float" office:value="20.4000000000233" calcext:value-type="float">
            <text:p>20,4000000000233</text:p>
          </table:table-cell>
          <table:table-cell table:style-name="Default" office:value-type="float" office:value="56.5" calcext:value-type="float">
            <text:p>56,5</text:p>
          </table:table-cell>
          <table:table-cell table:style-name="Default" office:value-type="float" office:value="37.2999999999302" calcext:value-type="float">
            <text:p>37,2999999999302</text:p>
          </table:table-cell>
          <table:table-cell table:number-columns-repeated="17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Default" office:value-type="float" office:value="1.80000000004657" calcext:value-type="float">
            <text:p>1,80000000004657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0.899999999906868" calcext:value-type="float">
            <text:p>0,899999999906868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3.90000000002328" calcext:value-type="float">
            <text:p>3,90000000002328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31.6000000000931" calcext:value-type="float">
            <text:p>31,6000000000931</text:p>
          </table:table-cell>
          <table:table-cell table:style-name="Default" office:value-type="float" office:value="20.3999999999069" calcext:value-type="float">
            <text:p>20,3999999999069</text:p>
          </table:table-cell>
          <table:table-cell table:style-name="Default" office:value-type="float" office:value="56.6999999999534" calcext:value-type="float">
            <text:p>56,6999999999534</text:p>
          </table:table-cell>
          <table:table-cell table:style-name="Default" office:value-type="float" office:value="36.8000000000466" calcext:value-type="float">
            <text:p>36,8000000000466</text:p>
          </table:table-cell>
          <table:table-cell table:number-columns-repeated="17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.4000000000233" calcext:value-type="float">
            <text:p>15,4000000000233</text:p>
          </table:table-cell>
          <table:table-cell table:style-name="Default" office:value-type="float" office:value="9.5" calcext:value-type="float">
            <text:p>9,5</text:p>
          </table:table-cell>
          <table:table-cell table:style-name="Default" office:value-type="float" office:value="31.9000000000233" calcext:value-type="float">
            <text:p>31,9000000000233</text:p>
          </table:table-cell>
          <table:table-cell table:style-name="Default" office:value-type="float" office:value="20.5999999999767" calcext:value-type="float">
            <text:p>20,5999999999767</text:p>
          </table:table-cell>
          <table:table-cell table:style-name="Default" office:value-type="float" office:value="67.3999999999069" calcext:value-type="float">
            <text:p>67,3999999999069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17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20000000006985" calcext:value-type="float">
            <text:p>1,2000000000698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30000000004657" calcext:value-type="float">
            <text:p>4,30000000004657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5.5" calcext:value-type="float">
            <text:p>15,5</text:p>
          </table:table-cell>
          <table:table-cell table:style-name="Default" office:value-type="float" office:value="9.59999999997672" calcext:value-type="float">
            <text:p>9,59999999997672</text:p>
          </table:table-cell>
          <table:table-cell table:style-name="Default" office:value-type="float" office:value="31.8000000000466" calcext:value-type="float">
            <text:p>31,8000000000466</text:p>
          </table:table-cell>
          <table:table-cell table:style-name="Default" office:value-type="float" office:value="20.5999999999767" calcext:value-type="float">
            <text:p>20,5999999999767</text:p>
          </table:table-cell>
          <table:table-cell table:style-name="Default" office:value-type="float" office:value="55.8000000000466" calcext:value-type="float">
            <text:p>55,8000000000466</text:p>
          </table:table-cell>
          <table:table-cell table:style-name="Default" office:value-type="float" office:value="37.1999999999534" calcext:value-type="float">
            <text:p>37,1999999999534</text:p>
          </table:table-cell>
          <table:table-cell table:number-columns-repeated="17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Default" office:value-type="float" office:value="1.89999999990687" calcext:value-type="float">
            <text:p>1,89999999990687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20000000006985" calcext:value-type="float">
            <text:p>4,20000000006985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5.5999999999767" calcext:value-type="float">
            <text:p>15,5999999999767</text:p>
          </table:table-cell>
          <table:table-cell table:style-name="Default" office:value-type="float" office:value="9.40000000002328" calcext:value-type="float">
            <text:p>9,40000000002328</text:p>
          </table:table-cell>
          <table:table-cell table:style-name="Default" office:value-type="float" office:value="32.3000000000466" calcext:value-type="float">
            <text:p>32,3000000000466</text:p>
          </table:table-cell>
          <table:table-cell table:style-name="Default" office:value-type="float" office:value="20.6999999999534" calcext:value-type="float">
            <text:p>20,6999999999534</text:p>
          </table:table-cell>
          <table:table-cell table:style-name="Default" office:value-type="float" office:value="55.5" calcext:value-type="float">
            <text:p>55,5</text:p>
          </table:table-cell>
          <table:table-cell table:style-name="Default" office:value-type="float" office:value="37.6999999999534" calcext:value-type="float">
            <text:p>37,6999999999534</text:p>
          </table:table-cell>
          <table:table-cell table:number-columns-repeated="17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40000000002328" calcext:value-type="float">
            <text:p>4,40000000002328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4.6999999999534" calcext:value-type="float">
            <text:p>14,6999999999534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41.5" calcext:value-type="float">
            <text:p>41,5</text:p>
          </table:table-cell>
          <table:table-cell table:style-name="Default" office:value-type="float" office:value="20.5999999999767" calcext:value-type="float">
            <text:p>20,5999999999767</text:p>
          </table:table-cell>
          <table:table-cell table:style-name="Default" office:value-type="float" office:value="56.6999999999534" calcext:value-type="float">
            <text:p>56,6999999999534</text:p>
          </table:table-cell>
          <table:table-cell table:style-name="Default" office:value-type="float" office:value="37.0999999999767" calcext:value-type="float">
            <text:p>37,0999999999767</text:p>
          </table:table-cell>
          <table:table-cell table:number-columns-repeated="17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Default" office:value-type="float" office:value="1.90000000002328" calcext:value-type="float">
            <text:p>1,90000000002328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40000000002328" calcext:value-type="float">
            <text:p>4,40000000002328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5.1999999999534" calcext:value-type="float">
            <text:p>15,1999999999534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3.6999999999534" calcext:value-type="float">
            <text:p>33,6999999999534</text:p>
          </table:table-cell>
          <table:table-cell table:style-name="Default" office:value-type="float" office:value="20.9000000000233" calcext:value-type="float">
            <text:p>20,9000000000233</text:p>
          </table:table-cell>
          <table:table-cell table:style-name="Default" office:value-type="float" office:value="55.6999999999534" calcext:value-type="float">
            <text:p>55,6999999999534</text:p>
          </table:table-cell>
          <table:table-cell table:style-name="Default" office:value-type="float" office:value="37.5999999999767" calcext:value-type="float">
            <text:p>37,5999999999767</text:p>
          </table:table-cell>
          <table:table-cell table:number-columns-repeated="17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.4000000000233" calcext:value-type="float">
            <text:p>15,4000000000233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2.1999999999534" calcext:value-type="float">
            <text:p>32,1999999999534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37.6999999999534" calcext:value-type="float">
            <text:p>37,6999999999534</text:p>
          </table:table-cell>
          <table:table-cell table:number-columns-repeated="17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4.40000000002328" calcext:value-type="float">
            <text:p>4,40000000002328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14.7999999999302" calcext:value-type="float">
            <text:p>14,7999999999302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55.9000000000233" calcext:value-type="float">
            <text:p>55,9000000000233</text:p>
          </table:table-cell>
          <table:table-cell table:style-name="Default" office:value-type="float" office:value="37.4000000000233" calcext:value-type="float">
            <text:p>37,4000000000233</text:p>
          </table:table-cell>
          <table:table-cell table:number-columns-repeated="17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09999999997672" calcext:value-type="float">
            <text:p>1,09999999997672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.3000000000466" calcext:value-type="float">
            <text:p>15,3000000000466</text:p>
          </table:table-cell>
          <table:table-cell table:style-name="Default" office:value-type="float" office:value="9.39999999990687" calcext:value-type="float">
            <text:p>9,39999999990687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0.6999999999534" calcext:value-type="float">
            <text:p>20,6999999999534</text:p>
          </table:table-cell>
          <table:table-cell table:style-name="Default" office:value-type="float" office:value="56.1000000000931" calcext:value-type="float">
            <text:p>56,1000000000931</text:p>
          </table:table-cell>
          <table:table-cell table:style-name="Default" office:value-type="float" office:value="37.5" calcext:value-type="float">
            <text:p>37,5</text:p>
          </table:table-cell>
          <table:table-cell table:number-columns-repeated="17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.300000000046566" calcext:value-type="float">
            <text:p>0,300000000046566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.5999999999767" calcext:value-type="float">
            <text:p>15,5999999999767</text:p>
          </table:table-cell>
          <table:table-cell table:style-name="Default" office:value-type="float" office:value="9.40000000002328" calcext:value-type="float">
            <text:p>9,40000000002328</text:p>
          </table:table-cell>
          <table:table-cell table:style-name="Default" office:value-type="float" office:value="31.9000000000233" calcext:value-type="float">
            <text:p>31,9000000000233</text:p>
          </table:table-cell>
          <table:table-cell table:style-name="Default" office:value-type="float" office:value="20.6999999999534" calcext:value-type="float">
            <text:p>20,6999999999534</text:p>
          </table:table-cell>
          <table:table-cell table:style-name="Default" office:value-type="float" office:value="55.8999999999069" calcext:value-type="float">
            <text:p>55,8999999999069</text:p>
          </table:table-cell>
          <table:table-cell table:style-name="Default" office:value-type="float" office:value="37.5" calcext:value-type="float">
            <text:p>37,5</text:p>
          </table:table-cell>
          <table:table-cell table:number-columns-repeated="17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99999999906868" calcext:value-type="float">
            <text:p>0,899999999906868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40000000002328" calcext:value-type="float">
            <text:p>4,40000000002328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4.7999999999302" calcext:value-type="float">
            <text:p>14,7999999999302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40.8000000000466" calcext:value-type="float">
            <text:p>40,8000000000466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office:value-type="float" office:value="55.8000000000466" calcext:value-type="float">
            <text:p>55,8000000000466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17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60000000009313" calcext:value-type="float">
            <text:p>1,6000000000931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.5999999999767" calcext:value-type="float">
            <text:p>15,5999999999767</text:p>
          </table:table-cell>
          <table:table-cell table:style-name="Default" office:value-type="float" office:value="9.5" calcext:value-type="float">
            <text:p>9,5</text:p>
          </table:table-cell>
          <table:table-cell table:style-name="Default" office:value-type="float" office:value="31.4000000000233" calcext:value-type="float">
            <text:p>31,4000000000233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office:value-type="float" office:value="59.4000000000233" calcext:value-type="float">
            <text:p>59,4000000000233</text:p>
          </table:table-cell>
          <table:table-cell table:style-name="Default" office:value-type="float" office:value="37.2999999999302" calcext:value-type="float">
            <text:p>37,2999999999302</text:p>
          </table:table-cell>
          <table:table-cell table:number-columns-repeated="17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4.40000000002328" calcext:value-type="float">
            <text:p>4,40000000002328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4.9000000000233" calcext:value-type="float">
            <text:p>14,9000000000233</text:p>
          </table:table-cell>
          <table:table-cell table:style-name="Default" office:value-type="float" office:value="9.39999999990687" calcext:value-type="float">
            <text:p>9,39999999990687</text:p>
          </table:table-cell>
          <table:table-cell table:style-name="Default" office:value-type="float" office:value="32.2999999999302" calcext:value-type="float">
            <text:p>32,2999999999302</text:p>
          </table:table-cell>
          <table:table-cell table:style-name="Default" office:value-type="float" office:value="20.5999999999767" calcext:value-type="float">
            <text:p>20,5999999999767</text:p>
          </table:table-cell>
          <table:table-cell table:style-name="Default" office:value-type="float" office:value="56.1999999999534" calcext:value-type="float">
            <text:p>56,1999999999534</text:p>
          </table:table-cell>
          <table:table-cell table:style-name="Default" office:value-type="float" office:value="37.4000000000233" calcext:value-type="float">
            <text:p>37,4000000000233</text:p>
          </table:table-cell>
          <table:table-cell table:number-columns-repeated="17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300000000046566" calcext:value-type="float">
            <text:p>0,300000000046566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6.1999999999534" calcext:value-type="float">
            <text:p>16,1999999999534</text:p>
          </table:table-cell>
          <table:table-cell table:style-name="Default" office:value-type="float" office:value="9.40000000002328" calcext:value-type="float">
            <text:p>9,40000000002328</text:p>
          </table:table-cell>
          <table:table-cell table:style-name="Default" office:value-type="float" office:value="32.6000000000931" calcext:value-type="float">
            <text:p>32,6000000000931</text:p>
          </table:table-cell>
          <table:table-cell table:style-name="Default" office:value-type="float" office:value="20.7999999999302" calcext:value-type="float">
            <text:p>20,7999999999302</text:p>
          </table:table-cell>
          <table:table-cell table:style-name="Default" office:value-type="float" office:value="58.5" calcext:value-type="float">
            <text:p>58,5</text:p>
          </table:table-cell>
          <table:table-cell table:style-name="Default" office:value-type="float" office:value="37.5999999999767" calcext:value-type="float">
            <text:p>37,5999999999767</text:p>
          </table:table-cell>
          <table:table-cell table:number-columns-repeated="17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1.09999999997672" calcext:value-type="float">
            <text:p>1,0999999999767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80000000004657" calcext:value-type="float">
            <text:p>1,80000000004657</text:p>
          </table:table-cell>
          <table:table-cell table:style-name="Default" office:value-type="float" office:value="0.400000000023283" calcext:value-type="float">
            <text:p>0,400000000023283</text:p>
          </table:table-cell>
          <table:table-cell table:style-name="Default" office:value-type="float" office:value="2.80000000004657" calcext:value-type="float">
            <text:p>2,80000000004657</text:p>
          </table:table-cell>
          <table:table-cell table:style-name="Default" office:value-type="float" office:value="1.19999999995343" calcext:value-type="float">
            <text:p>1,19999999995343</text:p>
          </table:table-cell>
          <table:table-cell table:style-name="Default" office:value-type="float" office:value="6.59999999997672" calcext:value-type="float">
            <text:p>6,59999999997672</text:p>
          </table:table-cell>
          <table:table-cell table:style-name="Default" office:value-type="float" office:value="3.20000000006985" calcext:value-type="float">
            <text:p>3,20000000006985</text:p>
          </table:table-cell>
          <table:table-cell table:style-name="Default" office:value-type="float" office:value="16.5" calcext:value-type="float">
            <text:p>16,5</text:p>
          </table:table-cell>
          <table:table-cell table:style-name="Default" office:value-type="float" office:value="9.40000000002328" calcext:value-type="float">
            <text:p>9,4000000000232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0.7000000000699" calcext:value-type="float">
            <text:p>20,7000000000699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37.5" calcext:value-type="float">
            <text:p>37,5</text:p>
          </table:table-cell>
          <table:table-cell table:number-columns-repeated="17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4.19999999995343" calcext:value-type="float">
            <text:p>4,19999999995343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15.4000000000233" calcext:value-type="float">
            <text:p>15,4000000000233</text:p>
          </table:table-cell>
          <table:table-cell table:style-name="Default" office:value-type="float" office:value="9.20000000006985" calcext:value-type="float">
            <text:p>9,20000000006985</text:p>
          </table:table-cell>
          <table:table-cell table:style-name="Default" office:value-type="float" office:value="34.0999999999767" calcext:value-type="float">
            <text:p>34,0999999999767</text:p>
          </table:table-cell>
          <table:table-cell table:style-name="Default" office:value-type="float" office:value="20.8000000000466" calcext:value-type="float">
            <text:p>20,8000000000466</text:p>
          </table:table-cell>
          <table:table-cell table:style-name="Default" office:value-type="float" office:value="59.5999999999767" calcext:value-type="float">
            <text:p>59,5999999999767</text:p>
          </table:table-cell>
          <table:table-cell table:style-name="Default" office:value-type="float" office:value="37.6999999999534" calcext:value-type="float">
            <text:p>37,6999999999534</text:p>
          </table:table-cell>
          <table:table-cell table:number-columns-repeated="17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20000000006985" calcext:value-type="float">
            <text:p>1,20000000006985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60000000009313" calcext:value-type="float">
            <text:p>1,6000000000931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5.6000000000931" calcext:value-type="float">
            <text:p>15,6000000000931</text:p>
          </table:table-cell>
          <table:table-cell table:style-name="Default" office:value-type="float" office:value="9.29999999993015" calcext:value-type="float">
            <text:p>9,29999999993015</text:p>
          </table:table-cell>
          <table:table-cell table:style-name="Default" office:value-type="float" office:value="41.2000000000699" calcext:value-type="float">
            <text:p>41,2000000000699</text:p>
          </table:table-cell>
          <table:table-cell table:style-name="Default" office:value-type="float" office:value="20.5999999999767" calcext:value-type="float">
            <text:p>20,5999999999767</text:p>
          </table:table-cell>
          <table:table-cell table:style-name="Default" office:value-type="float" office:value="55.0999999999767" calcext:value-type="float">
            <text:p>55,0999999999767</text:p>
          </table:table-cell>
          <table:table-cell table:style-name="Default" office:value-type="float" office:value="37.0999999999767" calcext:value-type="float">
            <text:p>37,0999999999767</text:p>
          </table:table-cell>
          <table:table-cell table:number-columns-repeated="17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Default" office:value-type="float" office:value="2.39999999990687" calcext:value-type="float">
            <text:p>2,3999999999068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0000000006985" calcext:value-type="float">
            <text:p>1,20000000006985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80000000004657" calcext:value-type="float">
            <text:p>1,80000000004657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3.90000000002328" calcext:value-type="float">
            <text:p>3,90000000002328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32.2999999999302" calcext:value-type="float">
            <text:p>32,2999999999302</text:p>
          </table:table-cell>
          <table:table-cell table:style-name="Default" office:value-type="float" office:value="21.3000000000466" calcext:value-type="float">
            <text:p>21,3000000000466</text:p>
          </table:table-cell>
          <table:table-cell table:style-name="Default" office:value-type="float" office:value="57.0999999999767" calcext:value-type="float">
            <text:p>57,0999999999767</text:p>
          </table:table-cell>
          <table:table-cell table:style-name="Default" office:value-type="float" office:value="37.7000000000699" calcext:value-type="float">
            <text:p>37,7000000000699</text:p>
          </table:table-cell>
          <table:table-cell table:number-columns-repeated="17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29999999993015" calcext:value-type="float">
            <text:p>1,29999999993015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4.19999999995343" calcext:value-type="float">
            <text:p>4,19999999995343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5.3000000000466" calcext:value-type="float">
            <text:p>15,3000000000466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2.0999999999767" calcext:value-type="float">
            <text:p>32,0999999999767</text:p>
          </table:table-cell>
          <table:table-cell table:style-name="Default" office:value-type="float" office:value="20.9000000000233" calcext:value-type="float">
            <text:p>20,9000000000233</text:p>
          </table:table-cell>
          <table:table-cell table:style-name="Default" office:value-type="float" office:value="55.1000000000931" calcext:value-type="float">
            <text:p>55,1000000000931</text:p>
          </table:table-cell>
          <table:table-cell table:style-name="Default" office:value-type="float" office:value="37.0999999999767" calcext:value-type="float">
            <text:p>37,0999999999767</text:p>
          </table:table-cell>
          <table:table-cell table:number-columns-repeated="17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Default" office:value-type="float" office:value="1.90000000002328" calcext:value-type="float">
            <text:p>1,90000000002328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4.29999999993015" calcext:value-type="float">
            <text:p>4,29999999993015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.3000000000466" calcext:value-type="float">
            <text:p>15,3000000000466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33.4000000000233" calcext:value-type="float">
            <text:p>33,4000000000233</text:p>
          </table:table-cell>
          <table:table-cell table:style-name="Default" office:value-type="float" office:value="20.8000000000466" calcext:value-type="float">
            <text:p>20,8000000000466</text:p>
          </table:table-cell>
          <table:table-cell table:style-name="Default" office:value-type="float" office:value="55.8000000000466" calcext:value-type="float">
            <text:p>55,8000000000466</text:p>
          </table:table-cell>
          <table:table-cell table:style-name="Default" office:value-type="float" office:value="37.6999999999534" calcext:value-type="float">
            <text:p>37,6999999999534</text:p>
          </table:table-cell>
          <table:table-cell table:number-columns-repeated="17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Default" office:value-type="float" office:value="1.09999999997672" calcext:value-type="float">
            <text:p>1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9999999995343" calcext:value-type="float">
            <text:p>1,1999999999534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10000000009313" calcext:value-type="float">
            <text:p>1,1000000000931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.3999999999069" calcext:value-type="float">
            <text:p>15,3999999999069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0.8000000000466" calcext:value-type="float">
            <text:p>20,8000000000466</text:p>
          </table:table-cell>
          <table:table-cell table:style-name="Default" office:value-type="float" office:value="56.2000000000699" calcext:value-type="float">
            <text:p>56,2000000000699</text:p>
          </table:table-cell>
          <table:table-cell table:style-name="Default" office:value-type="float" office:value="37.2999999999302" calcext:value-type="float">
            <text:p>37,2999999999302</text:p>
          </table:table-cell>
          <table:table-cell table:number-columns-repeated="17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40000000002328" calcext:value-type="float">
            <text:p>1,40000000002328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20000000006985" calcext:value-type="float">
            <text:p>4,20000000006985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4.5999999999767" calcext:value-type="float">
            <text:p>14,5999999999767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31.8999999999069" calcext:value-type="float">
            <text:p>31,8999999999069</text:p>
          </table:table-cell>
          <table:table-cell table:style-name="Default" office:value-type="float" office:value="20.8000000000466" calcext:value-type="float">
            <text:p>20,8000000000466</text:p>
          </table:table-cell>
          <table:table-cell table:style-name="Default" office:value-type="float" office:value="55.6999999999534" calcext:value-type="float">
            <text:p>55,6999999999534</text:p>
          </table:table-cell>
          <table:table-cell table:style-name="Default" office:value-type="float" office:value="37.3000000000466" calcext:value-type="float">
            <text:p>37,3000000000466</text:p>
          </table:table-cell>
          <table:table-cell table:number-columns-repeated="17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4.39999999990687" calcext:value-type="float">
            <text:p>4,39999999990687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5.8000000000466" calcext:value-type="float">
            <text:p>15,8000000000466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31.7999999999302" calcext:value-type="float">
            <text:p>31,7999999999302</text:p>
          </table:table-cell>
          <table:table-cell table:style-name="Default" office:value-type="float" office:value="20.8000000000466" calcext:value-type="float">
            <text:p>20,8000000000466</text:p>
          </table:table-cell>
          <table:table-cell table:style-name="Default" office:value-type="float" office:value="55.5" calcext:value-type="float">
            <text:p>55,5</text:p>
          </table:table-cell>
          <table:table-cell table:style-name="Default" office:value-type="float" office:value="37.4000000000233" calcext:value-type="float">
            <text:p>37,4000000000233</text:p>
          </table:table-cell>
          <table:table-cell table:number-columns-repeated="17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40000000002328" calcext:value-type="float">
            <text:p>1,400000000023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.2999999999302" calcext:value-type="float">
            <text:p>15,2999999999302</text:p>
          </table:table-cell>
          <table:table-cell table:style-name="Default" office:value-type="float" office:value="9.40000000002328" calcext:value-type="float">
            <text:p>9,40000000002328</text:p>
          </table:table-cell>
          <table:table-cell table:style-name="Default" office:value-type="float" office:value="32.1999999999534" calcext:value-type="float">
            <text:p>32,1999999999534</text:p>
          </table:table-cell>
          <table:table-cell table:style-name="Default" office:value-type="float" office:value="20.8000000000466" calcext:value-type="float">
            <text:p>20,8000000000466</text:p>
          </table:table-cell>
          <table:table-cell table:style-name="Default" office:value-type="float" office:value="56.0999999999767" calcext:value-type="float">
            <text:p>56,0999999999767</text:p>
          </table:table-cell>
          <table:table-cell table:style-name="Default" office:value-type="float" office:value="38.2000000000699" calcext:value-type="float">
            <text:p>38,2000000000699</text:p>
          </table:table-cell>
          <table:table-cell table:number-columns-repeated="17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Default" office:value-type="float" office:value="1.09999999997672" calcext:value-type="float">
            <text:p>1,09999999997672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1.40000000002328" calcext:value-type="float">
            <text:p>1,40000000002328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30000000004657" calcext:value-type="float">
            <text:p>4,30000000004657</text:p>
          </table:table-cell>
          <table:table-cell table:style-name="Default" office:value-type="float" office:value="2.39999999990687" calcext:value-type="float">
            <text:p>2,39999999990687</text:p>
          </table:table-cell>
          <table:table-cell table:style-name="Default" office:value-type="float" office:value="14.9000000000233" calcext:value-type="float">
            <text:p>14,9000000000233</text:p>
          </table:table-cell>
          <table:table-cell table:style-name="Default" office:value-type="float" office:value="9.30000000004657" calcext:value-type="float">
            <text:p>9,30000000004657</text:p>
          </table:table-cell>
          <table:table-cell table:style-name="Default" office:value-type="float" office:value="32.7000000000699" calcext:value-type="float">
            <text:p>32,7000000000699</text:p>
          </table:table-cell>
          <table:table-cell table:style-name="Default" office:value-type="float" office:value="20.8999999999069" calcext:value-type="float">
            <text:p>20,8999999999069</text:p>
          </table:table-cell>
          <table:table-cell table:style-name="Default" office:value-type="float" office:value="55.9000000000233" calcext:value-type="float">
            <text:p>55,9000000000233</text:p>
          </table:table-cell>
          <table:table-cell table:style-name="Default" office:value-type="float" office:value="37.7999999999302" calcext:value-type="float">
            <text:p>37,7999999999302</text:p>
          </table:table-cell>
          <table:table-cell table:number-columns-repeated="17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60000000009313" calcext:value-type="float">
            <text:p>1,60000000009313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30000000004657" calcext:value-type="float">
            <text:p>4,30000000004657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14.9000000000233" calcext:value-type="float">
            <text:p>14,9000000000233</text:p>
          </table:table-cell>
          <table:table-cell table:style-name="Default" office:value-type="float" office:value="9.20000000006985" calcext:value-type="float">
            <text:p>9,20000000006985</text:p>
          </table:table-cell>
          <table:table-cell table:style-name="Default" office:value-type="float" office:value="32.3000000000466" calcext:value-type="float">
            <text:p>32,3000000000466</text:p>
          </table:table-cell>
          <table:table-cell table:style-name="Default" office:value-type="float" office:value="21.1999999999534" calcext:value-type="float">
            <text:p>21,1999999999534</text:p>
          </table:table-cell>
          <table:table-cell table:style-name="Default" office:value-type="float" office:value="55.5" calcext:value-type="float">
            <text:p>55,5</text:p>
          </table:table-cell>
          <table:table-cell table:style-name="Default" office:value-type="float" office:value="36.7000000000699" calcext:value-type="float">
            <text:p>36,7000000000699</text:p>
          </table:table-cell>
          <table:table-cell table:number-columns-repeated="17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3.90000000002328" calcext:value-type="float">
            <text:p>3,90000000002328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5.6000000000931" calcext:value-type="float">
            <text:p>15,6000000000931</text:p>
          </table:table-cell>
          <table:table-cell table:style-name="Default" office:value-type="float" office:value="9.29999999993015" calcext:value-type="float">
            <text:p>9,29999999993015</text:p>
          </table:table-cell>
          <table:table-cell table:style-name="Default" office:value-type="float" office:value="41.1999999999534" calcext:value-type="float">
            <text:p>41,1999999999534</text:p>
          </table:table-cell>
          <table:table-cell table:style-name="Default" office:value-type="float" office:value="20.9000000000233" calcext:value-type="float">
            <text:p>20,9000000000233</text:p>
          </table:table-cell>
          <table:table-cell table:style-name="Default" office:value-type="float" office:value="55.2000000000699" calcext:value-type="float">
            <text:p>55,2000000000699</text:p>
          </table:table-cell>
          <table:table-cell table:style-name="Default" office:value-type="float" office:value="36.5" calcext:value-type="float">
            <text:p>36,5</text:p>
          </table:table-cell>
          <table:table-cell table:number-columns-repeated="17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14.8000000000466" calcext:value-type="float">
            <text:p>14,8000000000466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41.0999999999767" calcext:value-type="float">
            <text:p>41,0999999999767</text:p>
          </table:table-cell>
          <table:table-cell table:style-name="Default" office:value-type="float" office:value="20.5" calcext:value-type="float">
            <text:p>20,5</text:p>
          </table:table-cell>
          <table:table-cell table:style-name="Default" office:value-type="float" office:value="55.0999999999767" calcext:value-type="float">
            <text:p>55,0999999999767</text:p>
          </table:table-cell>
          <table:table-cell table:style-name="Default" office:value-type="float" office:value="36.6000000000931" calcext:value-type="float">
            <text:p>36,6000000000931</text:p>
          </table:table-cell>
          <table:table-cell table:number-columns-repeated="17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.300000000046566" calcext:value-type="float">
            <text:p>0,300000000046566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60000000009313" calcext:value-type="float">
            <text:p>4,60000000009313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14.9000000000233" calcext:value-type="float">
            <text:p>14,9000000000233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31.8000000000466" calcext:value-type="float">
            <text:p>31,8000000000466</text:p>
          </table:table-cell>
          <table:table-cell table:style-name="Default" office:value-type="float" office:value="20.1999999999534" calcext:value-type="float">
            <text:p>20,1999999999534</text:p>
          </table:table-cell>
          <table:table-cell table:style-name="Default" office:value-type="float" office:value="55.5999999999767" calcext:value-type="float">
            <text:p>55,5999999999767</text:p>
          </table:table-cell>
          <table:table-cell table:style-name="Default" office:value-type="float" office:value="36.1999999999534" calcext:value-type="float">
            <text:p>36,1999999999534</text:p>
          </table:table-cell>
          <table:table-cell table:number-columns-repeated="17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14.8000000000466" calcext:value-type="float">
            <text:p>14,8000000000466</text:p>
          </table:table-cell>
          <table:table-cell table:style-name="Default" office:value-type="float" office:value="9.29999999993015" calcext:value-type="float">
            <text:p>9,29999999993015</text:p>
          </table:table-cell>
          <table:table-cell table:style-name="Default" office:value-type="float" office:value="41.5999999999767" calcext:value-type="float">
            <text:p>41,5999999999767</text:p>
          </table:table-cell>
          <table:table-cell table:style-name="Default" office:value-type="float" office:value="22.0999999999767" calcext:value-type="float">
            <text:p>22,0999999999767</text:p>
          </table:table-cell>
          <table:table-cell table:style-name="Default" office:value-type="float" office:value="55.5" calcext:value-type="float">
            <text:p>55,5</text:p>
          </table:table-cell>
          <table:table-cell table:style-name="Default" office:value-type="float" office:value="36.7000000000699" calcext:value-type="float">
            <text:p>36,7000000000699</text:p>
          </table:table-cell>
          <table:table-cell table:number-columns-repeated="17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1.89999999990687" calcext:value-type="float">
            <text:p>1,89999999990687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4.59999999997672" calcext:value-type="float">
            <text:p>4,59999999997672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5.1999999999534" calcext:value-type="float">
            <text:p>15,1999999999534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31.9000000000233" calcext:value-type="float">
            <text:p>31,9000000000233</text:p>
          </table:table-cell>
          <table:table-cell table:style-name="Default" office:value-type="float" office:value="20.3999999999069" calcext:value-type="float">
            <text:p>20,3999999999069</text:p>
          </table:table-cell>
          <table:table-cell table:style-name="Default" office:value-type="float" office:value="56.6999999999534" calcext:value-type="float">
            <text:p>56,6999999999534</text:p>
          </table:table-cell>
          <table:table-cell table:style-name="Default" office:value-type="float" office:value="36.9000000000233" calcext:value-type="float">
            <text:p>36,9000000000233</text:p>
          </table:table-cell>
          <table:table-cell table:number-columns-repeated="17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09999999997672" calcext:value-type="float">
            <text:p>1,09999999997672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79999999993015" calcext:value-type="float">
            <text:p>1,79999999993015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5.30000000004657" calcext:value-type="float">
            <text:p>5,30000000004657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15.5999999999767" calcext:value-type="float">
            <text:p>15,5999999999767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32.5999999999767" calcext:value-type="float">
            <text:p>32,5999999999767</text:p>
          </table:table-cell>
          <table:table-cell table:style-name="Default" office:value-type="float" office:value="20.3000000000466" calcext:value-type="float">
            <text:p>20,3000000000466</text:p>
          </table:table-cell>
          <table:table-cell table:style-name="Default" office:value-type="float" office:value="61.2000000000699" calcext:value-type="float">
            <text:p>61,2000000000699</text:p>
          </table:table-cell>
          <table:table-cell table:style-name="Default" office:value-type="float" office:value="36.6999999999534" calcext:value-type="float">
            <text:p>36,6999999999534</text:p>
          </table:table-cell>
          <table:table-cell table:number-columns-repeated="17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Default" office:value-type="float" office:value="1.09999999997672" calcext:value-type="float">
            <text:p>1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4.19999999995343" calcext:value-type="float">
            <text:p>4,1999999999534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5.3000000000466" calcext:value-type="float">
            <text:p>15,3000000000466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31.6000000000931" calcext:value-type="float">
            <text:p>31,6000000000931</text:p>
          </table:table-cell>
          <table:table-cell table:style-name="Default" office:value-type="float" office:value="20.6999999999534" calcext:value-type="float">
            <text:p>20,6999999999534</text:p>
          </table:table-cell>
          <table:table-cell table:style-name="Default" office:value-type="float" office:value="56.3000000000466" calcext:value-type="float">
            <text:p>56,3000000000466</text:p>
          </table:table-cell>
          <table:table-cell table:style-name="Default" office:value-type="float" office:value="37.0999999999767" calcext:value-type="float">
            <text:p>37,0999999999767</text:p>
          </table:table-cell>
          <table:table-cell table:number-columns-repeated="17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09999999997672" calcext:value-type="float">
            <text:p>1,09999999997672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70000000006985" calcext:value-type="float">
            <text:p>1,70000000006985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19999999995343" calcext:value-type="float">
            <text:p>4,19999999995343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9.5" calcext:value-type="float">
            <text:p>9,5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20.4000000000233" calcext:value-type="float">
            <text:p>20,4000000000233</text:p>
          </table:table-cell>
          <table:table-cell table:style-name="Default" office:value-type="float" office:value="56.1999999999534" calcext:value-type="float">
            <text:p>56,1999999999534</text:p>
          </table:table-cell>
          <table:table-cell table:style-name="Default" office:value-type="float" office:value="37.4000000000233" calcext:value-type="float">
            <text:p>37,4000000000233</text:p>
          </table:table-cell>
          <table:table-cell table:number-columns-repeated="17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800000000046566" calcext:value-type="float">
            <text:p>0,800000000046566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4.29999999993015" calcext:value-type="float">
            <text:p>4,29999999993015</text:p>
          </table:table-cell>
          <table:table-cell table:style-name="Default" office:value-type="float" office:value="2.20000000006985" calcext:value-type="float">
            <text:p>2,2000000000698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32.5999999999767" calcext:value-type="float">
            <text:p>32,5999999999767</text:p>
          </table:table-cell>
          <table:table-cell table:style-name="Default" office:value-type="float" office:value="20.5999999999767" calcext:value-type="float">
            <text:p>20,5999999999767</text:p>
          </table:table-cell>
          <table:table-cell table:style-name="Default" office:value-type="float" office:value="67.3999999999069" calcext:value-type="float">
            <text:p>67,3999999999069</text:p>
          </table:table-cell>
          <table:table-cell table:style-name="Default" office:value-type="float" office:value="36.4000000000233" calcext:value-type="float">
            <text:p>36,4000000000233</text:p>
          </table:table-cell>
          <table:table-cell table:number-columns-repeated="17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69999999995343" calcext:value-type="float">
            <text:p>1,699999999953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.70000000006985" calcext:value-type="float">
            <text:p>2,70000000006985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2.5999999999767" calcext:value-type="float">
            <text:p>12,5999999999767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5.10000000009313" calcext:value-type="float">
            <text:p>5,10000000009313</text:p>
          </table:table-cell>
          <table:table-cell table:style-name="Default" office:value-type="float" office:value="2.39999999990687" calcext:value-type="float">
            <text:p>2,39999999990687</text:p>
          </table:table-cell>
          <table:table-cell table:style-name="Default" office:value-type="float" office:value="15.5" calcext:value-type="float">
            <text:p>15,5</text:p>
          </table:table-cell>
          <table:table-cell table:style-name="Default" office:value-type="float" office:value="9.29999999993015" calcext:value-type="float">
            <text:p>9,29999999993015</text:p>
          </table:table-cell>
          <table:table-cell table:style-name="Default" office:value-type="float" office:value="32.1000000000931" calcext:value-type="float">
            <text:p>32,1000000000931</text:p>
          </table:table-cell>
          <table:table-cell table:style-name="Default" office:value-type="float" office:value="20.8999999999069" calcext:value-type="float">
            <text:p>20,8999999999069</text:p>
          </table:table-cell>
          <table:table-cell table:style-name="Default" office:value-type="float" office:value="56.1999999999534" calcext:value-type="float">
            <text:p>56,1999999999534</text:p>
          </table:table-cell>
          <table:table-cell table:style-name="Default" office:value-type="float" office:value="37" calcext:value-type="float">
            <text:p>37</text:p>
          </table:table-cell>
          <table:table-cell table:number-columns-repeated="17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19999999995343" calcext:value-type="float">
            <text:p>1,19999999995343</text:p>
          </table:table-cell>
          <table:table-cell table:style-name="Default" office:value-type="float" office:value="0.199999999953434" calcext:value-type="float">
            <text:p>0,199999999953434</text:p>
          </table:table-cell>
          <table:table-cell table:style-name="Default" office:value-type="float" office:value="1.90000000002328" calcext:value-type="float">
            <text:p>1,90000000002328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29999999993015" calcext:value-type="float">
            <text:p>2,29999999993015</text:p>
          </table:table-cell>
          <table:table-cell table:style-name="Default" office:value-type="float" office:value="15.3000000000466" calcext:value-type="float">
            <text:p>15,3000000000466</text:p>
          </table:table-cell>
          <table:table-cell table:style-name="Default" office:value-type="float" office:value="9.5" calcext:value-type="float">
            <text:p>9,5</text:p>
          </table:table-cell>
          <table:table-cell table:style-name="Default" office:value-type="float" office:value="32.1999999999534" calcext:value-type="float">
            <text:p>32,1999999999534</text:p>
          </table:table-cell>
          <table:table-cell table:style-name="Default" office:value-type="float" office:value="20.5999999999767" calcext:value-type="float">
            <text:p>20,5999999999767</text:p>
          </table:table-cell>
          <table:table-cell table:style-name="Default" office:value-type="float" office:value="55.6999999999534" calcext:value-type="float">
            <text:p>55,6999999999534</text:p>
          </table:table-cell>
          <table:table-cell table:style-name="Default" office:value-type="float" office:value="37.8000000000466" calcext:value-type="float">
            <text:p>37,8000000000466</text:p>
          </table:table-cell>
          <table:table-cell table:number-columns-repeated="17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Default" office:value-type="float" office:value="2.09999999997672" calcext:value-type="float">
            <text:p>2,0999999999767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00000000093132" calcext:value-type="float">
            <text:p>0,600000000093132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4.30000000004657" calcext:value-type="float">
            <text:p>4,30000000004657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15.9000000000233" calcext:value-type="float">
            <text:p>15,9000000000233</text:p>
          </table:table-cell>
          <table:table-cell table:style-name="Default" office:value-type="float" office:value="9.59999999997672" calcext:value-type="float">
            <text:p>9,59999999997672</text:p>
          </table:table-cell>
          <table:table-cell table:style-name="Default" office:value-type="float" office:value="31.9000000000233" calcext:value-type="float">
            <text:p>31,9000000000233</text:p>
          </table:table-cell>
          <table:table-cell table:style-name="Default" office:value-type="float" office:value="20.5999999999767" calcext:value-type="float">
            <text:p>20,5999999999767</text:p>
          </table:table-cell>
          <table:table-cell table:style-name="Default" office:value-type="float" office:value="55.3000000000466" calcext:value-type="float">
            <text:p>55,3000000000466</text:p>
          </table:table-cell>
          <table:table-cell table:style-name="Default" office:value-type="float" office:value="38.3000000000466" calcext:value-type="float">
            <text:p>38,3000000000466</text:p>
          </table:table-cell>
          <table:table-cell table:number-columns-repeated="17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Default" office:value-type="float" office:value="2.30000000004657" calcext:value-type="float">
            <text:p>2,300000000046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0000000023283" calcext:value-type="float">
            <text:p>0,900000000023283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59999999997672" calcext:value-type="float">
            <text:p>4,59999999997672</text:p>
          </table:table-cell>
          <table:table-cell table:style-name="Default" office:value-type="float" office:value="2.40000000002328" calcext:value-type="float">
            <text:p>2,40000000002328</text:p>
          </table:table-cell>
          <table:table-cell table:style-name="Default" office:value-type="float" office:value="14.6000000000931" calcext:value-type="float">
            <text:p>14,6000000000931</text:p>
          </table:table-cell>
          <table:table-cell table:style-name="Default" office:value-type="float" office:value="9.29999999993015" calcext:value-type="float">
            <text:p>9,29999999993015</text:p>
          </table:table-cell>
          <table:table-cell table:style-name="Default" office:value-type="float" office:value="39.9000000000233" calcext:value-type="float">
            <text:p>39,9000000000233</text:p>
          </table:table-cell>
          <table:table-cell table:style-name="Default" office:value-type="float" office:value="20.5999999999767" calcext:value-type="float">
            <text:p>20,5999999999767</text:p>
          </table:table-cell>
          <table:table-cell table:style-name="Default" office:value-type="float" office:value="58.3000000000466" calcext:value-type="float">
            <text:p>58,3000000000466</text:p>
          </table:table-cell>
          <table:table-cell table:style-name="Default" office:value-type="float" office:value="37.7999999999302" calcext:value-type="float">
            <text:p>37,7999999999302</text:p>
          </table:table-cell>
          <table:table-cell table:number-columns-repeated="17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Default" office:value-type="float" office:value="2.39999999990687" calcext:value-type="float">
            <text:p>2,39999999990687</text:p>
          </table:table-cell>
          <table:table-cell table:style-name="Default" office:value-type="float" office:value="0.200000000069849" calcext:value-type="float">
            <text:p>0,200000000069849</text:p>
          </table:table-cell>
          <table:table-cell table:style-name="Default" office:value-type="float" office:value="1.40000000002328" calcext:value-type="float">
            <text:p>1,40000000002328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.300000000046566" calcext:value-type="float">
            <text:p>0,300000000046566</text:p>
          </table:table-cell>
          <table:table-cell table:style-name="Default" office:value-type="float" office:value="2.79999999993015" calcext:value-type="float">
            <text:p>2,79999999993015</text:p>
          </table:table-cell>
          <table:table-cell table:style-name="Default" office:value-type="float" office:value="1.40000000002328" calcext:value-type="float">
            <text:p>1,40000000002328</text:p>
          </table:table-cell>
          <table:table-cell table:style-name="Default" office:value-type="float" office:value="6.70000000006985" calcext:value-type="float">
            <text:p>6,70000000006985</text:p>
          </table:table-cell>
          <table:table-cell table:style-name="Default" office:value-type="float" office:value="3.19999999995343" calcext:value-type="float">
            <text:p>3,19999999995343</text:p>
          </table:table-cell>
          <table:table-cell table:style-name="Default" office:value-type="float" office:value="16.4000000000233" calcext:value-type="float">
            <text:p>16,4000000000233</text:p>
          </table:table-cell>
          <table:table-cell table:style-name="Default" office:value-type="float" office:value="9.09999999997672" calcext:value-type="float">
            <text:p>9,09999999997672</text:p>
          </table:table-cell>
          <table:table-cell table:style-name="Default" office:value-type="float" office:value="32.5" calcext:value-type="float">
            <text:p>32,5</text:p>
          </table:table-cell>
          <table:table-cell table:style-name="Default" office:value-type="float" office:value="20.5999999999767" calcext:value-type="float">
            <text:p>20,5999999999767</text:p>
          </table:table-cell>
          <table:table-cell table:style-name="Default" office:value-type="float" office:value="55.3999999999069" calcext:value-type="float">
            <text:p>55,3999999999069</text:p>
          </table:table-cell>
          <table:table-cell table:style-name="Default" office:value-type="float" office:value="37.8000000000466" calcext:value-type="float">
            <text:p>37,8000000000466</text:p>
          </table:table-cell>
          <table:table-cell table:number-columns-repeated="17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0.100000000093132" calcext:value-type="float">
            <text:p>0,100000000093132</text:p>
          </table:table-cell>
          <table:table-cell table:style-name="Default" office:value-type="float" office:value="0.799999999930151" calcext:value-type="float">
            <text:p>0,799999999930151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40000000002328" calcext:value-type="float">
            <text:p>1,40000000002328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.09999999997672" calcext:value-type="float">
            <text:p>4,09999999997672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15.5" calcext:value-type="float">
            <text:p>15,5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32.4000000000233" calcext:value-type="float">
            <text:p>32,4000000000233</text:p>
          </table:table-cell>
          <table:table-cell table:style-name="Default" office:value-type="float" office:value="20.8000000000466" calcext:value-type="float">
            <text:p>20,8000000000466</text:p>
          </table:table-cell>
          <table:table-cell table:style-name="Default" office:value-type="float" office:value="55.5" calcext:value-type="float">
            <text:p>55,5</text:p>
          </table:table-cell>
          <table:table-cell table:style-name="Default" office:value-type="float" office:value="37.0999999999767" calcext:value-type="float">
            <text:p>37,0999999999767</text:p>
          </table:table-cell>
          <table:table-cell table:number-columns-repeated="17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99999999953434" calcext:value-type="float">
            <text:p>0,699999999953434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0.700000000069849" calcext:value-type="float">
            <text:p>0,700000000069849</text:p>
          </table:table-cell>
          <table:table-cell table:style-name="Default" office:value-type="float" office:value="0.0999999999767169" calcext:value-type="float">
            <text:p>0,0999999999767169</text:p>
          </table:table-cell>
          <table:table-cell table:style-name="Default" office:value-type="float" office:value="1.59999999997672" calcext:value-type="float">
            <text:p>1,59999999997672</text:p>
          </table:table-cell>
          <table:table-cell table:style-name="Default" office:value-type="float" office:value="0.599999999976717" calcext:value-type="float">
            <text:p>0,59999999997671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19999999995343" calcext:value-type="float">
            <text:p>2,19999999995343</text:p>
          </table:table-cell>
          <table:table-cell table:style-name="Default" office:value-type="float" office:value="14.7000000000699" calcext:value-type="float">
            <text:p>14,7000000000699</text:p>
          </table:table-cell>
          <table:table-cell table:style-name="Default" office:value-type="float" office:value="9.19999999995343" calcext:value-type="float">
            <text:p>9,19999999995343</text:p>
          </table:table-cell>
          <table:table-cell table:style-name="Default" office:value-type="float" office:value="33.2000000000699" calcext:value-type="float">
            <text:p>33,2000000000699</text:p>
          </table:table-cell>
          <table:table-cell table:style-name="Default" office:value-type="float" office:value="20.4000000000233" calcext:value-type="float">
            <text:p>20,4000000000233</text:p>
          </table:table-cell>
          <table:table-cell table:style-name="Default" office:value-type="float" office:value="55.3000000000466" calcext:value-type="float">
            <text:p>55,3000000000466</text:p>
          </table:table-cell>
          <table:table-cell table:style-name="Default" office:value-type="float" office:value="37.0999999999767" calcext:value-type="float">
            <text:p>37,0999999999767</text:p>
          </table:table-cell>
          <table:table-cell table:number-columns-repeated="17"/>
        </table:table-row>
        <table:table-row table:style-name="ro1" table:number-rows-repeated="1048214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5T14:14:12.636770058</dc:date>
    <meta:editing-duration>PT23M36S</meta:editing-duration>
    <meta:editing-cycles>9</meta:editing-cycles>
    <meta:generator>LibreOffice/7.4.4.2$Linux_X86_64 LibreOffice_project/40$Build-2</meta:generator>
    <meta:document-statistic meta:table-count="1" meta:cell-count="6173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3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586cm" svg:height="10.153cm" xlink:href=".." xlink:type="simple" chart:class="chart:scatter" chart:style-name="ch1">
        <chart:legend chart:legend-position="end" svg:x="19.157cm" svg:y="4.528cm" style:legend-expansion="high" chart:style-name="ch2"/>
        <chart:plot-area chart:style-name="ch3" table:cell-range-address="'b3-firefox'.T1:'b3-firefox'.AA3 'b3-firefox'.S2:'b3-firefox'.S3" chart:data-source-has-labels="column" svg:x="0.431cm" svg:y="0.203cm" svg:width="18.295cm" svg:height="9.747cm">
          <chart:coordinate-region svg:x="1.529cm" svg:y="0.402cm" svg:width="16.441cm" svg:height="8.9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3-firefox'.T2:'b3-firefox'.AA2" chart:label-cell-address="'b3-firefox'.S2:'b3-firefox'.S2" chart:class="chart:scatter">
            <chart:domain table:cell-range-address="'b3-firefox'.T1:'b3-firefox'.AA1"/>
            <chart:data-point chart:repeated="8"/>
          </chart:series>
          <chart:series chart:style-name="ch8" chart:values-cell-range-address="'b3-firefox'.T3:'b3-firefox'.AA3" chart:label-cell-address="'b3-firefox'.S3:'b3-firefox'.S3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256">
                <text:p>256</text:p>
                <draw:g>
                  <svg:desc>'b3-firefox'.T1:'b3-firefox'.AA1</svg:desc>
                </draw:g>
              </table:table-cell>
              <table:table-cell office:value-type="float" office:value="1024">
                <text:p>1024</text:p>
              </table:table-cell>
              <table:table-cell office:value-type="float" office:value="4096">
                <text:p>4096</text:p>
              </table:table-cell>
              <table:table-cell office:value-type="float" office:value="16384">
                <text:p>16384</text:p>
              </table:table-cell>
              <table:table-cell office:value-type="float" office:value="65536">
                <text:p>65536</text:p>
              </table:table-cell>
              <table:table-cell office:value-type="float" office:value="262144">
                <text:p>262144</text:p>
              </table:table-cell>
              <table:table-cell office:value-type="float" office:value="589824">
                <text:p>589824</text:p>
              </table:table-cell>
              <table:table-cell office:value-type="float" office:value="1048576">
                <text:p>1048576</text:p>
              </table:table-cell>
            </table:table-row>
            <table:table-row>
              <table:table-cell office:value-type="string">
                <text:p>JS</text:p>
                <draw:g>
                  <svg:desc>'b3-firefox'.S2:'b3-firefox'.S2</svg:desc>
                </draw:g>
              </table:table-cell>
              <table:table-cell office:value-type="float" office:value="2.03694444444296">
                <text:p>2.03694444444296</text:p>
                <draw:g>
                  <svg:desc>'b3-firefox'.T2:'b3-firefox'.AA2</svg:desc>
                </draw:g>
              </table:table-cell>
              <table:table-cell office:value-type="float" office:value="0.833055555553357">
                <text:p>0.833055555553357</text:p>
              </table:table-cell>
              <table:table-cell office:value-type="float" office:value="1.02750000000039">
                <text:p>1.02750000000039</text:p>
              </table:table-cell>
              <table:table-cell office:value-type="float" office:value="1.96805555555362">
                <text:p>1.96805555555362</text:p>
              </table:table-cell>
              <table:table-cell office:value-type="float" office:value="4.35444444444826">
                <text:p>4.35444444444826</text:p>
              </table:table-cell>
              <table:table-cell office:value-type="float" office:value="15.6613888888891">
                <text:p>15.6613888888891</text:p>
              </table:table-cell>
              <table:table-cell office:value-type="float" office:value="33.6572222222193">
                <text:p>33.6572222222193</text:p>
              </table:table-cell>
              <table:table-cell office:value-type="float" office:value="57.6333333333343">
                <text:p>57.6333333333343</text:p>
              </table:table-cell>
            </table:table-row>
            <table:table-row>
              <table:table-cell office:value-type="string">
                <text:p>WASM</text:p>
                <draw:g>
                  <svg:desc>'b3-firefox'.S3:'b3-firefox'.S3</svg:desc>
                </draw:g>
              </table:table-cell>
              <table:table-cell office:value-type="float" office:value="0.0358333333353383">
                <text:p>0.0358333333353383</text:p>
                <draw:g>
                  <svg:desc>'b3-firefox'.T3:'b3-firefox'.AA3</svg:desc>
                </draw:g>
              </table:table-cell>
              <table:table-cell office:value-type="float" office:value="0.0580555555569137">
                <text:p>0.0580555555569137</text:p>
              </table:table-cell>
              <table:table-cell office:value-type="float" office:value="0.175555555557366">
                <text:p>0.175555555557366</text:p>
              </table:table-cell>
              <table:table-cell office:value-type="float" office:value="0.620000000000517">
                <text:p>0.620000000000517</text:p>
              </table:table-cell>
              <table:table-cell office:value-type="float" office:value="2.38583333332758">
                <text:p>2.38583333332758</text:p>
              </table:table-cell>
              <table:table-cell office:value-type="float" office:value="9.31222222222164">
                <text:p>9.31222222222164</text:p>
              </table:table-cell>
              <table:table-cell office:value-type="float" office:value="20.769166666668">
                <text:p>20.769166666668</text:p>
              </table:table-cell>
              <table:table-cell office:value-type="float" office:value="36.9749999999994">
                <text:p>36.97499999999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596cm" svg:height="11.562cm" xlink:href=".." xlink:type="simple" chart:class="chart:scatter" chart:style-name="ch1">
        <chart:legend chart:legend-position="end" svg:x="19.971cm" svg:y="5.482cm" style:legend-expansion="high" chart:style-name="ch2"/>
        <chart:plot-area chart:style-name="ch3" table:cell-range-address="'b3-firefox'.S1:'b3-firefox'.AA1 'b3-firefox'.S4:'b3-firefox'.AA4" chart:data-source-has-labels="column" svg:x="0.491cm" svg:y="0.231cm" svg:width="18.989cm" svg:height="11.1cm">
          <chart:coordinate-region svg:x="2.197cm" svg:y="0.43cm" svg:width="16.527cm" svg:height="10.25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3-firefox'.T4:'b3-firefox'.AA4" chart:label-cell-address="'b3-firefox'.S4:'b3-firefox'.S4" chart:class="chart:scatter">
            <chart:domain table:cell-range-address="'b3-firefox'.T1:'b3-firefox'.AA1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Ligne 1</text:p>
                <draw:g>
                  <svg:desc/>
                </draw:g>
              </table:table-cell>
              <table:table-cell office:value-type="float" office:value="256">
                <text:p>256</text:p>
                <draw:g>
                  <svg:desc>'b3-firefox'.T1:'b3-firefox'.AA1</svg:desc>
                </draw:g>
              </table:table-cell>
              <table:table-cell office:value-type="float" office:value="1024">
                <text:p>1024</text:p>
              </table:table-cell>
              <table:table-cell office:value-type="float" office:value="4096">
                <text:p>4096</text:p>
              </table:table-cell>
              <table:table-cell office:value-type="float" office:value="16384">
                <text:p>16384</text:p>
              </table:table-cell>
              <table:table-cell office:value-type="float" office:value="65536">
                <text:p>65536</text:p>
              </table:table-cell>
              <table:table-cell office:value-type="float" office:value="262144">
                <text:p>262144</text:p>
              </table:table-cell>
              <table:table-cell office:value-type="float" office:value="589824">
                <text:p>589824</text:p>
              </table:table-cell>
              <table:table-cell office:value-type="float" office:value="1048576">
                <text:p>1048576</text:p>
              </table:table-cell>
            </table:table-row>
            <table:table-row>
              <table:table-cell office:value-type="string">
                <text:p>WASM % plus rapide</text:p>
                <draw:g>
                  <svg:desc>'b3-firefox'.S4:'b3-firefox'.S4</svg:desc>
                </draw:g>
              </table:table-cell>
              <table:table-cell office:value-type="float" office:value="0.98240829128497">
                <text:p>0.98240829128497</text:p>
                <draw:g>
                  <svg:desc>'b3-firefox'.T4:'b3-firefox'.AA4</svg:desc>
                </draw:g>
              </table:table-cell>
              <table:table-cell office:value-type="float" office:value="0.930310103365975">
                <text:p>0.930310103365975</text:p>
              </table:table-cell>
              <table:table-cell office:value-type="float" office:value="0.829143011623066">
                <text:p>0.829143011623066</text:p>
              </table:table-cell>
              <table:table-cell office:value-type="float" office:value="0.684968242765834">
                <text:p>0.684968242765834</text:p>
              </table:table-cell>
              <table:table-cell office:value-type="float" office:value="0.452092370504481">
                <text:p>0.452092370504481</text:p>
              </table:table-cell>
              <table:table-cell office:value-type="float" office:value="0.405402529220884">
                <text:p>0.405402529220884</text:p>
              </table:table-cell>
              <table:table-cell office:value-type="float" office:value="0.382920951421921">
                <text:p>0.382920951421921</text:p>
              </table:table-cell>
              <table:table-cell office:value-type="float" office:value="0.358444187391578">
                <text:p>0.3584441873915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